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58.14pt"/>
    </style:style>
    <style:style style:name="co3" style:family="table-column">
      <style:table-column-properties fo:break-before="auto" style:column-width="43.94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35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4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>
            <draw:frame draw:z-index="0" draw:style-name="gr1" draw:text-style-name="P1" svg:width="453.37pt" svg:height="255.37pt" svg:x="0pt" svg:y="0.03pt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k</text:p>
          </table:table-cell>
          <table:table-cell table:style-name="ce6" table:number-columns-repeated="2"/>
          <table:table-cell table:style-name="ce14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1"/>
        </table:table-row>
        <table:table-row table:style-name="ro1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1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style-name="ce4"/>
          <table:table-cell table:style-name="ce9"/>
          <table:table-cell table:style-name="ce12"/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5"/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5"/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7.33618012" calcext:value-type="float">
            <text:p>7.33618012</text:p>
          </table:table-cell>
          <table:table-cell table:formula="of:=AVERAGE([.C25:.C9999])" office:value-type="float" office:value="6.91704612" calcext:value-type="float">
            <text:p>6.9170461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7.13325076" calcext:value-type="float">
            <text:p>7.13325076</text:p>
          </table:table-cell>
          <table:table-cell table:formula="of:=AVERAGE([.G25:.G9999])" office:value-type="float" office:value="-0.33285009296" calcext:value-type="float">
            <text:p>-0.33285009296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-0.0797002248" calcext:value-type="float">
            <text:p>-0.0797002248</text:p>
          </table:table-cell>
          <table:table-cell table:formula="of:=AVERAGE([.K25:.K9999])" office:value-type="float" office:value="6.976538652" calcext:value-type="float">
            <text:p>6.97653865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0.33902765572" calcext:value-type="float">
            <text:p>0.33902765572</text:p>
          </table:table-cell>
          <table:table-cell table:formula="of:=AVERAGE([.O25:.O9999])" office:value-type="float" office:value="-0.12371196136" calcext:value-type="float">
            <text:p>-0.1237119613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8531" calcext:value-type="float">
            <text:p>6.28531</text:p>
          </table:table-cell>
          <table:table-cell office:value-type="float" office:value="11.5879" calcext:value-type="float">
            <text:p>11.58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0489" calcext:value-type="float">
            <text:p>7.00489</text:p>
          </table:table-cell>
          <table:table-cell office:value-type="float" office:value="-0.205354" calcext:value-type="float">
            <text:p>-0.205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2778" calcext:value-type="float">
            <text:p>2.02778</text:p>
          </table:table-cell>
          <table:table-cell office:value-type="float" office:value="3.90331" calcext:value-type="float">
            <text:p>3.903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44787" calcext:value-type="float">
            <text:p>-1.44787</text:p>
          </table:table-cell>
          <table:table-cell office:value-type="float" office:value="0.300711" calcext:value-type="float">
            <text:p>0.3007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9775" calcext:value-type="float">
            <text:p>9.39775</text:p>
          </table:table-cell>
          <table:table-cell office:value-type="float" office:value="5.4489" calcext:value-type="float">
            <text:p>5.4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1881" calcext:value-type="float">
            <text:p>6.01881</text:p>
          </table:table-cell>
          <table:table-cell office:value-type="float" office:value="-2.73678" calcext:value-type="float">
            <text:p>-2.73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0293" calcext:value-type="float">
            <text:p>-1.90293</text:p>
          </table:table-cell>
          <table:table-cell office:value-type="float" office:value="9.08737" calcext:value-type="float">
            <text:p>9.087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5649" calcext:value-type="float">
            <text:p>1.75649</text:p>
          </table:table-cell>
          <table:table-cell office:value-type="float" office:value="3.75248" calcext:value-type="float">
            <text:p>3.752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3624" calcext:value-type="float">
            <text:p>5.73624</text:p>
          </table:table-cell>
          <table:table-cell office:value-type="float" office:value="8.68033" calcext:value-type="float">
            <text:p>8.680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5829" calcext:value-type="float">
            <text:p>4.85829</text:p>
          </table:table-cell>
          <table:table-cell office:value-type="float" office:value="-1.28475" calcext:value-type="float">
            <text:p>-1.28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6651" calcext:value-type="float">
            <text:p>1.76651</text:p>
          </table:table-cell>
          <table:table-cell office:value-type="float" office:value="7.31639" calcext:value-type="float">
            <text:p>7.316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6174" calcext:value-type="float">
            <text:p>0.166174</text:p>
          </table:table-cell>
          <table:table-cell office:value-type="float" office:value="0.762549" calcext:value-type="float">
            <text:p>0.7625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0197" calcext:value-type="float">
            <text:p>6.10197</text:p>
          </table:table-cell>
          <table:table-cell office:value-type="float" office:value="9.83266" calcext:value-type="float">
            <text:p>9.83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3951" calcext:value-type="float">
            <text:p>8.53951</text:p>
          </table:table-cell>
          <table:table-cell office:value-type="float" office:value="0.504605" calcext:value-type="float">
            <text:p>0.5046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6431" calcext:value-type="float">
            <text:p>-0.86431</text:p>
          </table:table-cell>
          <table:table-cell office:value-type="float" office:value="4.51395" calcext:value-type="float">
            <text:p>4.51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36394" calcext:value-type="float">
            <text:p>-0.236394</text:p>
          </table:table-cell>
          <table:table-cell office:value-type="float" office:value="0.81018" calcext:value-type="float">
            <text:p>0.810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479" calcext:value-type="float">
            <text:p>9.29479</text:p>
          </table:table-cell>
          <table:table-cell office:value-type="float" office:value="5.67373" calcext:value-type="float">
            <text:p>5.67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9924" calcext:value-type="float">
            <text:p>7.69924</text:p>
          </table:table-cell>
          <table:table-cell office:value-type="float" office:value="0.633384" calcext:value-type="float">
            <text:p>0.633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9612" calcext:value-type="float">
            <text:p>2.19612</text:p>
          </table:table-cell>
          <table:table-cell office:value-type="float" office:value="9.51581" calcext:value-type="float">
            <text:p>9.51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5964" calcext:value-type="float">
            <text:p>1.65964</text:p>
          </table:table-cell>
          <table:table-cell office:value-type="float" office:value="-1.94178" calcext:value-type="float">
            <text:p>-1.94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2703" calcext:value-type="float">
            <text:p>8.02703</text:p>
          </table:table-cell>
          <table:table-cell office:value-type="float" office:value="7.67945" calcext:value-type="float">
            <text:p>7.679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3517" calcext:value-type="float">
            <text:p>7.93517</text:p>
          </table:table-cell>
          <table:table-cell office:value-type="float" office:value="3.67714" calcext:value-type="float">
            <text:p>3.67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66407" calcext:value-type="float">
            <text:p>0.666407</text:p>
          </table:table-cell>
          <table:table-cell office:value-type="float" office:value="4.20355" calcext:value-type="float">
            <text:p>4.203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7197" calcext:value-type="float">
            <text:p>3.07197</text:p>
          </table:table-cell>
          <table:table-cell office:value-type="float" office:value="-1.93394" calcext:value-type="float">
            <text:p>-1.933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2699" calcext:value-type="float">
            <text:p>5.02699</text:p>
          </table:table-cell>
          <table:table-cell office:value-type="float" office:value="6.03695" calcext:value-type="float">
            <text:p>6.03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273" calcext:value-type="float">
            <text:p>10.273</text:p>
          </table:table-cell>
          <table:table-cell office:value-type="float" office:value="0.0237808" calcext:value-type="float">
            <text:p>0.0237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795" calcext:value-type="float">
            <text:p>1.11795</text:p>
          </table:table-cell>
          <table:table-cell office:value-type="float" office:value="10.6248" calcext:value-type="float">
            <text:p>10.6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46225" calcext:value-type="float">
            <text:p>-2.46225</text:p>
          </table:table-cell>
          <table:table-cell office:value-type="float" office:value="0.0478043" calcext:value-type="float">
            <text:p>0.04780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4861" calcext:value-type="float">
            <text:p>3.04861</text:p>
          </table:table-cell>
          <table:table-cell office:value-type="float" office:value="7.78055" calcext:value-type="float">
            <text:p>7.780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63771" calcext:value-type="float">
            <text:p>9.63771</text:p>
          </table:table-cell>
          <table:table-cell office:value-type="float" office:value="-2.05501" calcext:value-type="float">
            <text:p>-2.055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4855" calcext:value-type="float">
            <text:p>0.624855</text:p>
          </table:table-cell>
          <table:table-cell office:value-type="float" office:value="5.47475" calcext:value-type="float">
            <text:p>5.474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7629" calcext:value-type="float">
            <text:p>-2.67629</text:p>
          </table:table-cell>
          <table:table-cell office:value-type="float" office:value="-1.90023" calcext:value-type="float">
            <text:p>-1.900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6348" calcext:value-type="float">
            <text:p>2.96348</text:p>
          </table:table-cell>
          <table:table-cell office:value-type="float" office:value="9.56842" calcext:value-type="float">
            <text:p>9.56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0572" calcext:value-type="float">
            <text:p>9.10572</text:p>
          </table:table-cell>
          <table:table-cell office:value-type="float" office:value="-0.467448" calcext:value-type="float">
            <text:p>-0.467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6448" calcext:value-type="float">
            <text:p>-1.26448</text:p>
          </table:table-cell>
          <table:table-cell office:value-type="float" office:value="7.67503" calcext:value-type="float">
            <text:p>7.675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2025" calcext:value-type="float">
            <text:p>0.402025</text:p>
          </table:table-cell>
          <table:table-cell office:value-type="float" office:value="2.85932" calcext:value-type="float">
            <text:p>2.859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6468" calcext:value-type="float">
            <text:p>6.86468</text:p>
          </table:table-cell>
          <table:table-cell office:value-type="float" office:value="8.84118" calcext:value-type="float">
            <text:p>8.84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0343" calcext:value-type="float">
            <text:p>8.80343</text:p>
          </table:table-cell>
          <table:table-cell office:value-type="float" office:value="-1.36129" calcext:value-type="float">
            <text:p>-1.36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78491" calcext:value-type="float">
            <text:p>-0.778491</text:p>
          </table:table-cell>
          <table:table-cell office:value-type="float" office:value="7.13486" calcext:value-type="float">
            <text:p>7.134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5031" calcext:value-type="float">
            <text:p>2.75031</text:p>
          </table:table-cell>
          <table:table-cell office:value-type="float" office:value="-1.81412" calcext:value-type="float">
            <text:p>-1.814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9347" calcext:value-type="float">
            <text:p>8.99347</text:p>
          </table:table-cell>
          <table:table-cell office:value-type="float" office:value="8.73924" calcext:value-type="float">
            <text:p>8.739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1816" calcext:value-type="float">
            <text:p>8.71816</text:p>
          </table:table-cell>
          <table:table-cell office:value-type="float" office:value="-0.68217" calcext:value-type="float">
            <text:p>-0.682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71486" calcext:value-type="float">
            <text:p>-3.71486</text:p>
          </table:table-cell>
          <table:table-cell office:value-type="float" office:value="7.35283" calcext:value-type="float">
            <text:p>7.352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1307" calcext:value-type="float">
            <text:p>-0.71307</text:p>
          </table:table-cell>
          <table:table-cell office:value-type="float" office:value="1.03518" calcext:value-type="float">
            <text:p>1.035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3873" calcext:value-type="float">
            <text:p>6.23873</text:p>
          </table:table-cell>
          <table:table-cell office:value-type="float" office:value="4.7269" calcext:value-type="float">
            <text:p>4.7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6446" calcext:value-type="float">
            <text:p>8.16446</text:p>
          </table:table-cell>
          <table:table-cell office:value-type="float" office:value="1.82576" calcext:value-type="float">
            <text:p>1.825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216" calcext:value-type="float">
            <text:p>2.83216</text:p>
          </table:table-cell>
          <table:table-cell office:value-type="float" office:value="9.30588" calcext:value-type="float">
            <text:p>9.305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331" calcext:value-type="float">
            <text:p>2.5331</text:p>
          </table:table-cell>
          <table:table-cell office:value-type="float" office:value="2.70446" calcext:value-type="float">
            <text:p>2.704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083" calcext:value-type="float">
            <text:p>8.82083</text:p>
          </table:table-cell>
          <table:table-cell office:value-type="float" office:value="5.09689" calcext:value-type="float">
            <text:p>5.09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291" calcext:value-type="float">
            <text:p>5.2291</text:p>
          </table:table-cell>
          <table:table-cell office:value-type="float" office:value="-4.31389" calcext:value-type="float">
            <text:p>-4.31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7232" calcext:value-type="float">
            <text:p>0.637232</text:p>
          </table:table-cell>
          <table:table-cell office:value-type="float" office:value="9.78646" calcext:value-type="float">
            <text:p>9.786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38219" calcext:value-type="float">
            <text:p>-2.38219</text:p>
          </table:table-cell>
          <table:table-cell office:value-type="float" office:value="0.937234" calcext:value-type="float">
            <text:p>0.9372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566" calcext:value-type="float">
            <text:p>6.07566</text:p>
          </table:table-cell>
          <table:table-cell office:value-type="float" office:value="8.61258" calcext:value-type="float">
            <text:p>8.612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6103" calcext:value-type="float">
            <text:p>9.16103</text:p>
          </table:table-cell>
          <table:table-cell office:value-type="float" office:value="1.54495" calcext:value-type="float">
            <text:p>1.54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5316" calcext:value-type="float">
            <text:p>-1.55316</text:p>
          </table:table-cell>
          <table:table-cell office:value-type="float" office:value="6.56971" calcext:value-type="float">
            <text:p>6.56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4072" calcext:value-type="float">
            <text:p>-2.84072</text:p>
          </table:table-cell>
          <table:table-cell office:value-type="float" office:value="0.394738" calcext:value-type="float">
            <text:p>0.3947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1022" calcext:value-type="float">
            <text:p>7.11022</text:p>
          </table:table-cell>
          <table:table-cell office:value-type="float" office:value="6.28457" calcext:value-type="float">
            <text:p>6.284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8918" calcext:value-type="float">
            <text:p>3.58918</text:p>
          </table:table-cell>
          <table:table-cell office:value-type="float" office:value="2.01514" calcext:value-type="float">
            <text:p>2.01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1517" calcext:value-type="float">
            <text:p>-2.51517</text:p>
          </table:table-cell>
          <table:table-cell office:value-type="float" office:value="7.69186" calcext:value-type="float">
            <text:p>7.69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9407" calcext:value-type="float">
            <text:p>2.29407</text:p>
          </table:table-cell>
          <table:table-cell office:value-type="float" office:value="2.46005" calcext:value-type="float">
            <text:p>2.460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56" calcext:value-type="float">
            <text:p>8.4556</text:p>
          </table:table-cell>
          <table:table-cell office:value-type="float" office:value="9.07996" calcext:value-type="float">
            <text:p>9.07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5526" calcext:value-type="float">
            <text:p>11.5526</text:p>
          </table:table-cell>
          <table:table-cell office:value-type="float" office:value="3.88719" calcext:value-type="float">
            <text:p>3.887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6504" calcext:value-type="float">
            <text:p>1.06504</text:p>
          </table:table-cell>
          <table:table-cell office:value-type="float" office:value="6.54744" calcext:value-type="float">
            <text:p>6.547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8268" calcext:value-type="float">
            <text:p>-1.18268</text:p>
          </table:table-cell>
          <table:table-cell office:value-type="float" office:value="-0.987483" calcext:value-type="float">
            <text:p>-0.9874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1546" calcext:value-type="float">
            <text:p>8.21546</text:p>
          </table:table-cell>
          <table:table-cell office:value-type="float" office:value="5.65196" calcext:value-type="float">
            <text:p>5.65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3896" calcext:value-type="float">
            <text:p>5.73896</text:p>
          </table:table-cell>
          <table:table-cell office:value-type="float" office:value="2.08738" calcext:value-type="float">
            <text:p>2.087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498" calcext:value-type="float">
            <text:p>1.36498</text:p>
          </table:table-cell>
          <table:table-cell office:value-type="float" office:value="8.00494" calcext:value-type="float">
            <text:p>8.004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8727" calcext:value-type="float">
            <text:p>-1.78727</text:p>
          </table:table-cell>
          <table:table-cell office:value-type="float" office:value="-0.797529" calcext:value-type="float">
            <text:p>-0.7975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2294" calcext:value-type="float">
            <text:p>8.92294</text:p>
          </table:table-cell>
          <table:table-cell office:value-type="float" office:value="7.54198" calcext:value-type="float">
            <text:p>7.541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3189" calcext:value-type="float">
            <text:p>6.63189</text:p>
          </table:table-cell>
          <table:table-cell office:value-type="float" office:value="-2.23499" calcext:value-type="float">
            <text:p>-2.23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3371" calcext:value-type="float">
            <text:p>-2.43371</text:p>
          </table:table-cell>
          <table:table-cell office:value-type="float" office:value="6.61191" calcext:value-type="float">
            <text:p>6.611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20017" calcext:value-type="float">
            <text:p>0.520017</text:p>
          </table:table-cell>
          <table:table-cell office:value-type="float" office:value="-0.439659" calcext:value-type="float">
            <text:p>-0.4396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0084" calcext:value-type="float">
            <text:p>7.10084</text:p>
          </table:table-cell>
          <table:table-cell office:value-type="float" office:value="5.02085" calcext:value-type="float">
            <text:p>5.02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8537" calcext:value-type="float">
            <text:p>4.58537</text:p>
          </table:table-cell>
          <table:table-cell office:value-type="float" office:value="-0.220552" calcext:value-type="float">
            <text:p>-0.220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0383" calcext:value-type="float">
            <text:p>2.20383</text:p>
          </table:table-cell>
          <table:table-cell office:value-type="float" office:value="4.96257" calcext:value-type="float">
            <text:p>4.96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5172" calcext:value-type="float">
            <text:p>2.95172</text:p>
          </table:table-cell>
          <table:table-cell office:value-type="float" office:value="-0.41066" calcext:value-type="float">
            <text:p>-0.410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209" calcext:value-type="float">
            <text:p>6.9209</text:p>
          </table:table-cell>
          <table:table-cell office:value-type="float" office:value="5.59777" calcext:value-type="float">
            <text:p>5.597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7247" calcext:value-type="float">
            <text:p>6.07247</text:p>
          </table:table-cell>
          <table:table-cell office:value-type="float" office:value="-0.97116" calcext:value-type="float">
            <text:p>-0.97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6177" calcext:value-type="float">
            <text:p>1.76177</text:p>
          </table:table-cell>
          <table:table-cell office:value-type="float" office:value="11.1609" calcext:value-type="float">
            <text:p>11.16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1826" calcext:value-type="float">
            <text:p>2.21826</text:p>
          </table:table-cell>
          <table:table-cell office:value-type="float" office:value="-1.90119" calcext:value-type="float">
            <text:p>-1.90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0957" calcext:value-type="float">
            <text:p>7.40957</text:p>
          </table:table-cell>
          <table:table-cell office:value-type="float" office:value="5.53336" calcext:value-type="float">
            <text:p>5.53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7541" calcext:value-type="float">
            <text:p>7.37541</text:p>
          </table:table-cell>
          <table:table-cell office:value-type="float" office:value="-0.57065" calcext:value-type="float">
            <text:p>-0.57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69014" calcext:value-type="float">
            <text:p>0.469014</text:p>
          </table:table-cell>
          <table:table-cell office:value-type="float" office:value="6.11932" calcext:value-type="float">
            <text:p>6.119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20183" calcext:value-type="float">
            <text:p>-1.20183</text:p>
          </table:table-cell>
          <table:table-cell office:value-type="float" office:value="-2.91849" calcext:value-type="float">
            <text:p>-2.918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307" calcext:value-type="float">
            <text:p>6.50307</text:p>
          </table:table-cell>
          <table:table-cell office:value-type="float" office:value="4.42181" calcext:value-type="float">
            <text:p>4.421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2449" calcext:value-type="float">
            <text:p>4.32449</text:p>
          </table:table-cell>
          <table:table-cell office:value-type="float" office:value="-2.03192" calcext:value-type="float">
            <text:p>-2.03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881" calcext:value-type="float">
            <text:p>1.35881</text:p>
          </table:table-cell>
          <table:table-cell office:value-type="float" office:value="6.35495" calcext:value-type="float">
            <text:p>6.35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5413" calcext:value-type="float">
            <text:p>-2.05413</text:p>
          </table:table-cell>
          <table:table-cell office:value-type="float" office:value="3.29546" calcext:value-type="float">
            <text:p>3.295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9751" calcext:value-type="float">
            <text:p>7.29751</text:p>
          </table:table-cell>
          <table:table-cell office:value-type="float" office:value="9.79439" calcext:value-type="float">
            <text:p>9.79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3202" calcext:value-type="float">
            <text:p>10.3202</text:p>
          </table:table-cell>
          <table:table-cell office:value-type="float" office:value="0.0324652" calcext:value-type="float">
            <text:p>0.03246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576" calcext:value-type="float">
            <text:p>1.55576</text:p>
          </table:table-cell>
          <table:table-cell office:value-type="float" office:value="7.2364" calcext:value-type="float">
            <text:p>7.2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8442" calcext:value-type="float">
            <text:p>-2.68442</text:p>
          </table:table-cell>
          <table:table-cell office:value-type="float" office:value="-1.83267" calcext:value-type="float">
            <text:p>-1.832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27" calcext:value-type="float">
            <text:p>10.4427</text:p>
          </table:table-cell>
          <table:table-cell office:value-type="float" office:value="10.0645" calcext:value-type="float">
            <text:p>10.06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7758" calcext:value-type="float">
            <text:p>5.27758</text:p>
          </table:table-cell>
          <table:table-cell office:value-type="float" office:value="-1.69886" calcext:value-type="float">
            <text:p>-1.698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863" calcext:value-type="float">
            <text:p>1.31863</text:p>
          </table:table-cell>
          <table:table-cell office:value-type="float" office:value="6.57603" calcext:value-type="float">
            <text:p>6.576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4809" calcext:value-type="float">
            <text:p>3.04809</text:p>
          </table:table-cell>
          <table:table-cell office:value-type="float" office:value="-5.40432" calcext:value-type="float">
            <text:p>-5.404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4522" calcext:value-type="float">
            <text:p>5.24522</text:p>
          </table:table-cell>
          <table:table-cell office:value-type="float" office:value="2.35108" calcext:value-type="float">
            <text:p>2.35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4837" calcext:value-type="float">
            <text:p>8.84837</text:p>
          </table:table-cell>
          <table:table-cell office:value-type="float" office:value="0.011275" calcext:value-type="float">
            <text:p>0.011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672" calcext:value-type="float">
            <text:p>1.52672</text:p>
          </table:table-cell>
          <table:table-cell office:value-type="float" office:value="11.0789" calcext:value-type="float">
            <text:p>11.07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0694" calcext:value-type="float">
            <text:p>1.70694</text:p>
          </table:table-cell>
          <table:table-cell office:value-type="float" office:value="1.41277" calcext:value-type="float">
            <text:p>1.412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2078" calcext:value-type="float">
            <text:p>9.72078</text:p>
          </table:table-cell>
          <table:table-cell office:value-type="float" office:value="4.70933" calcext:value-type="float">
            <text:p>4.70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0408" calcext:value-type="float">
            <text:p>6.90408</text:p>
          </table:table-cell>
          <table:table-cell office:value-type="float" office:value="-1.38654" calcext:value-type="float">
            <text:p>-1.386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6968" calcext:value-type="float">
            <text:p>-2.06968</text:p>
          </table:table-cell>
          <table:table-cell office:value-type="float" office:value="8.7045" calcext:value-type="float">
            <text:p>8.70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57237" calcext:value-type="float">
            <text:p>-2.57237</text:p>
          </table:table-cell>
          <table:table-cell office:value-type="float" office:value="2.02195" calcext:value-type="float">
            <text:p>2.021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01" calcext:value-type="float">
            <text:p>8.2301</text:p>
          </table:table-cell>
          <table:table-cell office:value-type="float" office:value="6.22207" calcext:value-type="float">
            <text:p>6.22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4079" calcext:value-type="float">
            <text:p>3.04079</text:p>
          </table:table-cell>
          <table:table-cell office:value-type="float" office:value="-0.409494" calcext:value-type="float">
            <text:p>-0.4094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01906" calcext:value-type="float">
            <text:p>-4.01906</text:p>
          </table:table-cell>
          <table:table-cell office:value-type="float" office:value="4.85821" calcext:value-type="float">
            <text:p>4.858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857" calcext:value-type="float">
            <text:p>1.0857</text:p>
          </table:table-cell>
          <table:table-cell office:value-type="float" office:value="0.359542" calcext:value-type="float">
            <text:p>0.3595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93" calcext:value-type="float">
            <text:p>7.193</text:p>
          </table:table-cell>
          <table:table-cell office:value-type="float" office:value="4.43631" calcext:value-type="float">
            <text:p>4.43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263" calcext:value-type="float">
            <text:p>6.6263</text:p>
          </table:table-cell>
          <table:table-cell office:value-type="float" office:value="-0.489564" calcext:value-type="float">
            <text:p>-0.4895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45347" calcext:value-type="float">
            <text:p>-0.945347</text:p>
          </table:table-cell>
          <table:table-cell office:value-type="float" office:value="9.72949" calcext:value-type="float">
            <text:p>9.729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12775" calcext:value-type="float">
            <text:p>-2.12775</text:p>
          </table:table-cell>
          <table:table-cell office:value-type="float" office:value="-2.39665" calcext:value-type="float">
            <text:p>-2.396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4458" calcext:value-type="float">
            <text:p>6.44458</text:p>
          </table:table-cell>
          <table:table-cell office:value-type="float" office:value="8.99901" calcext:value-type="float">
            <text:p>8.99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7031" calcext:value-type="float">
            <text:p>8.47031</text:p>
          </table:table-cell>
          <table:table-cell office:value-type="float" office:value="2.91318" calcext:value-type="float">
            <text:p>2.913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678" calcext:value-type="float">
            <text:p>0.099678</text:p>
          </table:table-cell>
          <table:table-cell office:value-type="float" office:value="5.38325" calcext:value-type="float">
            <text:p>5.38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783" calcext:value-type="float">
            <text:p>2.6783</text:p>
          </table:table-cell>
          <table:table-cell office:value-type="float" office:value="-1.1801" calcext:value-type="float">
            <text:p>-1.18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4173" calcext:value-type="float">
            <text:p>6.14173</text:p>
          </table:table-cell>
          <table:table-cell office:value-type="float" office:value="6.99963" calcext:value-type="float">
            <text:p>6.999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1791" calcext:value-type="float">
            <text:p>5.11791</text:p>
          </table:table-cell>
          <table:table-cell office:value-type="float" office:value="1.41167" calcext:value-type="float">
            <text:p>1.41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269" calcext:value-type="float">
            <text:p>-2.3269</text:p>
          </table:table-cell>
          <table:table-cell office:value-type="float" office:value="6.37138" calcext:value-type="float">
            <text:p>6.37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753" calcext:value-type="float">
            <text:p>0.63753</text:p>
          </table:table-cell>
          <table:table-cell office:value-type="float" office:value="3.96094" calcext:value-type="float">
            <text:p>3.960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3594" calcext:value-type="float">
            <text:p>6.33594</text:p>
          </table:table-cell>
          <table:table-cell office:value-type="float" office:value="5.96782" calcext:value-type="float">
            <text:p>5.967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4991" calcext:value-type="float">
            <text:p>7.64991</text:p>
          </table:table-cell>
          <table:table-cell office:value-type="float" office:value="1.50108" calcext:value-type="float">
            <text:p>1.50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47044" calcext:value-type="float">
            <text:p>-0.447044</text:p>
          </table:table-cell>
          <table:table-cell office:value-type="float" office:value="4.18502" calcext:value-type="float">
            <text:p>4.185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798" calcext:value-type="float">
            <text:p>0.890798</text:p>
          </table:table-cell>
          <table:table-cell office:value-type="float" office:value="1.97331" calcext:value-type="float">
            <text:p>1.973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747" calcext:value-type="float">
            <text:p>9.10747</text:p>
          </table:table-cell>
          <table:table-cell office:value-type="float" office:value="5.19083" calcext:value-type="float">
            <text:p>5.19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1897" calcext:value-type="float">
            <text:p>6.51897</text:p>
          </table:table-cell>
          <table:table-cell office:value-type="float" office:value="-0.322486" calcext:value-type="float">
            <text:p>-0.322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9775" calcext:value-type="float">
            <text:p>-0.289775</text:p>
          </table:table-cell>
          <table:table-cell office:value-type="float" office:value="3.76963" calcext:value-type="float">
            <text:p>3.769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00751837" calcext:value-type="float">
            <text:p>-0.00751837</text:p>
          </table:table-cell>
          <table:table-cell office:value-type="float" office:value="0.136178" calcext:value-type="float">
            <text:p>0.136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146" calcext:value-type="float">
            <text:p>11.7146</text:p>
          </table:table-cell>
          <table:table-cell office:value-type="float" office:value="8.79938" calcext:value-type="float">
            <text:p>8.799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3477" calcext:value-type="float">
            <text:p>5.93477</text:p>
          </table:table-cell>
          <table:table-cell office:value-type="float" office:value="-2.70978" calcext:value-type="float">
            <text:p>-2.70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11232" calcext:value-type="float">
            <text:p>-3.11232</text:p>
          </table:table-cell>
          <table:table-cell office:value-type="float" office:value="6.45228" calcext:value-type="float">
            <text:p>6.452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69659" calcext:value-type="float">
            <text:p>-0.169659</text:p>
          </table:table-cell>
          <table:table-cell office:value-type="float" office:value="-0.447" calcext:value-type="float">
            <text:p>-0.4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9882" calcext:value-type="float">
            <text:p>8.59882</text:p>
          </table:table-cell>
          <table:table-cell office:value-type="float" office:value="6.78853" calcext:value-type="float">
            <text:p>6.788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6253" calcext:value-type="float">
            <text:p>4.56253</text:p>
          </table:table-cell>
          <table:table-cell office:value-type="float" office:value="0.6745" calcext:value-type="float">
            <text:p>0.6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9659" calcext:value-type="float">
            <text:p>2.89659</text:p>
          </table:table-cell>
          <table:table-cell office:value-type="float" office:value="5.65399" calcext:value-type="float">
            <text:p>5.653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51842" calcext:value-type="float">
            <text:p>-0.351842</text:p>
          </table:table-cell>
          <table:table-cell office:value-type="float" office:value="0.28801" calcext:value-type="float">
            <text:p>0.288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712" calcext:value-type="float">
            <text:p>9.73712</text:p>
          </table:table-cell>
          <table:table-cell office:value-type="float" office:value="7.19569" calcext:value-type="float">
            <text:p>7.19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7462" calcext:value-type="float">
            <text:p>7.17462</text:p>
          </table:table-cell>
          <table:table-cell office:value-type="float" office:value="-2.94566" calcext:value-type="float">
            <text:p>-2.94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01729" calcext:value-type="float">
            <text:p>-4.01729</text:p>
          </table:table-cell>
          <table:table-cell office:value-type="float" office:value="7.00238" calcext:value-type="float">
            <text:p>7.002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8746" calcext:value-type="float">
            <text:p>2.08746</text:p>
          </table:table-cell>
          <table:table-cell office:value-type="float" office:value="-1.98904" calcext:value-type="float">
            <text:p>-1.989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3108" calcext:value-type="float">
            <text:p>6.73108</text:p>
          </table:table-cell>
          <table:table-cell office:value-type="float" office:value="7.80624" calcext:value-type="float">
            <text:p>7.80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7651" calcext:value-type="float">
            <text:p>6.97651</text:p>
          </table:table-cell>
          <table:table-cell office:value-type="float" office:value="5.03606" calcext:value-type="float">
            <text:p>5.036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2621" calcext:value-type="float">
            <text:p>-1.92621</text:p>
          </table:table-cell>
          <table:table-cell office:value-type="float" office:value="8.19188" calcext:value-type="float">
            <text:p>8.191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58451" calcext:value-type="float">
            <text:p>-0.658451</text:p>
          </table:table-cell>
          <table:table-cell office:value-type="float" office:value="1.01231" calcext:value-type="float">
            <text:p>1.012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93" calcext:value-type="float">
            <text:p>6.3493</text:p>
          </table:table-cell>
          <table:table-cell office:value-type="float" office:value="8.49292" calcext:value-type="float">
            <text:p>8.49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8513" calcext:value-type="float">
            <text:p>6.18513</text:p>
          </table:table-cell>
          <table:table-cell office:value-type="float" office:value="-0.0559857" calcext:value-type="float">
            <text:p>-0.05598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59285" calcext:value-type="float">
            <text:p>-0.659285</text:p>
          </table:table-cell>
          <table:table-cell office:value-type="float" office:value="8.47134" calcext:value-type="float">
            <text:p>8.471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1149" calcext:value-type="float">
            <text:p>2.71149</text:p>
          </table:table-cell>
          <table:table-cell office:value-type="float" office:value="1.80749" calcext:value-type="float">
            <text:p>1.807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5841" calcext:value-type="float">
            <text:p>8.35841</text:p>
          </table:table-cell>
          <table:table-cell office:value-type="float" office:value="9.72693" calcext:value-type="float">
            <text:p>9.726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7703" calcext:value-type="float">
            <text:p>6.57703</text:p>
          </table:table-cell>
          <table:table-cell office:value-type="float" office:value="-0.424738" calcext:value-type="float">
            <text:p>-0.4247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324" calcext:value-type="float">
            <text:p>1.3324</text:p>
          </table:table-cell>
          <table:table-cell office:value-type="float" office:value="7.0139" calcext:value-type="float">
            <text:p>7.01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49451" calcext:value-type="float">
            <text:p>-0.949451</text:p>
          </table:table-cell>
          <table:table-cell office:value-type="float" office:value="-1.50572" calcext:value-type="float">
            <text:p>-1.505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4875" calcext:value-type="float">
            <text:p>5.74875</text:p>
          </table:table-cell>
          <table:table-cell office:value-type="float" office:value="4.06392" calcext:value-type="float">
            <text:p>4.063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2451" calcext:value-type="float">
            <text:p>4.52451</text:p>
          </table:table-cell>
          <table:table-cell office:value-type="float" office:value="-4.91284" calcext:value-type="float">
            <text:p>-4.91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7058" calcext:value-type="float">
            <text:p>0.637058</text:p>
          </table:table-cell>
          <table:table-cell office:value-type="float" office:value="6.2059" calcext:value-type="float">
            <text:p>6.20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93696" calcext:value-type="float">
            <text:p>-2.93696</text:p>
          </table:table-cell>
          <table:table-cell office:value-type="float" office:value="0.494659" calcext:value-type="float">
            <text:p>0.4946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77" calcext:value-type="float">
            <text:p>11.277</text:p>
          </table:table-cell>
          <table:table-cell office:value-type="float" office:value="4.7331" calcext:value-type="float">
            <text:p>4.7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4614" calcext:value-type="float">
            <text:p>3.54614</text:p>
          </table:table-cell>
          <table:table-cell office:value-type="float" office:value="0.276594" calcext:value-type="float">
            <text:p>0.276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5.553" calcext:value-type="float">
            <text:p>5.5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66376" calcext:value-type="float">
            <text:p>-0.766376</text:p>
          </table:table-cell>
          <table:table-cell office:value-type="float" office:value="-0.1076" calcext:value-type="float">
            <text:p>-0.10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839" calcext:value-type="float">
            <text:p>5.98839</text:p>
          </table:table-cell>
          <table:table-cell office:value-type="float" office:value="4.48958" calcext:value-type="float">
            <text:p>4.48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7952" calcext:value-type="float">
            <text:p>8.37952</text:p>
          </table:table-cell>
          <table:table-cell office:value-type="float" office:value="-2.08165" calcext:value-type="float">
            <text:p>-2.08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5617" calcext:value-type="float">
            <text:p>5.05617</text:p>
          </table:table-cell>
          <table:table-cell office:value-type="float" office:value="7.84516" calcext:value-type="float">
            <text:p>7.845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3555" calcext:value-type="float">
            <text:p>0.893555</text:p>
          </table:table-cell>
          <table:table-cell office:value-type="float" office:value="-4.49086" calcext:value-type="float">
            <text:p>-4.490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99" calcext:value-type="float">
            <text:p>3.63999</text:p>
          </table:table-cell>
          <table:table-cell office:value-type="float" office:value="5.95249" calcext:value-type="float">
            <text:p>5.952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1811" calcext:value-type="float">
            <text:p>7.81811</text:p>
          </table:table-cell>
          <table:table-cell office:value-type="float" office:value="-0.502438" calcext:value-type="float">
            <text:p>-0.5024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646" calcext:value-type="float">
            <text:p>1.11646</text:p>
          </table:table-cell>
          <table:table-cell office:value-type="float" office:value="6.68947" calcext:value-type="float">
            <text:p>6.689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92099" calcext:value-type="float">
            <text:p>-0.892099</text:p>
          </table:table-cell>
          <table:table-cell office:value-type="float" office:value="2.41528" calcext:value-type="float">
            <text:p>2.415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903" calcext:value-type="float">
            <text:p>9.01903</text:p>
          </table:table-cell>
          <table:table-cell office:value-type="float" office:value="6.46032" calcext:value-type="float">
            <text:p>6.46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0409" calcext:value-type="float">
            <text:p>4.20409</text:p>
          </table:table-cell>
          <table:table-cell office:value-type="float" office:value="0.0350893" calcext:value-type="float">
            <text:p>0.0350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2299" calcext:value-type="float">
            <text:p>-0.72299</text:p>
          </table:table-cell>
          <table:table-cell office:value-type="float" office:value="5.63269" calcext:value-type="float">
            <text:p>5.63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95141" calcext:value-type="float">
            <text:p>-3.95141</text:p>
          </table:table-cell>
          <table:table-cell office:value-type="float" office:value="2.15025" calcext:value-type="float">
            <text:p>2.150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33" calcext:value-type="float">
            <text:p>11.533</text:p>
          </table:table-cell>
          <table:table-cell office:value-type="float" office:value="7.73529" calcext:value-type="float">
            <text:p>7.735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9938" calcext:value-type="float">
            <text:p>6.09938</text:p>
          </table:table-cell>
          <table:table-cell office:value-type="float" office:value="0.526005" calcext:value-type="float">
            <text:p>0.5260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2227" calcext:value-type="float">
            <text:p>-3.02227</text:p>
          </table:table-cell>
          <table:table-cell office:value-type="float" office:value="3.85286" calcext:value-type="float">
            <text:p>3.85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7601" calcext:value-type="float">
            <text:p>4.67601</text:p>
          </table:table-cell>
          <table:table-cell office:value-type="float" office:value="0.148954" calcext:value-type="float">
            <text:p>0.1489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4702" calcext:value-type="float">
            <text:p>4.84702</text:p>
          </table:table-cell>
          <table:table-cell office:value-type="float" office:value="8.71259" calcext:value-type="float">
            <text:p>8.712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7657" calcext:value-type="float">
            <text:p>7.77657</text:p>
          </table:table-cell>
          <table:table-cell office:value-type="float" office:value="-0.141263" calcext:value-type="float">
            <text:p>-0.141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77171" calcext:value-type="float">
            <text:p>-3.77171</text:p>
          </table:table-cell>
          <table:table-cell office:value-type="float" office:value="8.3366" calcext:value-type="float">
            <text:p>8.33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403" calcext:value-type="float">
            <text:p>1.0403</text:p>
          </table:table-cell>
          <table:table-cell office:value-type="float" office:value="-1.21564" calcext:value-type="float">
            <text:p>-1.215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3838" calcext:value-type="float">
            <text:p>2.33838</text:p>
          </table:table-cell>
          <table:table-cell office:value-type="float" office:value="6.78748" calcext:value-type="float">
            <text:p>6.78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0785" calcext:value-type="float">
            <text:p>3.80785</text:p>
          </table:table-cell>
          <table:table-cell office:value-type="float" office:value="4.09929" calcext:value-type="float">
            <text:p>4.09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76125" calcext:value-type="float">
            <text:p>0.976125</text:p>
          </table:table-cell>
          <table:table-cell office:value-type="float" office:value="8.10382" calcext:value-type="float">
            <text:p>8.103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4698" calcext:value-type="float">
            <text:p>4.64698</text:p>
          </table:table-cell>
          <table:table-cell office:value-type="float" office:value="-0.296205" calcext:value-type="float">
            <text:p>-0.2962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2712" calcext:value-type="float">
            <text:p>5.12712</text:p>
          </table:table-cell>
          <table:table-cell office:value-type="float" office:value="5.10559" calcext:value-type="float">
            <text:p>5.10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6371" calcext:value-type="float">
            <text:p>8.86371</text:p>
          </table:table-cell>
          <table:table-cell office:value-type="float" office:value="-2.74528" calcext:value-type="float">
            <text:p>-2.74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22011" calcext:value-type="float">
            <text:p>-0.122011</text:p>
          </table:table-cell>
          <table:table-cell office:value-type="float" office:value="7.97286" calcext:value-type="float">
            <text:p>7.97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9583" calcext:value-type="float">
            <text:p>4.9583</text:p>
          </table:table-cell>
          <table:table-cell office:value-type="float" office:value="-1.0475" calcext:value-type="float">
            <text:p>-1.04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3917" calcext:value-type="float">
            <text:p>7.53917</text:p>
          </table:table-cell>
          <table:table-cell office:value-type="float" office:value="7.67358" calcext:value-type="float">
            <text:p>7.67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1868" calcext:value-type="float">
            <text:p>7.41868</text:p>
          </table:table-cell>
          <table:table-cell office:value-type="float" office:value="-0.0871747" calcext:value-type="float">
            <text:p>-0.08717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556" calcext:value-type="float">
            <text:p>1.10556</text:p>
          </table:table-cell>
          <table:table-cell office:value-type="float" office:value="9.9693" calcext:value-type="float">
            <text:p>9.96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2336" calcext:value-type="float">
            <text:p>-2.02336</text:p>
          </table:table-cell>
          <table:table-cell office:value-type="float" office:value="-0.170832" calcext:value-type="float">
            <text:p>-0.1708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425" calcext:value-type="float">
            <text:p>5.57425</text:p>
          </table:table-cell>
          <table:table-cell office:value-type="float" office:value="4.27815" calcext:value-type="float">
            <text:p>4.27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7627" calcext:value-type="float">
            <text:p>7.27627</text:p>
          </table:table-cell>
          <table:table-cell office:value-type="float" office:value="-1.10922" calcext:value-type="float">
            <text:p>-1.109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11151" calcext:value-type="float">
            <text:p>-0.311151</text:p>
          </table:table-cell>
          <table:table-cell office:value-type="float" office:value="4.29072" calcext:value-type="float">
            <text:p>4.290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72043" calcext:value-type="float">
            <text:p>-2.72043</text:p>
          </table:table-cell>
          <table:table-cell office:value-type="float" office:value="0.00395106" calcext:value-type="float">
            <text:p>0.003951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3597" calcext:value-type="float">
            <text:p>8.03597</text:p>
          </table:table-cell>
          <table:table-cell office:value-type="float" office:value="5.46403" calcext:value-type="float">
            <text:p>5.464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2249" calcext:value-type="float">
            <text:p>8.32249</text:p>
          </table:table-cell>
          <table:table-cell office:value-type="float" office:value="-2.41316" calcext:value-type="float">
            <text:p>-2.413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54599" calcext:value-type="float">
            <text:p>-0.454599</text:p>
          </table:table-cell>
          <table:table-cell office:value-type="float" office:value="4.97141" calcext:value-type="float">
            <text:p>4.971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8316" calcext:value-type="float">
            <text:p>2.38316</text:p>
          </table:table-cell>
          <table:table-cell office:value-type="float" office:value="0.87516" calcext:value-type="float">
            <text:p>0.875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8285" calcext:value-type="float">
            <text:p>5.58285</text:p>
          </table:table-cell>
          <table:table-cell office:value-type="float" office:value="4.74504" calcext:value-type="float">
            <text:p>4.74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248" calcext:value-type="float">
            <text:p>10.248</text:p>
          </table:table-cell>
          <table:table-cell office:value-type="float" office:value="-0.699768" calcext:value-type="float">
            <text:p>-0.699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3161" calcext:value-type="float">
            <text:p>-1.13161</text:p>
          </table:table-cell>
          <table:table-cell office:value-type="float" office:value="3.97584" calcext:value-type="float">
            <text:p>3.975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3731" calcext:value-type="float">
            <text:p>2.13731</text:p>
          </table:table-cell>
          <table:table-cell office:value-type="float" office:value="-2.13039" calcext:value-type="float">
            <text:p>-2.130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8151" calcext:value-type="float">
            <text:p>5.48151</text:p>
          </table:table-cell>
          <table:table-cell office:value-type="float" office:value="5.34905" calcext:value-type="float">
            <text:p>5.349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4383" calcext:value-type="float">
            <text:p>9.84383</text:p>
          </table:table-cell>
          <table:table-cell office:value-type="float" office:value="-2.77781" calcext:value-type="float">
            <text:p>-2.77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3036" calcext:value-type="float">
            <text:p>1.23036</text:p>
          </table:table-cell>
          <table:table-cell office:value-type="float" office:value="7.11395" calcext:value-type="float">
            <text:p>7.11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7692" calcext:value-type="float">
            <text:p>1.27692</text:p>
          </table:table-cell>
          <table:table-cell office:value-type="float" office:value="-1.59119" calcext:value-type="float">
            <text:p>-1.59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484" calcext:value-type="float">
            <text:p>10.2484</text:p>
          </table:table-cell>
          <table:table-cell office:value-type="float" office:value="8.27621" calcext:value-type="float">
            <text:p>8.27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5264" calcext:value-type="float">
            <text:p>6.85264</text:p>
          </table:table-cell>
          <table:table-cell office:value-type="float" office:value="-4.30408" calcext:value-type="float">
            <text:p>-4.30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6715" calcext:value-type="float">
            <text:p>1.16715</text:p>
          </table:table-cell>
          <table:table-cell office:value-type="float" office:value="7.35966" calcext:value-type="float">
            <text:p>7.35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4088" calcext:value-type="float">
            <text:p>2.04088</text:p>
          </table:table-cell>
          <table:table-cell office:value-type="float" office:value="-2.62414" calcext:value-type="float">
            <text:p>-2.62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92" calcext:value-type="float">
            <text:p>3.8692</text:p>
          </table:table-cell>
          <table:table-cell office:value-type="float" office:value="9.11747" calcext:value-type="float">
            <text:p>9.11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9804" calcext:value-type="float">
            <text:p>8.89804</text:p>
          </table:table-cell>
          <table:table-cell office:value-type="float" office:value="-1.56996" calcext:value-type="float">
            <text:p>-1.56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11662" calcext:value-type="float">
            <text:p>-3.11662</text:p>
          </table:table-cell>
          <table:table-cell office:value-type="float" office:value="7.24791" calcext:value-type="float">
            <text:p>7.24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5768" calcext:value-type="float">
            <text:p>1.35768</text:p>
          </table:table-cell>
          <table:table-cell office:value-type="float" office:value="-3.97897" calcext:value-type="float">
            <text:p>-3.978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561" calcext:value-type="float">
            <text:p>3.09561</text:p>
          </table:table-cell>
          <table:table-cell office:value-type="float" office:value="13.0267" calcext:value-type="float">
            <text:p>13.0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7499" calcext:value-type="float">
            <text:p>7.67499</text:p>
          </table:table-cell>
          <table:table-cell office:value-type="float" office:value="-0.337828" calcext:value-type="float">
            <text:p>-0.337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77564" calcext:value-type="float">
            <text:p>-4.77564</text:p>
          </table:table-cell>
          <table:table-cell office:value-type="float" office:value="8.45967" calcext:value-type="float">
            <text:p>8.45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0298" calcext:value-type="float">
            <text:p>3.60298</text:p>
          </table:table-cell>
          <table:table-cell office:value-type="float" office:value="1.63196" calcext:value-type="float">
            <text:p>1.631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2603" calcext:value-type="float">
            <text:p>5.52603</text:p>
          </table:table-cell>
          <table:table-cell office:value-type="float" office:value="6.87376" calcext:value-type="float">
            <text:p>6.87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7984" calcext:value-type="float">
            <text:p>4.57984</text:p>
          </table:table-cell>
          <table:table-cell office:value-type="float" office:value="-0.397119" calcext:value-type="float">
            <text:p>-0.3971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1304" calcext:value-type="float">
            <text:p>0.431304</text:p>
          </table:table-cell>
          <table:table-cell office:value-type="float" office:value="2.60286" calcext:value-type="float">
            <text:p>2.60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25923" calcext:value-type="float">
            <text:p>0.725923</text:p>
          </table:table-cell>
          <table:table-cell office:value-type="float" office:value="0.566342" calcext:value-type="float">
            <text:p>0.5663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816" calcext:value-type="float">
            <text:p>6.7816</text:p>
          </table:table-cell>
          <table:table-cell office:value-type="float" office:value="6.41973" calcext:value-type="float">
            <text:p>6.41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0355" calcext:value-type="float">
            <text:p>8.50355</text:p>
          </table:table-cell>
          <table:table-cell office:value-type="float" office:value="-4.34853" calcext:value-type="float">
            <text:p>-4.348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54838" calcext:value-type="float">
            <text:p>0.0354838</text:p>
          </table:table-cell>
          <table:table-cell office:value-type="float" office:value="11.0818" calcext:value-type="float">
            <text:p>11.08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8008" calcext:value-type="float">
            <text:p>0.168008</text:p>
          </table:table-cell>
          <table:table-cell office:value-type="float" office:value="-2.03178" calcext:value-type="float">
            <text:p>-2.03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5791" calcext:value-type="float">
            <text:p>6.05791</text:p>
          </table:table-cell>
          <table:table-cell office:value-type="float" office:value="7.25993" calcext:value-type="float">
            <text:p>7.25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7966" calcext:value-type="float">
            <text:p>8.07966</text:p>
          </table:table-cell>
          <table:table-cell office:value-type="float" office:value="2.75913" calcext:value-type="float">
            <text:p>2.75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3537" calcext:value-type="float">
            <text:p>1.93537</text:p>
          </table:table-cell>
          <table:table-cell office:value-type="float" office:value="4.64144" calcext:value-type="float">
            <text:p>4.641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043" calcext:value-type="float">
            <text:p>1.46043</text:p>
          </table:table-cell>
          <table:table-cell office:value-type="float" office:value="0.324414" calcext:value-type="float">
            <text:p>0.324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5262" calcext:value-type="float">
            <text:p>6.85262</text:p>
          </table:table-cell>
          <table:table-cell office:value-type="float" office:value="5.24078" calcext:value-type="float">
            <text:p>5.24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6603" calcext:value-type="float">
            <text:p>4.86603</text:p>
          </table:table-cell>
          <table:table-cell office:value-type="float" office:value="3.77133" calcext:value-type="float">
            <text:p>3.77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2494" calcext:value-type="float">
            <text:p>0.722494</text:p>
          </table:table-cell>
          <table:table-cell office:value-type="float" office:value="8.97495" calcext:value-type="float">
            <text:p>8.97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169" calcext:value-type="float">
            <text:p>2.9169</text:p>
          </table:table-cell>
          <table:table-cell office:value-type="float" office:value="2.00318" calcext:value-type="float">
            <text:p>2.003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3471" calcext:value-type="float">
            <text:p>7.63471</text:p>
          </table:table-cell>
          <table:table-cell office:value-type="float" office:value="5.8983" calcext:value-type="float">
            <text:p>5.89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94656" calcext:value-type="float">
            <text:p>9.94656</text:p>
          </table:table-cell>
          <table:table-cell office:value-type="float" office:value="3.20508" calcext:value-type="float">
            <text:p>3.20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631" calcext:value-type="float">
            <text:p>1.36631</text:p>
          </table:table-cell>
          <table:table-cell office:value-type="float" office:value="6.67349" calcext:value-type="float">
            <text:p>6.67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81845" calcext:value-type="float">
            <text:p>0.481845</text:p>
          </table:table-cell>
          <table:table-cell office:value-type="float" office:value="-1.08678" calcext:value-type="float">
            <text:p>-1.086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0024" calcext:value-type="float">
            <text:p>4.70024</text:p>
          </table:table-cell>
          <table:table-cell office:value-type="float" office:value="5.92462" calcext:value-type="float">
            <text:p>5.924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107" calcext:value-type="float">
            <text:p>5.75107</text:p>
          </table:table-cell>
          <table:table-cell office:value-type="float" office:value="0.399731" calcext:value-type="float">
            <text:p>0.3997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96781" calcext:value-type="float">
            <text:p>-3.96781</text:p>
          </table:table-cell>
          <table:table-cell office:value-type="float" office:value="2.27175" calcext:value-type="float">
            <text:p>2.27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1014" calcext:value-type="float">
            <text:p>-1.81014</text:p>
          </table:table-cell>
          <table:table-cell office:value-type="float" office:value="0.656528" calcext:value-type="float">
            <text:p>0.6565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256" calcext:value-type="float">
            <text:p>10.2256</text:p>
          </table:table-cell>
          <table:table-cell office:value-type="float" office:value="7.36132" calcext:value-type="float">
            <text:p>7.361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1928" calcext:value-type="float">
            <text:p>12.1928</text:p>
          </table:table-cell>
          <table:table-cell office:value-type="float" office:value="4.59396" calcext:value-type="float">
            <text:p>4.593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355" calcext:value-type="float">
            <text:p>0.98355</text:p>
          </table:table-cell>
          <table:table-cell office:value-type="float" office:value="5.83167" calcext:value-type="float">
            <text:p>5.83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8463" calcext:value-type="float">
            <text:p>3.68463</text:p>
          </table:table-cell>
          <table:table-cell office:value-type="float" office:value="1.18731" calcext:value-type="float">
            <text:p>1.187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905" calcext:value-type="float">
            <text:p>8.8905</text:p>
          </table:table-cell>
          <table:table-cell office:value-type="float" office:value="7.48874" calcext:value-type="float">
            <text:p>7.488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199" calcext:value-type="float">
            <text:p>12.6199</text:p>
          </table:table-cell>
          <table:table-cell office:value-type="float" office:value="-0.149175" calcext:value-type="float">
            <text:p>-0.149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1436" calcext:value-type="float">
            <text:p>-1.11436</text:p>
          </table:table-cell>
          <table:table-cell office:value-type="float" office:value="2.04767" calcext:value-type="float">
            <text:p>2.047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7294" calcext:value-type="float">
            <text:p>-1.77294</text:p>
          </table:table-cell>
          <table:table-cell office:value-type="float" office:value="-0.219129" calcext:value-type="float">
            <text:p>-0.2191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9037" calcext:value-type="float">
            <text:p>4.79037</text:p>
          </table:table-cell>
          <table:table-cell office:value-type="float" office:value="6.16634" calcext:value-type="float">
            <text:p>6.16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4861" calcext:value-type="float">
            <text:p>7.34861</text:p>
          </table:table-cell>
          <table:table-cell office:value-type="float" office:value="3.22176" calcext:value-type="float">
            <text:p>3.221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1856" calcext:value-type="float">
            <text:p>0.171856</text:p>
          </table:table-cell>
          <table:table-cell office:value-type="float" office:value="9.56644" calcext:value-type="float">
            <text:p>9.566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6842" calcext:value-type="float">
            <text:p>-2.66842</text:p>
          </table:table-cell>
          <table:table-cell office:value-type="float" office:value="0.406521" calcext:value-type="float">
            <text:p>0.4065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595" calcext:value-type="float">
            <text:p>6.6595</text:p>
          </table:table-cell>
          <table:table-cell office:value-type="float" office:value="5.86563" calcext:value-type="float">
            <text:p>5.86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9419" calcext:value-type="float">
            <text:p>10.9419</text:p>
          </table:table-cell>
          <table:table-cell office:value-type="float" office:value="-4.32053" calcext:value-type="float">
            <text:p>-4.320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19924" calcext:value-type="float">
            <text:p>-0.919924</text:p>
          </table:table-cell>
          <table:table-cell office:value-type="float" office:value="7.86655" calcext:value-type="float">
            <text:p>7.86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96738" calcext:value-type="float">
            <text:p>-2.96738</text:p>
          </table:table-cell>
          <table:table-cell office:value-type="float" office:value="1.82463" calcext:value-type="float">
            <text:p>1.824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6383" calcext:value-type="float">
            <text:p>9.06383</text:p>
          </table:table-cell>
          <table:table-cell office:value-type="float" office:value="3.88238" calcext:value-type="float">
            <text:p>3.88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5897" calcext:value-type="float">
            <text:p>7.55897</text:p>
          </table:table-cell>
          <table:table-cell office:value-type="float" office:value="-3.98023" calcext:value-type="float">
            <text:p>-3.9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096" calcext:value-type="float">
            <text:p>2.43096</text:p>
          </table:table-cell>
          <table:table-cell office:value-type="float" office:value="8.89168" calcext:value-type="float">
            <text:p>8.891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6855" calcext:value-type="float">
            <text:p>-1.16855</text:p>
          </table:table-cell>
          <table:table-cell office:value-type="float" office:value="-0.228096" calcext:value-type="float">
            <text:p>-0.2280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122" calcext:value-type="float">
            <text:p>7.45122</text:p>
          </table:table-cell>
          <table:table-cell office:value-type="float" office:value="10.332" calcext:value-type="float">
            <text:p>10.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6376" calcext:value-type="float">
            <text:p>9.16376</text:p>
          </table:table-cell>
          <table:table-cell office:value-type="float" office:value="-1.92479" calcext:value-type="float">
            <text:p>-1.92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962" calcext:value-type="float">
            <text:p>0.42962</text:p>
          </table:table-cell>
          <table:table-cell office:value-type="float" office:value="7.40153" calcext:value-type="float">
            <text:p>7.40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46437" calcext:value-type="float">
            <text:p>-0.146437</text:p>
          </table:table-cell>
          <table:table-cell office:value-type="float" office:value="1.27856" calcext:value-type="float">
            <text:p>1.278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0368" calcext:value-type="float">
            <text:p>7.70368</text:p>
          </table:table-cell>
          <table:table-cell office:value-type="float" office:value="7.62953" calcext:value-type="float">
            <text:p>7.629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5447" calcext:value-type="float">
            <text:p>7.95447</text:p>
          </table:table-cell>
          <table:table-cell office:value-type="float" office:value="1.05139" calcext:value-type="float">
            <text:p>1.05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3709" calcext:value-type="float">
            <text:p>-1.63709</text:p>
          </table:table-cell>
          <table:table-cell office:value-type="float" office:value="6.58719" calcext:value-type="float">
            <text:p>6.587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7588" calcext:value-type="float">
            <text:p>1.57588</text:p>
          </table:table-cell>
          <table:table-cell office:value-type="float" office:value="-3.23956" calcext:value-type="float">
            <text:p>-3.239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7796" calcext:value-type="float">
            <text:p>6.67796</text:p>
          </table:table-cell>
          <table:table-cell office:value-type="float" office:value="5.36794" calcext:value-type="float">
            <text:p>5.367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5374" calcext:value-type="float">
            <text:p>5.45374</text:p>
          </table:table-cell>
          <table:table-cell office:value-type="float" office:value="-1.74766" calcext:value-type="float">
            <text:p>-1.747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051" calcext:value-type="float">
            <text:p>1.36051</text:p>
          </table:table-cell>
          <table:table-cell office:value-type="float" office:value="9.00658" calcext:value-type="float">
            <text:p>9.006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92663" calcext:value-type="float">
            <text:p>-0.992663</text:p>
          </table:table-cell>
          <table:table-cell office:value-type="float" office:value="2.57762" calcext:value-type="float">
            <text:p>2.577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059" calcext:value-type="float">
            <text:p>8.9059</text:p>
          </table:table-cell>
          <table:table-cell office:value-type="float" office:value="6.40477" calcext:value-type="float">
            <text:p>6.404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6973" calcext:value-type="float">
            <text:p>9.36973</text:p>
          </table:table-cell>
          <table:table-cell office:value-type="float" office:value="-2.74954" calcext:value-type="float">
            <text:p>-2.749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3" calcext:value-type="float">
            <text:p>1.363</text:p>
          </table:table-cell>
          <table:table-cell office:value-type="float" office:value="10.7578" calcext:value-type="float">
            <text:p>10.7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631" calcext:value-type="float">
            <text:p>2.3631</text:p>
          </table:table-cell>
          <table:table-cell office:value-type="float" office:value="-1.95021" calcext:value-type="float">
            <text:p>-1.950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2556" calcext:value-type="float">
            <text:p>5.62556</text:p>
          </table:table-cell>
          <table:table-cell office:value-type="float" office:value="9.55139" calcext:value-type="float">
            <text:p>9.551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0965" calcext:value-type="float">
            <text:p>3.20965</text:p>
          </table:table-cell>
          <table:table-cell office:value-type="float" office:value="-2.08942" calcext:value-type="float">
            <text:p>-2.089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9173" calcext:value-type="float">
            <text:p>-1.69173</text:p>
          </table:table-cell>
          <table:table-cell office:value-type="float" office:value="4.75202" calcext:value-type="float">
            <text:p>4.75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00995" calcext:value-type="float">
            <text:p>-0.700995</text:p>
          </table:table-cell>
          <table:table-cell office:value-type="float" office:value="0.536133" calcext:value-type="float">
            <text:p>0.5361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089" calcext:value-type="float">
            <text:p>5.65089</text:p>
          </table:table-cell>
          <table:table-cell office:value-type="float" office:value="7.59332" calcext:value-type="float">
            <text:p>7.59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2937" calcext:value-type="float">
            <text:p>6.12937</text:p>
          </table:table-cell>
          <table:table-cell office:value-type="float" office:value="-1.04162" calcext:value-type="float">
            <text:p>-1.04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96861" calcext:value-type="float">
            <text:p>-0.096861</text:p>
          </table:table-cell>
          <table:table-cell office:value-type="float" office:value="8.33878" calcext:value-type="float">
            <text:p>8.338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1242" calcext:value-type="float">
            <text:p>-1.61242</text:p>
          </table:table-cell>
          <table:table-cell office:value-type="float" office:value="0.440452" calcext:value-type="float">
            <text:p>0.4404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18" calcext:value-type="float">
            <text:p>10.6918</text:p>
          </table:table-cell>
          <table:table-cell office:value-type="float" office:value="9.48145" calcext:value-type="float">
            <text:p>9.48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4589" calcext:value-type="float">
            <text:p>3.14589</text:p>
          </table:table-cell>
          <table:table-cell office:value-type="float" office:value="0.813138" calcext:value-type="float">
            <text:p>0.813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7697" calcext:value-type="float">
            <text:p>1.47697</text:p>
          </table:table-cell>
          <table:table-cell office:value-type="float" office:value="10.7148" calcext:value-type="float">
            <text:p>10.71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9712" calcext:value-type="float">
            <text:p>-0.829712</text:p>
          </table:table-cell>
          <table:table-cell office:value-type="float" office:value="1.00376" calcext:value-type="float">
            <text:p>1.003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6508" calcext:value-type="float">
            <text:p>1.46508</text:p>
          </table:table-cell>
          <table:table-cell office:value-type="float" office:value="7.30123" calcext:value-type="float">
            <text:p>7.30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67124" calcext:value-type="float">
            <text:p>9.67124</text:p>
          </table:table-cell>
          <table:table-cell office:value-type="float" office:value="0.819658" calcext:value-type="float">
            <text:p>0.8196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23612" calcext:value-type="float">
            <text:p>-0.0823612</text:p>
          </table:table-cell>
          <table:table-cell office:value-type="float" office:value="7.54474" calcext:value-type="float">
            <text:p>7.544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8406" calcext:value-type="float">
            <text:p>1.38406</text:p>
          </table:table-cell>
          <table:table-cell office:value-type="float" office:value="-0.354549" calcext:value-type="float">
            <text:p>-0.3545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4994" calcext:value-type="float">
            <text:p>5.54994</text:p>
          </table:table-cell>
          <table:table-cell office:value-type="float" office:value="8.81373" calcext:value-type="float">
            <text:p>8.81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9059" calcext:value-type="float">
            <text:p>5.39059</text:p>
          </table:table-cell>
          <table:table-cell office:value-type="float" office:value="-1.15095" calcext:value-type="float">
            <text:p>-1.15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79155" calcext:value-type="float">
            <text:p>-0.579155</text:p>
          </table:table-cell>
          <table:table-cell office:value-type="float" office:value="9.43295" calcext:value-type="float">
            <text:p>9.432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1283" calcext:value-type="float">
            <text:p>-1.81283</text:p>
          </table:table-cell>
          <table:table-cell office:value-type="float" office:value="-0.790834" calcext:value-type="float">
            <text:p>-0.7908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0825" calcext:value-type="float">
            <text:p>5.10825</text:p>
          </table:table-cell>
          <table:table-cell office:value-type="float" office:value="5.25509" calcext:value-type="float">
            <text:p>5.25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1123" calcext:value-type="float">
            <text:p>8.91123</text:p>
          </table:table-cell>
          <table:table-cell office:value-type="float" office:value="-0.046199" calcext:value-type="float">
            <text:p>-0.0461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7125" calcext:value-type="float">
            <text:p>1.77125</text:p>
          </table:table-cell>
          <table:table-cell office:value-type="float" office:value="4.82169" calcext:value-type="float">
            <text:p>4.821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0933" calcext:value-type="float">
            <text:p>1.50933</text:p>
          </table:table-cell>
          <table:table-cell office:value-type="float" office:value="0.487079" calcext:value-type="float">
            <text:p>0.4870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755" calcext:value-type="float">
            <text:p>8.62755</text:p>
          </table:table-cell>
          <table:table-cell office:value-type="float" office:value="6.0659" calcext:value-type="float">
            <text:p>6.0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7659" calcext:value-type="float">
            <text:p>9.87659</text:p>
          </table:table-cell>
          <table:table-cell office:value-type="float" office:value="0.439296" calcext:value-type="float">
            <text:p>0.4392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9675" calcext:value-type="float">
            <text:p>0.849675</text:p>
          </table:table-cell>
          <table:table-cell office:value-type="float" office:value="8.88105" calcext:value-type="float">
            <text:p>8.88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8485" calcext:value-type="float">
            <text:p>1.78485</text:p>
          </table:table-cell>
          <table:table-cell office:value-type="float" office:value="-0.127609" calcext:value-type="float">
            <text:p>-0.1276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3566" calcext:value-type="float">
            <text:p>4.93566</text:p>
          </table:table-cell>
          <table:table-cell office:value-type="float" office:value="5.93538" calcext:value-type="float">
            <text:p>5.935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5759" calcext:value-type="float">
            <text:p>7.45759</text:p>
          </table:table-cell>
          <table:table-cell office:value-type="float" office:value="1.71593" calcext:value-type="float">
            <text:p>1.71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6322" calcext:value-type="float">
            <text:p>0.436322</text:p>
          </table:table-cell>
          <table:table-cell office:value-type="float" office:value="4.58338" calcext:value-type="float">
            <text:p>4.583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5947" calcext:value-type="float">
            <text:p>-2.5947</text:p>
          </table:table-cell>
          <table:table-cell office:value-type="float" office:value="-1.83537" calcext:value-type="float">
            <text:p>-1.835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949" calcext:value-type="float">
            <text:p>9.09949</text:p>
          </table:table-cell>
          <table:table-cell office:value-type="float" office:value="1.31138" calcext:value-type="float">
            <text:p>1.31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985" calcext:value-type="float">
            <text:p>3.9985</text:p>
          </table:table-cell>
          <table:table-cell office:value-type="float" office:value="-0.760207" calcext:value-type="float">
            <text:p>-0.760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55933" calcext:value-type="float">
            <text:p>-0.655933</text:p>
          </table:table-cell>
          <table:table-cell office:value-type="float" office:value="10.1852" calcext:value-type="float">
            <text:p>10.18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4899" calcext:value-type="float">
            <text:p>3.04899</text:p>
          </table:table-cell>
          <table:table-cell office:value-type="float" office:value="-1.98091" calcext:value-type="float">
            <text:p>-1.980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7907" calcext:value-type="float">
            <text:p>5.87907</text:p>
          </table:table-cell>
          <table:table-cell office:value-type="float" office:value="8.05554" calcext:value-type="float">
            <text:p>8.055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2933" calcext:value-type="float">
            <text:p>6.22933</text:p>
          </table:table-cell>
          <table:table-cell office:value-type="float" office:value="3.93506" calcext:value-type="float">
            <text:p>3.93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089" calcext:value-type="float">
            <text:p>1.27089</text:p>
          </table:table-cell>
          <table:table-cell office:value-type="float" office:value="6.32841" calcext:value-type="float">
            <text:p>6.328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3677" calcext:value-type="float">
            <text:p>1.53677</text:p>
          </table:table-cell>
          <table:table-cell office:value-type="float" office:value="2.42169" calcext:value-type="float">
            <text:p>2.421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235" calcext:value-type="float">
            <text:p>6.81235</text:p>
          </table:table-cell>
          <table:table-cell office:value-type="float" office:value="6.67958" calcext:value-type="float">
            <text:p>6.67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4436" calcext:value-type="float">
            <text:p>8.64436</text:p>
          </table:table-cell>
          <table:table-cell office:value-type="float" office:value="-1.6511" calcext:value-type="float">
            <text:p>-1.6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5814" calcext:value-type="float">
            <text:p>-1.65814</text:p>
          </table:table-cell>
          <table:table-cell office:value-type="float" office:value="5.8076" calcext:value-type="float">
            <text:p>5.80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68874" calcext:value-type="float">
            <text:p>-0.268874</text:p>
          </table:table-cell>
          <table:table-cell office:value-type="float" office:value="-2.34666" calcext:value-type="float">
            <text:p>-2.346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0823" calcext:value-type="float">
            <text:p>5.50823</text:p>
          </table:table-cell>
          <table:table-cell office:value-type="float" office:value="3.88579" calcext:value-type="float">
            <text:p>3.88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6536" calcext:value-type="float">
            <text:p>6.76536</text:p>
          </table:table-cell>
          <table:table-cell office:value-type="float" office:value="1.44761" calcext:value-type="float">
            <text:p>1.44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0414" calcext:value-type="float">
            <text:p>2.80414</text:p>
          </table:table-cell>
          <table:table-cell office:value-type="float" office:value="9.60242" calcext:value-type="float">
            <text:p>9.602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52301" calcext:value-type="float">
            <text:p>5.52301</text:p>
          </table:table-cell>
          <table:table-cell office:value-type="float" office:value="1.93924" calcext:value-type="float">
            <text:p>1.939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0819" calcext:value-type="float">
            <text:p>9.00819</text:p>
          </table:table-cell>
          <table:table-cell office:value-type="float" office:value="6.5426" calcext:value-type="float">
            <text:p>6.5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95" calcext:value-type="float">
            <text:p>6.695</text:p>
          </table:table-cell>
          <table:table-cell office:value-type="float" office:value="-0.907661" calcext:value-type="float">
            <text:p>-0.9076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22894" calcext:value-type="float">
            <text:p>-0.522894</text:p>
          </table:table-cell>
          <table:table-cell office:value-type="float" office:value="4.64869" calcext:value-type="float">
            <text:p>4.64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81509" calcext:value-type="float">
            <text:p>-0.181509</text:p>
          </table:table-cell>
          <table:table-cell office:value-type="float" office:value="0.993791" calcext:value-type="float">
            <text:p>0.9937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36" calcext:value-type="float">
            <text:p>7.5436</text:p>
          </table:table-cell>
          <table:table-cell office:value-type="float" office:value="6.93228" calcext:value-type="float">
            <text:p>6.93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2567" calcext:value-type="float">
            <text:p>6.12567</text:p>
          </table:table-cell>
          <table:table-cell office:value-type="float" office:value="1.00688" calcext:value-type="float">
            <text:p>1.00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92513" calcext:value-type="float">
            <text:p>-3.92513</text:p>
          </table:table-cell>
          <table:table-cell office:value-type="float" office:value="3.27911" calcext:value-type="float">
            <text:p>3.279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97355" calcext:value-type="float">
            <text:p>-0.197355</text:p>
          </table:table-cell>
          <table:table-cell office:value-type="float" office:value="-0.16227" calcext:value-type="float">
            <text:p>-0.162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761" calcext:value-type="float">
            <text:p>4.7761</text:p>
          </table:table-cell>
          <table:table-cell office:value-type="float" office:value="7.63942" calcext:value-type="float">
            <text:p>7.63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248" calcext:value-type="float">
            <text:p>5.8248</text:p>
          </table:table-cell>
          <table:table-cell office:value-type="float" office:value="-2.95509" calcext:value-type="float">
            <text:p>-2.95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0785" calcext:value-type="float">
            <text:p>-2.30785</text:p>
          </table:table-cell>
          <table:table-cell office:value-type="float" office:value="1.62192" calcext:value-type="float">
            <text:p>1.62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23129" calcext:value-type="float">
            <text:p>-0.423129</text:p>
          </table:table-cell>
          <table:table-cell office:value-type="float" office:value="0.457362" calcext:value-type="float">
            <text:p>0.4573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6867" calcext:value-type="float">
            <text:p>8.76867</text:p>
          </table:table-cell>
          <table:table-cell office:value-type="float" office:value="5.33691" calcext:value-type="float">
            <text:p>5.336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7299" calcext:value-type="float">
            <text:p>6.87299</text:p>
          </table:table-cell>
          <table:table-cell office:value-type="float" office:value="-1.46478" calcext:value-type="float">
            <text:p>-1.46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1951" calcext:value-type="float">
            <text:p>0.801951</text:p>
          </table:table-cell>
          <table:table-cell office:value-type="float" office:value="7.9566" calcext:value-type="float">
            <text:p>7.95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3971" calcext:value-type="float">
            <text:p>2.43971</text:p>
          </table:table-cell>
          <table:table-cell office:value-type="float" office:value="-0.218264" calcext:value-type="float">
            <text:p>-0.2182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426" calcext:value-type="float">
            <text:p>7.30426</text:p>
          </table:table-cell>
          <table:table-cell office:value-type="float" office:value="5.26709" calcext:value-type="float">
            <text:p>5.26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0025" calcext:value-type="float">
            <text:p>8.30025</text:p>
          </table:table-cell>
          <table:table-cell office:value-type="float" office:value="0.451639" calcext:value-type="float">
            <text:p>0.4516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8613" calcext:value-type="float">
            <text:p>1.48613</text:p>
          </table:table-cell>
          <table:table-cell office:value-type="float" office:value="4.06155" calcext:value-type="float">
            <text:p>4.061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8391" calcext:value-type="float">
            <text:p>1.58391</text:p>
          </table:table-cell>
          <table:table-cell office:value-type="float" office:value="1.12715" calcext:value-type="float">
            <text:p>1.127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034" calcext:value-type="float">
            <text:p>8.33034</text:p>
          </table:table-cell>
          <table:table-cell office:value-type="float" office:value="5.74822" calcext:value-type="float">
            <text:p>5.74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4079" calcext:value-type="float">
            <text:p>5.74079</text:p>
          </table:table-cell>
          <table:table-cell office:value-type="float" office:value="-0.757929" calcext:value-type="float">
            <text:p>-0.757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4584" calcext:value-type="float">
            <text:p>2.34584</text:p>
          </table:table-cell>
          <table:table-cell office:value-type="float" office:value="3.7267" calcext:value-type="float">
            <text:p>3.72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4286" calcext:value-type="float">
            <text:p>-1.64286</text:p>
          </table:table-cell>
          <table:table-cell office:value-type="float" office:value="-1.01781" calcext:value-type="float">
            <text:p>-1.017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593" calcext:value-type="float">
            <text:p>10.3593</text:p>
          </table:table-cell>
          <table:table-cell office:value-type="float" office:value="9.7495" calcext:value-type="float">
            <text:p>9.7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5627" calcext:value-type="float">
            <text:p>3.65627</text:p>
          </table:table-cell>
          <table:table-cell office:value-type="float" office:value="0.717431" calcext:value-type="float">
            <text:p>0.7174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78223" calcext:value-type="float">
            <text:p>0.0678223</text:p>
          </table:table-cell>
          <table:table-cell office:value-type="float" office:value="6.15157" calcext:value-type="float">
            <text:p>6.15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03583" calcext:value-type="float">
            <text:p>-0.403583</text:p>
          </table:table-cell>
          <table:table-cell office:value-type="float" office:value="-0.732989" calcext:value-type="float">
            <text:p>-0.7329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29" calcext:value-type="float">
            <text:p>6.5029</text:p>
          </table:table-cell>
          <table:table-cell office:value-type="float" office:value="5.89098" calcext:value-type="float">
            <text:p>5.890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7071" calcext:value-type="float">
            <text:p>8.37071</text:p>
          </table:table-cell>
          <table:table-cell office:value-type="float" office:value="0.55708" calcext:value-type="float">
            <text:p>0.55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5883" calcext:value-type="float">
            <text:p>4.25883</text:p>
          </table:table-cell>
          <table:table-cell office:value-type="float" office:value="6.66303" calcext:value-type="float">
            <text:p>6.663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5308" calcext:value-type="float">
            <text:p>2.65308</text:p>
          </table:table-cell>
          <table:table-cell office:value-type="float" office:value="-0.460631" calcext:value-type="float">
            <text:p>-0.4606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216" calcext:value-type="float">
            <text:p>3.89216</text:p>
          </table:table-cell>
          <table:table-cell office:value-type="float" office:value="5.34875" calcext:value-type="float">
            <text:p>5.34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7812" calcext:value-type="float">
            <text:p>7.37812</text:p>
          </table:table-cell>
          <table:table-cell office:value-type="float" office:value="-0.680028" calcext:value-type="float">
            <text:p>-0.680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30035" calcext:value-type="float">
            <text:p>-0.830035</text:p>
          </table:table-cell>
          <table:table-cell office:value-type="float" office:value="6.20626" calcext:value-type="float">
            <text:p>6.206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34836" calcext:value-type="float">
            <text:p>0.134836</text:p>
          </table:table-cell>
          <table:table-cell office:value-type="float" office:value="-0.443483" calcext:value-type="float">
            <text:p>-0.4434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1186" calcext:value-type="float">
            <text:p>8.61186</text:p>
          </table:table-cell>
          <table:table-cell office:value-type="float" office:value="6.80137" calcext:value-type="float">
            <text:p>6.80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3505" calcext:value-type="float">
            <text:p>8.53505</text:p>
          </table:table-cell>
          <table:table-cell office:value-type="float" office:value="0.667998" calcext:value-type="float">
            <text:p>0.667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7053" calcext:value-type="float">
            <text:p>-1.97053</text:p>
          </table:table-cell>
          <table:table-cell office:value-type="float" office:value="7.74447" calcext:value-type="float">
            <text:p>7.744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59444" calcext:value-type="float">
            <text:p>-0.859444</text:p>
          </table:table-cell>
          <table:table-cell office:value-type="float" office:value="-4.83755" calcext:value-type="float">
            <text:p>-4.837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9263" calcext:value-type="float">
            <text:p>9.59263</text:p>
          </table:table-cell>
          <table:table-cell office:value-type="float" office:value="3.65122" calcext:value-type="float">
            <text:p>3.65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7959" calcext:value-type="float">
            <text:p>8.57959</text:p>
          </table:table-cell>
          <table:table-cell office:value-type="float" office:value="-2.19257" calcext:value-type="float">
            <text:p>-2.19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30496" calcext:value-type="float">
            <text:p>-0.330496</text:p>
          </table:table-cell>
          <table:table-cell office:value-type="float" office:value="9.87524" calcext:value-type="float">
            <text:p>9.875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4621" calcext:value-type="float">
            <text:p>1.84621</text:p>
          </table:table-cell>
          <table:table-cell office:value-type="float" office:value="-0.604547" calcext:value-type="float">
            <text:p>-0.6045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0505" calcext:value-type="float">
            <text:p>7.80505</text:p>
          </table:table-cell>
          <table:table-cell office:value-type="float" office:value="6.71849" calcext:value-type="float">
            <text:p>6.71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3007" calcext:value-type="float">
            <text:p>9.83007</text:p>
          </table:table-cell>
          <table:table-cell office:value-type="float" office:value="1.26964" calcext:value-type="float">
            <text:p>1.269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1752" calcext:value-type="float">
            <text:p>3.51752</text:p>
          </table:table-cell>
          <table:table-cell office:value-type="float" office:value="4.36017" calcext:value-type="float">
            <text:p>4.360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663" calcext:value-type="float">
            <text:p>2.1663</text:p>
          </table:table-cell>
          <table:table-cell office:value-type="float" office:value="1.30313" calcext:value-type="float">
            <text:p>1.303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6716" calcext:value-type="float">
            <text:p>6.36716</text:p>
          </table:table-cell>
          <table:table-cell office:value-type="float" office:value="6.96609" calcext:value-type="float">
            <text:p>6.966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8971" calcext:value-type="float">
            <text:p>7.58971</text:p>
          </table:table-cell>
          <table:table-cell office:value-type="float" office:value="0.451943" calcext:value-type="float">
            <text:p>0.451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6915" calcext:value-type="float">
            <text:p>2.36915</text:p>
          </table:table-cell>
          <table:table-cell office:value-type="float" office:value="6.29014" calcext:value-type="float">
            <text:p>6.29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83368" calcext:value-type="float">
            <text:p>-0.283368</text:p>
          </table:table-cell>
          <table:table-cell office:value-type="float" office:value="-0.199745" calcext:value-type="float">
            <text:p>-0.1997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3605" calcext:value-type="float">
            <text:p>9.83605</text:p>
          </table:table-cell>
          <table:table-cell office:value-type="float" office:value="7.83486" calcext:value-type="float">
            <text:p>7.83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6722" calcext:value-type="float">
            <text:p>8.76722</text:p>
          </table:table-cell>
          <table:table-cell office:value-type="float" office:value="-3.16746" calcext:value-type="float">
            <text:p>-3.167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687" calcext:value-type="float">
            <text:p>-3.0687</text:p>
          </table:table-cell>
          <table:table-cell office:value-type="float" office:value="9.48433" calcext:value-type="float">
            <text:p>9.484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6917" calcext:value-type="float">
            <text:p>-1.66917</text:p>
          </table:table-cell>
          <table:table-cell office:value-type="float" office:value="-0.77593" calcext:value-type="float">
            <text:p>-0.775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4082" calcext:value-type="float">
            <text:p>9.34082</text:p>
          </table:table-cell>
          <table:table-cell office:value-type="float" office:value="7.20427" calcext:value-type="float">
            <text:p>7.204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3347" calcext:value-type="float">
            <text:p>8.53347</text:p>
          </table:table-cell>
          <table:table-cell office:value-type="float" office:value="1.54279" calcext:value-type="float">
            <text:p>1.54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9539" calcext:value-type="float">
            <text:p>5.9539</text:p>
          </table:table-cell>
          <table:table-cell office:value-type="float" office:value="9.70469" calcext:value-type="float">
            <text:p>9.70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4861" calcext:value-type="float">
            <text:p>3.64861</text:p>
          </table:table-cell>
          <table:table-cell office:value-type="float" office:value="-2.17131" calcext:value-type="float">
            <text:p>-2.171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5084" calcext:value-type="float">
            <text:p>9.75084</text:p>
          </table:table-cell>
          <table:table-cell office:value-type="float" office:value="4.3146" calcext:value-type="float">
            <text:p>4.3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2884" calcext:value-type="float">
            <text:p>7.12884</text:p>
          </table:table-cell>
          <table:table-cell office:value-type="float" office:value="0.598045" calcext:value-type="float">
            <text:p>0.598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599325" calcext:value-type="float">
            <text:p>-0.0599325</text:p>
          </table:table-cell>
          <table:table-cell office:value-type="float" office:value="9.01545" calcext:value-type="float">
            <text:p>9.01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5432" calcext:value-type="float">
            <text:p>0.335432</text:p>
          </table:table-cell>
          <table:table-cell office:value-type="float" office:value="-0.145461" calcext:value-type="float">
            <text:p>-0.1454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295" calcext:value-type="float">
            <text:p>5.99295</text:p>
          </table:table-cell>
          <table:table-cell office:value-type="float" office:value="3.53347" calcext:value-type="float">
            <text:p>3.533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1982" calcext:value-type="float">
            <text:p>7.61982</text:p>
          </table:table-cell>
          <table:table-cell office:value-type="float" office:value="-4.32044" calcext:value-type="float">
            <text:p>-4.320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6594" calcext:value-type="float">
            <text:p>-0.086594</text:p>
          </table:table-cell>
          <table:table-cell office:value-type="float" office:value="7.05457" calcext:value-type="float">
            <text:p>7.054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91039" calcext:value-type="float">
            <text:p>0.591039</text:p>
          </table:table-cell>
          <table:table-cell office:value-type="float" office:value="-0.691381" calcext:value-type="float">
            <text:p>-0.6913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4819" calcext:value-type="float">
            <text:p>8.14819</text:p>
          </table:table-cell>
          <table:table-cell office:value-type="float" office:value="4.50987" calcext:value-type="float">
            <text:p>4.509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3552" calcext:value-type="float">
            <text:p>4.73552</text:p>
          </table:table-cell>
          <table:table-cell office:value-type="float" office:value="-2.17839" calcext:value-type="float">
            <text:p>-2.178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37721" calcext:value-type="float">
            <text:p>0.0437721</text:p>
          </table:table-cell>
          <table:table-cell office:value-type="float" office:value="10.4808" calcext:value-type="float">
            <text:p>10.48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2564" calcext:value-type="float">
            <text:p>0.452564</text:p>
          </table:table-cell>
          <table:table-cell office:value-type="float" office:value="2.1635" calcext:value-type="float">
            <text:p>2.16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085" calcext:value-type="float">
            <text:p>7.84085</text:p>
          </table:table-cell>
          <table:table-cell office:value-type="float" office:value="8.49512" calcext:value-type="float">
            <text:p>8.49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5936" calcext:value-type="float">
            <text:p>6.45936</text:p>
          </table:table-cell>
          <table:table-cell office:value-type="float" office:value="-1.9278" calcext:value-type="float">
            <text:p>-1.9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1053" calcext:value-type="float">
            <text:p>2.01053</text:p>
          </table:table-cell>
          <table:table-cell office:value-type="float" office:value="9.26611" calcext:value-type="float">
            <text:p>9.266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0777" calcext:value-type="float">
            <text:p>1.80777</text:p>
          </table:table-cell>
          <table:table-cell office:value-type="float" office:value="-0.667409" calcext:value-type="float">
            <text:p>-0.6674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862" calcext:value-type="float">
            <text:p>7.30862</text:p>
          </table:table-cell>
          <table:table-cell office:value-type="float" office:value="7.36246" calcext:value-type="float">
            <text:p>7.36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1224" calcext:value-type="float">
            <text:p>8.51224</text:p>
          </table:table-cell>
          <table:table-cell office:value-type="float" office:value="-2.29144" calcext:value-type="float">
            <text:p>-2.29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7882" calcext:value-type="float">
            <text:p>1.57882</text:p>
          </table:table-cell>
          <table:table-cell office:value-type="float" office:value="11.2263" calcext:value-type="float">
            <text:p>11.22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05546" calcext:value-type="float">
            <text:p>0.605546</text:p>
          </table:table-cell>
          <table:table-cell office:value-type="float" office:value="0.0254962" calcext:value-type="float">
            <text:p>0.02549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322" calcext:value-type="float">
            <text:p>6.1322</text:p>
          </table:table-cell>
          <table:table-cell office:value-type="float" office:value="8.57351" calcext:value-type="float">
            <text:p>8.57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08113" calcext:value-type="float">
            <text:p>9.08113</text:p>
          </table:table-cell>
          <table:table-cell office:value-type="float" office:value="-2.67391" calcext:value-type="float">
            <text:p>-2.673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92926" calcext:value-type="float">
            <text:p>-0.192926</text:p>
          </table:table-cell>
          <table:table-cell office:value-type="float" office:value="7.04723" calcext:value-type="float">
            <text:p>7.047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37413" calcext:value-type="float">
            <text:p>-3.37413</text:p>
          </table:table-cell>
          <table:table-cell office:value-type="float" office:value="0.356287" calcext:value-type="float">
            <text:p>0.3562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2761" calcext:value-type="float">
            <text:p>7.72761</text:p>
          </table:table-cell>
          <table:table-cell office:value-type="float" office:value="8.78502" calcext:value-type="float">
            <text:p>8.785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9055" calcext:value-type="float">
            <text:p>8.09055</text:p>
          </table:table-cell>
          <table:table-cell office:value-type="float" office:value="1.36367" calcext:value-type="float">
            <text:p>1.36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42522" calcext:value-type="float">
            <text:p>-3.42522</text:p>
          </table:table-cell>
          <table:table-cell office:value-type="float" office:value="5.78124" calcext:value-type="float">
            <text:p>5.78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63166" calcext:value-type="float">
            <text:p>-3.63166</text:p>
          </table:table-cell>
          <table:table-cell office:value-type="float" office:value="2.83141" calcext:value-type="float">
            <text:p>2.831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0566" calcext:value-type="float">
            <text:p>6.30566</text:p>
          </table:table-cell>
          <table:table-cell office:value-type="float" office:value="4.542" calcext:value-type="float">
            <text:p>4.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6863" calcext:value-type="float">
            <text:p>3.86863</text:p>
          </table:table-cell>
          <table:table-cell office:value-type="float" office:value="-1.94364" calcext:value-type="float">
            <text:p>-1.94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407" calcext:value-type="float">
            <text:p>2.43407</text:p>
          </table:table-cell>
          <table:table-cell office:value-type="float" office:value="6.86683" calcext:value-type="float">
            <text:p>6.86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9393" calcext:value-type="float">
            <text:p>3.69393</text:p>
          </table:table-cell>
          <table:table-cell office:value-type="float" office:value="2.64975" calcext:value-type="float">
            <text:p>2.649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8021" calcext:value-type="float">
            <text:p>6.98021</text:p>
          </table:table-cell>
          <table:table-cell office:value-type="float" office:value="7.3726" calcext:value-type="float">
            <text:p>7.37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5973" calcext:value-type="float">
            <text:p>4.35973</text:p>
          </table:table-cell>
          <table:table-cell office:value-type="float" office:value="0.813529" calcext:value-type="float">
            <text:p>0.813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9024" calcext:value-type="float">
            <text:p>0.269024</text:p>
          </table:table-cell>
          <table:table-cell office:value-type="float" office:value="3.25937" calcext:value-type="float">
            <text:p>3.25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55889" calcext:value-type="float">
            <text:p>-0.155889</text:p>
          </table:table-cell>
          <table:table-cell office:value-type="float" office:value="-1.48842" calcext:value-type="float">
            <text:p>-1.488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823" calcext:value-type="float">
            <text:p>5.5823</text:p>
          </table:table-cell>
          <table:table-cell office:value-type="float" office:value="8.24782" calcext:value-type="float">
            <text:p>8.247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5599" calcext:value-type="float">
            <text:p>10.5599</text:p>
          </table:table-cell>
          <table:table-cell office:value-type="float" office:value="-0.981872" calcext:value-type="float">
            <text:p>-0.9818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2139" calcext:value-type="float">
            <text:p>1.42139</text:p>
          </table:table-cell>
          <table:table-cell office:value-type="float" office:value="8.51971" calcext:value-type="float">
            <text:p>8.51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9104" calcext:value-type="float">
            <text:p>3.89104</text:p>
          </table:table-cell>
          <table:table-cell office:value-type="float" office:value="-0.0821235" calcext:value-type="float">
            <text:p>-0.08212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2857" calcext:value-type="float">
            <text:p>5.62857</text:p>
          </table:table-cell>
          <table:table-cell office:value-type="float" office:value="6.66298" calcext:value-type="float">
            <text:p>6.66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7181" calcext:value-type="float">
            <text:p>10.7181</text:p>
          </table:table-cell>
          <table:table-cell office:value-type="float" office:value="-1.28565" calcext:value-type="float">
            <text:p>-1.285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64386" calcext:value-type="float">
            <text:p>-0.464386</text:p>
          </table:table-cell>
          <table:table-cell office:value-type="float" office:value="9.28865" calcext:value-type="float">
            <text:p>9.288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2976" calcext:value-type="float">
            <text:p>4.2976</text:p>
          </table:table-cell>
          <table:table-cell office:value-type="float" office:value="3.00754" calcext:value-type="float">
            <text:p>3.007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7491" calcext:value-type="float">
            <text:p>5.77491</text:p>
          </table:table-cell>
          <table:table-cell office:value-type="float" office:value="5.00527" calcext:value-type="float">
            <text:p>5.005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4296" calcext:value-type="float">
            <text:p>5.34296</text:p>
          </table:table-cell>
          <table:table-cell office:value-type="float" office:value="-1.71367" calcext:value-type="float">
            <text:p>-1.71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44824" calcext:value-type="float">
            <text:p>-0.344824</text:p>
          </table:table-cell>
          <table:table-cell office:value-type="float" office:value="5.47128" calcext:value-type="float">
            <text:p>5.47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30494" calcext:value-type="float">
            <text:p>-0.330494</text:p>
          </table:table-cell>
          <table:table-cell office:value-type="float" office:value="2.99032" calcext:value-type="float">
            <text:p>2.990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97" calcext:value-type="float">
            <text:p>7.0897</text:p>
          </table:table-cell>
          <table:table-cell office:value-type="float" office:value="7.89156" calcext:value-type="float">
            <text:p>7.89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2839" calcext:value-type="float">
            <text:p>5.92839</text:p>
          </table:table-cell>
          <table:table-cell office:value-type="float" office:value="-1.25478" calcext:value-type="float">
            <text:p>-1.25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2782" calcext:value-type="float">
            <text:p>-1.72782</text:p>
          </table:table-cell>
          <table:table-cell office:value-type="float" office:value="7.1526" calcext:value-type="float">
            <text:p>7.1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4685" calcext:value-type="float">
            <text:p>-1.14685</text:p>
          </table:table-cell>
          <table:table-cell office:value-type="float" office:value="-1.27747" calcext:value-type="float">
            <text:p>-1.277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785" calcext:value-type="float">
            <text:p>5.01785</text:p>
          </table:table-cell>
          <table:table-cell office:value-type="float" office:value="7.55247" calcext:value-type="float">
            <text:p>7.55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1527" calcext:value-type="float">
            <text:p>6.81527</text:p>
          </table:table-cell>
          <table:table-cell office:value-type="float" office:value="-0.314011" calcext:value-type="float">
            <text:p>-0.314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95003" calcext:value-type="float">
            <text:p>-4.95003</text:p>
          </table:table-cell>
          <table:table-cell office:value-type="float" office:value="8.03535" calcext:value-type="float">
            <text:p>8.03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15781" calcext:value-type="float">
            <text:p>-0.315781</text:p>
          </table:table-cell>
          <table:table-cell office:value-type="float" office:value="-0.844055" calcext:value-type="float">
            <text:p>-0.8440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7169" calcext:value-type="float">
            <text:p>6.47169</text:p>
          </table:table-cell>
          <table:table-cell office:value-type="float" office:value="10.3645" calcext:value-type="float">
            <text:p>10.36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6505" calcext:value-type="float">
            <text:p>5.86505</text:p>
          </table:table-cell>
          <table:table-cell office:value-type="float" office:value="4.06328" calcext:value-type="float">
            <text:p>4.06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369" calcext:value-type="float">
            <text:p>1.09369</text:p>
          </table:table-cell>
          <table:table-cell office:value-type="float" office:value="5.56597" calcext:value-type="float">
            <text:p>5.565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8817" calcext:value-type="float">
            <text:p>2.78817</text:p>
          </table:table-cell>
          <table:table-cell office:value-type="float" office:value="1.31276" calcext:value-type="float">
            <text:p>1.312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8765" calcext:value-type="float">
            <text:p>7.68765</text:p>
          </table:table-cell>
          <table:table-cell office:value-type="float" office:value="5.90464" calcext:value-type="float">
            <text:p>5.90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5195" calcext:value-type="float">
            <text:p>8.55195</text:p>
          </table:table-cell>
          <table:table-cell office:value-type="float" office:value="-2.2979" calcext:value-type="float">
            <text:p>-2.2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4273" calcext:value-type="float">
            <text:p>0.874273</text:p>
          </table:table-cell>
          <table:table-cell office:value-type="float" office:value="5.17967" calcext:value-type="float">
            <text:p>5.17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0139" calcext:value-type="float">
            <text:p>0.140139</text:p>
          </table:table-cell>
          <table:table-cell office:value-type="float" office:value="1.03913" calcext:value-type="float">
            <text:p>1.03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833" calcext:value-type="float">
            <text:p>7.23833</text:p>
          </table:table-cell>
          <table:table-cell office:value-type="float" office:value="6.56372" calcext:value-type="float">
            <text:p>6.56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6702" calcext:value-type="float">
            <text:p>7.66702</text:p>
          </table:table-cell>
          <table:table-cell office:value-type="float" office:value="-2.9975" calcext:value-type="float">
            <text:p>-2.9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4651" calcext:value-type="float">
            <text:p>-1.04651</text:p>
          </table:table-cell>
          <table:table-cell office:value-type="float" office:value="2.86347" calcext:value-type="float">
            <text:p>2.863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69138" calcext:value-type="float">
            <text:p>-0.369138</text:p>
          </table:table-cell>
          <table:table-cell office:value-type="float" office:value="-1.54487" calcext:value-type="float">
            <text:p>-1.544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656" calcext:value-type="float">
            <text:p>10.1656</text:p>
          </table:table-cell>
          <table:table-cell office:value-type="float" office:value="7.39682" calcext:value-type="float">
            <text:p>7.39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8789" calcext:value-type="float">
            <text:p>6.18789</text:p>
          </table:table-cell>
          <table:table-cell office:value-type="float" office:value="-2.27009" calcext:value-type="float">
            <text:p>-2.270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243601" calcext:value-type="float">
            <text:p>-0.0243601</text:p>
          </table:table-cell>
          <table:table-cell office:value-type="float" office:value="8.58239" calcext:value-type="float">
            <text:p>8.582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3137" calcext:value-type="float">
            <text:p>2.83137</text:p>
          </table:table-cell>
          <table:table-cell office:value-type="float" office:value="-3.74426" calcext:value-type="float">
            <text:p>-3.744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475" calcext:value-type="float">
            <text:p>11.1475</text:p>
          </table:table-cell>
          <table:table-cell office:value-type="float" office:value="9.12483" calcext:value-type="float">
            <text:p>9.12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0794" calcext:value-type="float">
            <text:p>7.30794</text:p>
          </table:table-cell>
          <table:table-cell office:value-type="float" office:value="-2.3976" calcext:value-type="float">
            <text:p>-2.3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75475" calcext:value-type="float">
            <text:p>-0.375475</text:p>
          </table:table-cell>
          <table:table-cell office:value-type="float" office:value="8.86394" calcext:value-type="float">
            <text:p>8.86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2322" calcext:value-type="float">
            <text:p>0.782322</text:p>
          </table:table-cell>
          <table:table-cell office:value-type="float" office:value="-2.0979" calcext:value-type="float">
            <text:p>-2.09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9824" calcext:value-type="float">
            <text:p>6.79824</text:p>
          </table:table-cell>
          <table:table-cell office:value-type="float" office:value="3.08769" calcext:value-type="float">
            <text:p>3.08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7813" calcext:value-type="float">
            <text:p>3.97813</text:p>
          </table:table-cell>
          <table:table-cell office:value-type="float" office:value="0.126048" calcext:value-type="float">
            <text:p>0.1260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483" calcext:value-type="float">
            <text:p>-1.75483</text:p>
          </table:table-cell>
          <table:table-cell office:value-type="float" office:value="7.67526" calcext:value-type="float">
            <text:p>7.67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34943" calcext:value-type="float">
            <text:p>-0.534943</text:p>
          </table:table-cell>
          <table:table-cell office:value-type="float" office:value="1.48811" calcext:value-type="float">
            <text:p>1.488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2572" calcext:value-type="float">
            <text:p>5.02572</text:p>
          </table:table-cell>
          <table:table-cell office:value-type="float" office:value="7.8846" calcext:value-type="float">
            <text:p>7.8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5395" calcext:value-type="float">
            <text:p>10.5395</text:p>
          </table:table-cell>
          <table:table-cell office:value-type="float" office:value="-1.76555" calcext:value-type="float">
            <text:p>-1.765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7706" calcext:value-type="float">
            <text:p>5.27706</text:p>
          </table:table-cell>
          <table:table-cell office:value-type="float" office:value="6.20587" calcext:value-type="float">
            <text:p>6.205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75366" calcext:value-type="float">
            <text:p>-0.975366</text:p>
          </table:table-cell>
          <table:table-cell office:value-type="float" office:value="-1.21564" calcext:value-type="float">
            <text:p>-1.215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2797" calcext:value-type="float">
            <text:p>9.02797</text:p>
          </table:table-cell>
          <table:table-cell office:value-type="float" office:value="11.6536" calcext:value-type="float">
            <text:p>11.6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7074" calcext:value-type="float">
            <text:p>7.57074</text:p>
          </table:table-cell>
          <table:table-cell office:value-type="float" office:value="-2.74617" calcext:value-type="float">
            <text:p>-2.746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76468" calcext:value-type="float">
            <text:p>-0.276468</text:p>
          </table:table-cell>
          <table:table-cell office:value-type="float" office:value="6.23476" calcext:value-type="float">
            <text:p>6.234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3773" calcext:value-type="float">
            <text:p>1.53773</text:p>
          </table:table-cell>
          <table:table-cell office:value-type="float" office:value="-1.12042" calcext:value-type="float">
            <text:p>-1.12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2391" calcext:value-type="float">
            <text:p>9.32391</text:p>
          </table:table-cell>
          <table:table-cell office:value-type="float" office:value="9.88737" calcext:value-type="float">
            <text:p>9.887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5776" calcext:value-type="float">
            <text:p>8.45776</text:p>
          </table:table-cell>
          <table:table-cell office:value-type="float" office:value="-3.38854" calcext:value-type="float">
            <text:p>-3.388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3217" calcext:value-type="float">
            <text:p>-3.03217</text:p>
          </table:table-cell>
          <table:table-cell office:value-type="float" office:value="7.1515" calcext:value-type="float">
            <text:p>7.1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58948" calcext:value-type="float">
            <text:p>-0.858948</text:p>
          </table:table-cell>
          <table:table-cell office:value-type="float" office:value="-0.977285" calcext:value-type="float">
            <text:p>-0.9772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4651" calcext:value-type="float">
            <text:p>9.24651</text:p>
          </table:table-cell>
          <table:table-cell office:value-type="float" office:value="7.48935" calcext:value-type="float">
            <text:p>7.489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2427" calcext:value-type="float">
            <text:p>8.82427</text:p>
          </table:table-cell>
          <table:table-cell office:value-type="float" office:value="-1.81787" calcext:value-type="float">
            <text:p>-1.817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25719" calcext:value-type="float">
            <text:p>-0.925719</text:p>
          </table:table-cell>
          <table:table-cell office:value-type="float" office:value="7.5047" calcext:value-type="float">
            <text:p>7.50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0031" calcext:value-type="float">
            <text:p>0.830031</text:p>
          </table:table-cell>
          <table:table-cell office:value-type="float" office:value="2.89861" calcext:value-type="float">
            <text:p>2.898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0946" calcext:value-type="float">
            <text:p>8.40946</text:p>
          </table:table-cell>
          <table:table-cell office:value-type="float" office:value="4.46356" calcext:value-type="float">
            <text:p>4.46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6677" calcext:value-type="float">
            <text:p>6.66677</text:p>
          </table:table-cell>
          <table:table-cell office:value-type="float" office:value="-0.885902" calcext:value-type="float">
            <text:p>-0.8859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0127" calcext:value-type="float">
            <text:p>-2.00127</text:p>
          </table:table-cell>
          <table:table-cell office:value-type="float" office:value="7.2674" calcext:value-type="float">
            <text:p>7.26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7237" calcext:value-type="float">
            <text:p>0.857237</text:p>
          </table:table-cell>
          <table:table-cell office:value-type="float" office:value="-2.12878" calcext:value-type="float">
            <text:p>-2.128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978" calcext:value-type="float">
            <text:p>3.3978</text:p>
          </table:table-cell>
          <table:table-cell office:value-type="float" office:value="9.99126" calcext:value-type="float">
            <text:p>9.99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3836" calcext:value-type="float">
            <text:p>7.03836</text:p>
          </table:table-cell>
          <table:table-cell office:value-type="float" office:value="-0.478222" calcext:value-type="float">
            <text:p>-0.478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6836" calcext:value-type="float">
            <text:p>-1.26836</text:p>
          </table:table-cell>
          <table:table-cell office:value-type="float" office:value="6.93758" calcext:value-type="float">
            <text:p>6.937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6975" calcext:value-type="float">
            <text:p>0.786975</text:p>
          </table:table-cell>
          <table:table-cell office:value-type="float" office:value="-1.29328" calcext:value-type="float">
            <text:p>-1.293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691" calcext:value-type="float">
            <text:p>7.09691</text:p>
          </table:table-cell>
          <table:table-cell office:value-type="float" office:value="6.99308" calcext:value-type="float">
            <text:p>6.99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7236" calcext:value-type="float">
            <text:p>5.97236</text:p>
          </table:table-cell>
          <table:table-cell office:value-type="float" office:value="-1.97714" calcext:value-type="float">
            <text:p>-1.97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72495" calcext:value-type="float">
            <text:p>-0.672495</text:p>
          </table:table-cell>
          <table:table-cell office:value-type="float" office:value="8.01256" calcext:value-type="float">
            <text:p>8.01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31616" calcext:value-type="float">
            <text:p>-0.331616</text:p>
          </table:table-cell>
          <table:table-cell office:value-type="float" office:value="1.45299" calcext:value-type="float">
            <text:p>1.452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2474" calcext:value-type="float">
            <text:p>9.22474</text:p>
          </table:table-cell>
          <table:table-cell office:value-type="float" office:value="9.11237" calcext:value-type="float">
            <text:p>9.112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5733" calcext:value-type="float">
            <text:p>7.45733</text:p>
          </table:table-cell>
          <table:table-cell office:value-type="float" office:value="0.703492" calcext:value-type="float">
            <text:p>0.7034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6802" calcext:value-type="float">
            <text:p>-2.56802</text:p>
          </table:table-cell>
          <table:table-cell office:value-type="float" office:value="5.55961" calcext:value-type="float">
            <text:p>5.559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573" calcext:value-type="float">
            <text:p>1.4573</text:p>
          </table:table-cell>
          <table:table-cell office:value-type="float" office:value="0.291004" calcext:value-type="float">
            <text:p>0.2910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5246" calcext:value-type="float">
            <text:p>9.85246</text:p>
          </table:table-cell>
          <table:table-cell office:value-type="float" office:value="10.2269" calcext:value-type="float">
            <text:p>10.2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1588" calcext:value-type="float">
            <text:p>10.1588</text:p>
          </table:table-cell>
          <table:table-cell office:value-type="float" office:value="1.13831" calcext:value-type="float">
            <text:p>1.13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98278" calcext:value-type="float">
            <text:p>-0.798278</text:p>
          </table:table-cell>
          <table:table-cell office:value-type="float" office:value="6.41807" calcext:value-type="float">
            <text:p>6.418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61925" calcext:value-type="float">
            <text:p>0.661925</text:p>
          </table:table-cell>
          <table:table-cell office:value-type="float" office:value="1.81805" calcext:value-type="float">
            <text:p>1.818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638" calcext:value-type="float">
            <text:p>3.21638</text:p>
          </table:table-cell>
          <table:table-cell office:value-type="float" office:value="5.42039" calcext:value-type="float">
            <text:p>5.42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4953" calcext:value-type="float">
            <text:p>4.44953</text:p>
          </table:table-cell>
          <table:table-cell office:value-type="float" office:value="-1.72942" calcext:value-type="float">
            <text:p>-1.729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2104" calcext:value-type="float">
            <text:p>-2.32104</text:p>
          </table:table-cell>
          <table:table-cell office:value-type="float" office:value="7.87427" calcext:value-type="float">
            <text:p>7.87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7409" calcext:value-type="float">
            <text:p>1.97409</text:p>
          </table:table-cell>
          <table:table-cell office:value-type="float" office:value="1.79215" calcext:value-type="float">
            <text:p>1.792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5116" calcext:value-type="float">
            <text:p>8.95116</text:p>
          </table:table-cell>
          <table:table-cell office:value-type="float" office:value="7.86836" calcext:value-type="float">
            <text:p>7.86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2462" calcext:value-type="float">
            <text:p>4.52462</text:p>
          </table:table-cell>
          <table:table-cell office:value-type="float" office:value="-0.600816" calcext:value-type="float">
            <text:p>-0.600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16528" calcext:value-type="float">
            <text:p>-4.16528</text:p>
          </table:table-cell>
          <table:table-cell office:value-type="float" office:value="8.01517" calcext:value-type="float">
            <text:p>8.015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04233" calcext:value-type="float">
            <text:p>-3.04233</text:p>
          </table:table-cell>
          <table:table-cell office:value-type="float" office:value="-0.232775" calcext:value-type="float">
            <text:p>-0.2327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6975" calcext:value-type="float">
            <text:p>8.86975</text:p>
          </table:table-cell>
          <table:table-cell office:value-type="float" office:value="8.15925" calcext:value-type="float">
            <text:p>8.15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0778" calcext:value-type="float">
            <text:p>8.10778</text:p>
          </table:table-cell>
          <table:table-cell office:value-type="float" office:value="4.93236" calcext:value-type="float">
            <text:p>4.932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742" calcext:value-type="float">
            <text:p>-1.7742</text:p>
          </table:table-cell>
          <table:table-cell office:value-type="float" office:value="8.2581" calcext:value-type="float">
            <text:p>8.2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3684" calcext:value-type="float">
            <text:p>0.753684</text:p>
          </table:table-cell>
          <table:table-cell office:value-type="float" office:value="1.22716" calcext:value-type="float">
            <text:p>1.227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302" calcext:value-type="float">
            <text:p>4.72302</text:p>
          </table:table-cell>
          <table:table-cell office:value-type="float" office:value="6.09301" calcext:value-type="float">
            <text:p>6.09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8462" calcext:value-type="float">
            <text:p>6.88462</text:p>
          </table:table-cell>
          <table:table-cell office:value-type="float" office:value="-4.14971" calcext:value-type="float">
            <text:p>-4.149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86717" calcext:value-type="float">
            <text:p>-0.886717</text:p>
          </table:table-cell>
          <table:table-cell office:value-type="float" office:value="5.43231" calcext:value-type="float">
            <text:p>5.432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9285" calcext:value-type="float">
            <text:p>1.39285</text:p>
          </table:table-cell>
          <table:table-cell office:value-type="float" office:value="1.50001" calcext:value-type="float">
            <text:p>1.500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566" calcext:value-type="float">
            <text:p>9.10566</text:p>
          </table:table-cell>
          <table:table-cell office:value-type="float" office:value="5.25801" calcext:value-type="float">
            <text:p>5.258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514" calcext:value-type="float">
            <text:p>7.1514</text:p>
          </table:table-cell>
          <table:table-cell office:value-type="float" office:value="1.17556" calcext:value-type="float">
            <text:p>1.17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73976" calcext:value-type="float">
            <text:p>-4.73976</text:p>
          </table:table-cell>
          <table:table-cell office:value-type="float" office:value="7.22343" calcext:value-type="float">
            <text:p>7.223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6567" calcext:value-type="float">
            <text:p>-0.826567</text:p>
          </table:table-cell>
          <table:table-cell office:value-type="float" office:value="1.74523" calcext:value-type="float">
            <text:p>1.745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473" calcext:value-type="float">
            <text:p>5.5473</text:p>
          </table:table-cell>
          <table:table-cell office:value-type="float" office:value="1.07281" calcext:value-type="float">
            <text:p>1.07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8373" calcext:value-type="float">
            <text:p>4.68373</text:p>
          </table:table-cell>
          <table:table-cell office:value-type="float" office:value="1.32028" calcext:value-type="float">
            <text:p>1.32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305" calcext:value-type="float">
            <text:p>-2.6305</text:p>
          </table:table-cell>
          <table:table-cell office:value-type="float" office:value="3.71448" calcext:value-type="float">
            <text:p>3.714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6655" calcext:value-type="float">
            <text:p>-3.86655</text:p>
          </table:table-cell>
          <table:table-cell office:value-type="float" office:value="-2.76241" calcext:value-type="float">
            <text:p>-2.762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972" calcext:value-type="float">
            <text:p>5.51972</text:p>
          </table:table-cell>
          <table:table-cell office:value-type="float" office:value="6.66828" calcext:value-type="float">
            <text:p>6.66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901" calcext:value-type="float">
            <text:p>6.5901</text:p>
          </table:table-cell>
          <table:table-cell office:value-type="float" office:value="0.0515528" calcext:value-type="float">
            <text:p>0.0515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5475" calcext:value-type="float">
            <text:p>1.95475</text:p>
          </table:table-cell>
          <table:table-cell office:value-type="float" office:value="7.76791" calcext:value-type="float">
            <text:p>7.76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0322" calcext:value-type="float">
            <text:p>2.30322</text:p>
          </table:table-cell>
          <table:table-cell office:value-type="float" office:value="-1.77192" calcext:value-type="float">
            <text:p>-1.7719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2537" calcext:value-type="float">
            <text:p>7.52537</text:p>
          </table:table-cell>
          <table:table-cell office:value-type="float" office:value="7.8748" calcext:value-type="float">
            <text:p>7.8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7804" calcext:value-type="float">
            <text:p>7.57804</text:p>
          </table:table-cell>
          <table:table-cell office:value-type="float" office:value="-2.23984" calcext:value-type="float">
            <text:p>-2.239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378" calcext:value-type="float">
            <text:p>2.37378</text:p>
          </table:table-cell>
          <table:table-cell office:value-type="float" office:value="7.6434" calcext:value-type="float">
            <text:p>7.64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724" calcext:value-type="float">
            <text:p>1.6724</text:p>
          </table:table-cell>
          <table:table-cell office:value-type="float" office:value="0.47212" calcext:value-type="float">
            <text:p>0.472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802" calcext:value-type="float">
            <text:p>10.8802</text:p>
          </table:table-cell>
          <table:table-cell office:value-type="float" office:value="4.98323" calcext:value-type="float">
            <text:p>4.983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2804" calcext:value-type="float">
            <text:p>1.72804</text:p>
          </table:table-cell>
          <table:table-cell office:value-type="float" office:value="-1.21577" calcext:value-type="float">
            <text:p>-1.21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4304" calcext:value-type="float">
            <text:p>-2.04304</text:p>
          </table:table-cell>
          <table:table-cell office:value-type="float" office:value="3.3212" calcext:value-type="float">
            <text:p>3.32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57073" calcext:value-type="float">
            <text:p>-0.157073</text:p>
          </table:table-cell>
          <table:table-cell office:value-type="float" office:value="1.84183" calcext:value-type="float">
            <text:p>1.841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5158" calcext:value-type="float">
            <text:p>9.65158</text:p>
          </table:table-cell>
          <table:table-cell office:value-type="float" office:value="5.84141" calcext:value-type="float">
            <text:p>5.84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5025" calcext:value-type="float">
            <text:p>8.55025</text:p>
          </table:table-cell>
          <table:table-cell office:value-type="float" office:value="-1.22612" calcext:value-type="float">
            <text:p>-1.22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9354" calcext:value-type="float">
            <text:p>5.29354</text:p>
          </table:table-cell>
          <table:table-cell office:value-type="float" office:value="6.8037" calcext:value-type="float">
            <text:p>6.80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9762" calcext:value-type="float">
            <text:p>-1.69762</text:p>
          </table:table-cell>
          <table:table-cell office:value-type="float" office:value="1.92191" calcext:value-type="float">
            <text:p>1.921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8235" calcext:value-type="float">
            <text:p>8.08235</text:p>
          </table:table-cell>
          <table:table-cell office:value-type="float" office:value="1.91214" calcext:value-type="float">
            <text:p>1.912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8252" calcext:value-type="float">
            <text:p>5.58252</text:p>
          </table:table-cell>
          <table:table-cell office:value-type="float" office:value="3.31195" calcext:value-type="float">
            <text:p>3.311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0085" calcext:value-type="float">
            <text:p>-2.40085</text:p>
          </table:table-cell>
          <table:table-cell office:value-type="float" office:value="5.4237" calcext:value-type="float">
            <text:p>5.42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854" calcext:value-type="float">
            <text:p>-2.0854</text:p>
          </table:table-cell>
          <table:table-cell office:value-type="float" office:value="0.0964326" calcext:value-type="float">
            <text:p>0.09643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7808" calcext:value-type="float">
            <text:p>5.77808</text:p>
          </table:table-cell>
          <table:table-cell office:value-type="float" office:value="6.15448" calcext:value-type="float">
            <text:p>6.15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933" calcext:value-type="float">
            <text:p>7.9933</text:p>
          </table:table-cell>
          <table:table-cell office:value-type="float" office:value="-3.80715" calcext:value-type="float">
            <text:p>-3.80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902" calcext:value-type="float">
            <text:p>-2.1902</text:p>
          </table:table-cell>
          <table:table-cell office:value-type="float" office:value="7.14352" calcext:value-type="float">
            <text:p>7.14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8635" calcext:value-type="float">
            <text:p>2.68635</text:p>
          </table:table-cell>
          <table:table-cell office:value-type="float" office:value="4.60259" calcext:value-type="float">
            <text:p>4.602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698" calcext:value-type="float">
            <text:p>7.7698</text:p>
          </table:table-cell>
          <table:table-cell office:value-type="float" office:value="9.09194" calcext:value-type="float">
            <text:p>9.09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9301" calcext:value-type="float">
            <text:p>9.19301</text:p>
          </table:table-cell>
          <table:table-cell office:value-type="float" office:value="1.51938" calcext:value-type="float">
            <text:p>1.519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0203" calcext:value-type="float">
            <text:p>0.890203</text:p>
          </table:table-cell>
          <table:table-cell office:value-type="float" office:value="6.12201" calcext:value-type="float">
            <text:p>6.122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2807" calcext:value-type="float">
            <text:p>3.12807</text:p>
          </table:table-cell>
          <table:table-cell office:value-type="float" office:value="-0.929913" calcext:value-type="float">
            <text:p>-0.929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0078" calcext:value-type="float">
            <text:p>9.60078</text:p>
          </table:table-cell>
          <table:table-cell office:value-type="float" office:value="5.8102" calcext:value-type="float">
            <text:p>5.8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9722" calcext:value-type="float">
            <text:p>9.49722</text:p>
          </table:table-cell>
          <table:table-cell office:value-type="float" office:value="2.35295" calcext:value-type="float">
            <text:p>2.352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3203" calcext:value-type="float">
            <text:p>-2.63203</text:p>
          </table:table-cell>
          <table:table-cell office:value-type="float" office:value="9.85674" calcext:value-type="float">
            <text:p>9.856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7511" calcext:value-type="float">
            <text:p>-3.7511</text:p>
          </table:table-cell>
          <table:table-cell office:value-type="float" office:value="0.970757" calcext:value-type="float">
            <text:p>0.9707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2262" calcext:value-type="float">
            <text:p>5.02262</text:p>
          </table:table-cell>
          <table:table-cell office:value-type="float" office:value="8.92415" calcext:value-type="float">
            <text:p>8.92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6464" calcext:value-type="float">
            <text:p>8.36464</text:p>
          </table:table-cell>
          <table:table-cell office:value-type="float" office:value="-2.31862" calcext:value-type="float">
            <text:p>-2.31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6732" calcext:value-type="float">
            <text:p>-1.96732</text:p>
          </table:table-cell>
          <table:table-cell office:value-type="float" office:value="8.82856" calcext:value-type="float">
            <text:p>8.828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6027" calcext:value-type="float">
            <text:p>0.786027</text:p>
          </table:table-cell>
          <table:table-cell office:value-type="float" office:value="-2.77921" calcext:value-type="float">
            <text:p>-2.779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875" calcext:value-type="float">
            <text:p>6.88875</text:p>
          </table:table-cell>
          <table:table-cell office:value-type="float" office:value="7.56865" calcext:value-type="float">
            <text:p>7.568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0604" calcext:value-type="float">
            <text:p>6.60604</text:p>
          </table:table-cell>
          <table:table-cell office:value-type="float" office:value="-0.328222" calcext:value-type="float">
            <text:p>-0.328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56545" calcext:value-type="float">
            <text:p>-0.556545</text:p>
          </table:table-cell>
          <table:table-cell office:value-type="float" office:value="4.73867" calcext:value-type="float">
            <text:p>4.738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7769" calcext:value-type="float">
            <text:p>1.77769</text:p>
          </table:table-cell>
          <table:table-cell office:value-type="float" office:value="-0.973635" calcext:value-type="float">
            <text:p>-0.9736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609" calcext:value-type="float">
            <text:p>7.88609</text:p>
          </table:table-cell>
          <table:table-cell office:value-type="float" office:value="7.12866" calcext:value-type="float">
            <text:p>7.12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5508" calcext:value-type="float">
            <text:p>4.15508</text:p>
          </table:table-cell>
          <table:table-cell office:value-type="float" office:value="-1.78082" calcext:value-type="float">
            <text:p>-1.78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4429" calcext:value-type="float">
            <text:p>3.14429</text:p>
          </table:table-cell>
          <table:table-cell office:value-type="float" office:value="7.93471" calcext:value-type="float">
            <text:p>7.934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1363" calcext:value-type="float">
            <text:p>-1.51363</text:p>
          </table:table-cell>
          <table:table-cell office:value-type="float" office:value="0.469414" calcext:value-type="float">
            <text:p>0.469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966" calcext:value-type="float">
            <text:p>6.77966</text:p>
          </table:table-cell>
          <table:table-cell office:value-type="float" office:value="6.93818" calcext:value-type="float">
            <text:p>6.93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084" calcext:value-type="float">
            <text:p>4.5084</text:p>
          </table:table-cell>
          <table:table-cell office:value-type="float" office:value="0.788023" calcext:value-type="float">
            <text:p>0.78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104911" calcext:value-type="float">
            <text:p>-0.0104911</text:p>
          </table:table-cell>
          <table:table-cell office:value-type="float" office:value="7.83438" calcext:value-type="float">
            <text:p>7.83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331" calcext:value-type="float">
            <text:p>-2.8331</text:p>
          </table:table-cell>
          <table:table-cell office:value-type="float" office:value="-1.98826" calcext:value-type="float">
            <text:p>-1.988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8003" calcext:value-type="float">
            <text:p>6.48003</text:p>
          </table:table-cell>
          <table:table-cell office:value-type="float" office:value="9.64619" calcext:value-type="float">
            <text:p>9.646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3142" calcext:value-type="float">
            <text:p>7.33142</text:p>
          </table:table-cell>
          <table:table-cell office:value-type="float" office:value="2.871" calcext:value-type="float">
            <text:p>2.8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13104" calcext:value-type="float">
            <text:p>-0.0813104</text:p>
          </table:table-cell>
          <table:table-cell office:value-type="float" office:value="6.55834" calcext:value-type="float">
            <text:p>6.558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79608" calcext:value-type="float">
            <text:p>0.579608</text:p>
          </table:table-cell>
          <table:table-cell office:value-type="float" office:value="-0.666895" calcext:value-type="float">
            <text:p>-0.6668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403" calcext:value-type="float">
            <text:p>7.08403</text:p>
          </table:table-cell>
          <table:table-cell office:value-type="float" office:value="5.74642" calcext:value-type="float">
            <text:p>5.746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3351" calcext:value-type="float">
            <text:p>7.33351</text:p>
          </table:table-cell>
          <table:table-cell office:value-type="float" office:value="-3.39801" calcext:value-type="float">
            <text:p>-3.398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2197" calcext:value-type="float">
            <text:p>2.22197</text:p>
          </table:table-cell>
          <table:table-cell office:value-type="float" office:value="6.53167" calcext:value-type="float">
            <text:p>6.53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9233" calcext:value-type="float">
            <text:p>-3.89233</text:p>
          </table:table-cell>
          <table:table-cell office:value-type="float" office:value="1.08762" calcext:value-type="float">
            <text:p>1.087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6245" calcext:value-type="float">
            <text:p>8.06245</text:p>
          </table:table-cell>
          <table:table-cell office:value-type="float" office:value="7.6505" calcext:value-type="float">
            <text:p>7.6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2368" calcext:value-type="float">
            <text:p>9.42368</text:p>
          </table:table-cell>
          <table:table-cell office:value-type="float" office:value="3.54864" calcext:value-type="float">
            <text:p>3.54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1788" calcext:value-type="float">
            <text:p>0.431788</text:p>
          </table:table-cell>
          <table:table-cell office:value-type="float" office:value="7.6694" calcext:value-type="float">
            <text:p>7.6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7296" calcext:value-type="float">
            <text:p>2.47296</text:p>
          </table:table-cell>
          <table:table-cell office:value-type="float" office:value="-0.48081" calcext:value-type="float">
            <text:p>-0.480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1949" calcext:value-type="float">
            <text:p>7.71949</text:p>
          </table:table-cell>
          <table:table-cell office:value-type="float" office:value="5.08855" calcext:value-type="float">
            <text:p>5.08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4948" calcext:value-type="float">
            <text:p>7.04948</text:p>
          </table:table-cell>
          <table:table-cell office:value-type="float" office:value="-3.13408" calcext:value-type="float">
            <text:p>-3.13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.13967" calcext:value-type="float">
            <text:p>-6.13967</text:p>
          </table:table-cell>
          <table:table-cell office:value-type="float" office:value="8.02608" calcext:value-type="float">
            <text:p>8.026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3916" calcext:value-type="float">
            <text:p>1.33916</text:p>
          </table:table-cell>
          <table:table-cell office:value-type="float" office:value="-0.168749" calcext:value-type="float">
            <text:p>-0.1687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507" calcext:value-type="float">
            <text:p>2.97507</text:p>
          </table:table-cell>
          <table:table-cell office:value-type="float" office:value="7.10269" calcext:value-type="float">
            <text:p>7.10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0216" calcext:value-type="float">
            <text:p>5.0216</text:p>
          </table:table-cell>
          <table:table-cell office:value-type="float" office:value="-2.34075" calcext:value-type="float">
            <text:p>-2.34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1559" calcext:value-type="float">
            <text:p>1.21559</text:p>
          </table:table-cell>
          <table:table-cell office:value-type="float" office:value="8.02842" calcext:value-type="float">
            <text:p>8.028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18176" calcext:value-type="float">
            <text:p>-0.918176</text:p>
          </table:table-cell>
          <table:table-cell office:value-type="float" office:value="2.82244" calcext:value-type="float">
            <text:p>2.822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804" calcext:value-type="float">
            <text:p>8.43804</text:p>
          </table:table-cell>
          <table:table-cell office:value-type="float" office:value="1.24336" calcext:value-type="float">
            <text:p>1.24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2579" calcext:value-type="float">
            <text:p>4.82579</text:p>
          </table:table-cell>
          <table:table-cell office:value-type="float" office:value="2.9131" calcext:value-type="float">
            <text:p>2.9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625" calcext:value-type="float">
            <text:p>1.91625</text:p>
          </table:table-cell>
          <table:table-cell office:value-type="float" office:value="8.69457" calcext:value-type="float">
            <text:p>8.694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13203" calcext:value-type="float">
            <text:p>-5.13203</text:p>
          </table:table-cell>
          <table:table-cell office:value-type="float" office:value="-0.617858" calcext:value-type="float">
            <text:p>-0.6178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868" calcext:value-type="float">
            <text:p>6.59868</text:p>
          </table:table-cell>
          <table:table-cell office:value-type="float" office:value="6.10545" calcext:value-type="float">
            <text:p>6.10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2961" calcext:value-type="float">
            <text:p>4.22961</text:p>
          </table:table-cell>
          <table:table-cell office:value-type="float" office:value="0.951544" calcext:value-type="float">
            <text:p>0.9515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405" calcext:value-type="float">
            <text:p>-1.8405</text:p>
          </table:table-cell>
          <table:table-cell office:value-type="float" office:value="7.2158" calcext:value-type="float">
            <text:p>7.21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84984" calcext:value-type="float">
            <text:p>0.684984</text:p>
          </table:table-cell>
          <table:table-cell office:value-type="float" office:value="0.830652" calcext:value-type="float">
            <text:p>0.8306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7802" calcext:value-type="float">
            <text:p>4.47802</text:p>
          </table:table-cell>
          <table:table-cell office:value-type="float" office:value="5.59164" calcext:value-type="float">
            <text:p>5.59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9712" calcext:value-type="float">
            <text:p>8.99712</text:p>
          </table:table-cell>
          <table:table-cell office:value-type="float" office:value="1.34761" calcext:value-type="float">
            <text:p>1.34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7759" calcext:value-type="float">
            <text:p>1.47759</text:p>
          </table:table-cell>
          <table:table-cell office:value-type="float" office:value="6.29131" calcext:value-type="float">
            <text:p>6.291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6978" calcext:value-type="float">
            <text:p>1.96978</text:p>
          </table:table-cell>
          <table:table-cell office:value-type="float" office:value="-1.68583" calcext:value-type="float">
            <text:p>-1.685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945" calcext:value-type="float">
            <text:p>10.2945</text:p>
          </table:table-cell>
          <table:table-cell office:value-type="float" office:value="7.80331" calcext:value-type="float">
            <text:p>7.80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3393" calcext:value-type="float">
            <text:p>8.93393</text:p>
          </table:table-cell>
          <table:table-cell office:value-type="float" office:value="1.8708" calcext:value-type="float">
            <text:p>1.8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952" calcext:value-type="float">
            <text:p>-0.28952</text:p>
          </table:table-cell>
          <table:table-cell office:value-type="float" office:value="9.92869" calcext:value-type="float">
            <text:p>9.92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42571" calcext:value-type="float">
            <text:p>0.642571</text:p>
          </table:table-cell>
          <table:table-cell office:value-type="float" office:value="0.949917" calcext:value-type="float">
            <text:p>0.9499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845" calcext:value-type="float">
            <text:p>8.31845</text:p>
          </table:table-cell>
          <table:table-cell office:value-type="float" office:value="7.3911" calcext:value-type="float">
            <text:p>7.3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0743" calcext:value-type="float">
            <text:p>7.50743</text:p>
          </table:table-cell>
          <table:table-cell office:value-type="float" office:value="5.6615" calcext:value-type="float">
            <text:p>5.6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995" calcext:value-type="float">
            <text:p>1.88995</text:p>
          </table:table-cell>
          <table:table-cell office:value-type="float" office:value="6.31191" calcext:value-type="float">
            <text:p>6.311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2848" calcext:value-type="float">
            <text:p>2.32848</text:p>
          </table:table-cell>
          <table:table-cell office:value-type="float" office:value="-0.74909" calcext:value-type="float">
            <text:p>-0.749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576" calcext:value-type="float">
            <text:p>11.5576</text:p>
          </table:table-cell>
          <table:table-cell office:value-type="float" office:value="6.50309" calcext:value-type="float">
            <text:p>6.50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4932" calcext:value-type="float">
            <text:p>6.74932</text:p>
          </table:table-cell>
          <table:table-cell office:value-type="float" office:value="-1.56657" calcext:value-type="float">
            <text:p>-1.56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5826" calcext:value-type="float">
            <text:p>-1.05826</text:p>
          </table:table-cell>
          <table:table-cell office:value-type="float" office:value="8.46326" calcext:value-type="float">
            <text:p>8.46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30777" calcext:value-type="float">
            <text:p>4.30777</text:p>
          </table:table-cell>
          <table:table-cell office:value-type="float" office:value="-0.564932" calcext:value-type="float">
            <text:p>-0.5649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1559" calcext:value-type="float">
            <text:p>5.21559</text:p>
          </table:table-cell>
          <table:table-cell office:value-type="float" office:value="3.11077" calcext:value-type="float">
            <text:p>3.11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0722" calcext:value-type="float">
            <text:p>7.40722</text:p>
          </table:table-cell>
          <table:table-cell office:value-type="float" office:value="0.846186" calcext:value-type="float">
            <text:p>0.84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3452" calcext:value-type="float">
            <text:p>3.43452</text:p>
          </table:table-cell>
          <table:table-cell office:value-type="float" office:value="4.23192" calcext:value-type="float">
            <text:p>4.23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9834" calcext:value-type="float">
            <text:p>1.69834</text:p>
          </table:table-cell>
          <table:table-cell office:value-type="float" office:value="-5.38589" calcext:value-type="float">
            <text:p>-5.385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221" calcext:value-type="float">
            <text:p>9.61221</text:p>
          </table:table-cell>
          <table:table-cell office:value-type="float" office:value="9.7167" calcext:value-type="float">
            <text:p>9.7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6512" calcext:value-type="float">
            <text:p>7.76512</text:p>
          </table:table-cell>
          <table:table-cell office:value-type="float" office:value="-0.637655" calcext:value-type="float">
            <text:p>-0.6376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522" calcext:value-type="float">
            <text:p>1.64522</text:p>
          </table:table-cell>
          <table:table-cell office:value-type="float" office:value="7.70702" calcext:value-type="float">
            <text:p>7.70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46547" calcext:value-type="float">
            <text:p>-0.946547</text:p>
          </table:table-cell>
          <table:table-cell office:value-type="float" office:value="1.13217" calcext:value-type="float">
            <text:p>1.132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1981" calcext:value-type="float">
            <text:p>7.11981</text:p>
          </table:table-cell>
          <table:table-cell office:value-type="float" office:value="10.2858" calcext:value-type="float">
            <text:p>10.28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9849" calcext:value-type="float">
            <text:p>7.29849</text:p>
          </table:table-cell>
          <table:table-cell office:value-type="float" office:value="1.56471" calcext:value-type="float">
            <text:p>1.564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96291" calcext:value-type="float">
            <text:p>-0.296291</text:p>
          </table:table-cell>
          <table:table-cell office:value-type="float" office:value="5.2122" calcext:value-type="float">
            <text:p>5.21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985" calcext:value-type="float">
            <text:p>1.5985</text:p>
          </table:table-cell>
          <table:table-cell office:value-type="float" office:value="-3.4278" calcext:value-type="float">
            <text:p>-3.42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429" calcext:value-type="float">
            <text:p>5.3429</text:p>
          </table:table-cell>
          <table:table-cell office:value-type="float" office:value="3.78901" calcext:value-type="float">
            <text:p>3.78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3916" calcext:value-type="float">
            <text:p>8.63916</text:p>
          </table:table-cell>
          <table:table-cell office:value-type="float" office:value="-1.14463" calcext:value-type="float">
            <text:p>-1.14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417" calcext:value-type="float">
            <text:p>4.9417</text:p>
          </table:table-cell>
          <table:table-cell office:value-type="float" office:value="1.81965" calcext:value-type="float">
            <text:p>1.819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72523" calcext:value-type="float">
            <text:p>0.972523</text:p>
          </table:table-cell>
          <table:table-cell office:value-type="float" office:value="-0.571811" calcext:value-type="float">
            <text:p>-0.5718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259" calcext:value-type="float">
            <text:p>3.89259</text:p>
          </table:table-cell>
          <table:table-cell office:value-type="float" office:value="5.05398" calcext:value-type="float">
            <text:p>5.05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227" calcext:value-type="float">
            <text:p>4.14227</text:p>
          </table:table-cell>
          <table:table-cell office:value-type="float" office:value="-2.23455" calcext:value-type="float">
            <text:p>-2.234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5314" calcext:value-type="float">
            <text:p>0.45314</text:p>
          </table:table-cell>
          <table:table-cell office:value-type="float" office:value="5.21869" calcext:value-type="float">
            <text:p>5.21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09742" calcext:value-type="float">
            <text:p>0.609742</text:p>
          </table:table-cell>
          <table:table-cell office:value-type="float" office:value="0.251508" calcext:value-type="float">
            <text:p>0.2515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104" calcext:value-type="float">
            <text:p>4.08104</text:p>
          </table:table-cell>
          <table:table-cell office:value-type="float" office:value="5.13574" calcext:value-type="float">
            <text:p>5.13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3401" calcext:value-type="float">
            <text:p>8.83401</text:p>
          </table:table-cell>
          <table:table-cell office:value-type="float" office:value="4.02823" calcext:value-type="float">
            <text:p>4.02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07812" calcext:value-type="float">
            <text:p>-0.507812</text:p>
          </table:table-cell>
          <table:table-cell office:value-type="float" office:value="3.67021" calcext:value-type="float">
            <text:p>3.670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96648" calcext:value-type="float">
            <text:p>-1.96648</text:p>
          </table:table-cell>
          <table:table-cell office:value-type="float" office:value="3.07495" calcext:value-type="float">
            <text:p>3.074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318" calcext:value-type="float">
            <text:p>6.81318</text:p>
          </table:table-cell>
          <table:table-cell office:value-type="float" office:value="4.23553" calcext:value-type="float">
            <text:p>4.235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896" calcext:value-type="float">
            <text:p>7.25896</text:p>
          </table:table-cell>
          <table:table-cell office:value-type="float" office:value="-0.98786" calcext:value-type="float">
            <text:p>-0.987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6943" calcext:value-type="float">
            <text:p>2.46943</text:p>
          </table:table-cell>
          <table:table-cell office:value-type="float" office:value="6.57827" calcext:value-type="float">
            <text:p>6.578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7629" calcext:value-type="float">
            <text:p>4.67629</text:p>
          </table:table-cell>
          <table:table-cell office:value-type="float" office:value="0.166561" calcext:value-type="float">
            <text:p>0.1665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01" calcext:value-type="float">
            <text:p>6.5701</text:p>
          </table:table-cell>
          <table:table-cell office:value-type="float" office:value="7.39647" calcext:value-type="float">
            <text:p>7.39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7818" calcext:value-type="float">
            <text:p>6.67818</text:p>
          </table:table-cell>
          <table:table-cell office:value-type="float" office:value="0.618563" calcext:value-type="float">
            <text:p>0.618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966" calcext:value-type="float">
            <text:p>2.37966</text:p>
          </table:table-cell>
          <table:table-cell office:value-type="float" office:value="5.80848" calcext:value-type="float">
            <text:p>5.808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2161" calcext:value-type="float">
            <text:p>1.02161</text:p>
          </table:table-cell>
          <table:table-cell office:value-type="float" office:value="2.18473" calcext:value-type="float">
            <text:p>2.184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1482" calcext:value-type="float">
            <text:p>4.31482</text:p>
          </table:table-cell>
          <table:table-cell office:value-type="float" office:value="10.028" calcext:value-type="float">
            <text:p>10.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7284" calcext:value-type="float">
            <text:p>9.27284</text:p>
          </table:table-cell>
          <table:table-cell office:value-type="float" office:value="1.34948" calcext:value-type="float">
            <text:p>1.349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5.56131" calcext:value-type="float">
            <text:p>5.561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81573" calcext:value-type="float">
            <text:p>-0.281573</text:p>
          </table:table-cell>
          <table:table-cell office:value-type="float" office:value="-1.64008" calcext:value-type="float">
            <text:p>-1.640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6974" calcext:value-type="float">
            <text:p>9.66974</text:p>
          </table:table-cell>
          <table:table-cell office:value-type="float" office:value="4.43822" calcext:value-type="float">
            <text:p>4.43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8705" calcext:value-type="float">
            <text:p>4.58705</text:p>
          </table:table-cell>
          <table:table-cell office:value-type="float" office:value="2.6877" calcext:value-type="float">
            <text:p>2.68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7847" calcext:value-type="float">
            <text:p>-1.77847</text:p>
          </table:table-cell>
          <table:table-cell office:value-type="float" office:value="10.6851" calcext:value-type="float">
            <text:p>10.68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6641" calcext:value-type="float">
            <text:p>-1.76641</text:p>
          </table:table-cell>
          <table:table-cell office:value-type="float" office:value="0.217782" calcext:value-type="float">
            <text:p>0.21778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645" calcext:value-type="float">
            <text:p>10.8645</text:p>
          </table:table-cell>
          <table:table-cell office:value-type="float" office:value="8.46709" calcext:value-type="float">
            <text:p>8.46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7164" calcext:value-type="float">
            <text:p>3.87164</text:p>
          </table:table-cell>
          <table:table-cell office:value-type="float" office:value="-0.143265" calcext:value-type="float">
            <text:p>-0.143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3015" calcext:value-type="float">
            <text:p>-1.73015</text:p>
          </table:table-cell>
          <table:table-cell office:value-type="float" office:value="9.13405" calcext:value-type="float">
            <text:p>9.134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86283" calcext:value-type="float">
            <text:p>-0.986283</text:p>
          </table:table-cell>
          <table:table-cell office:value-type="float" office:value="-2.12898" calcext:value-type="float">
            <text:p>-2.128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8445" calcext:value-type="float">
            <text:p>6.78445</text:p>
          </table:table-cell>
          <table:table-cell office:value-type="float" office:value="7.31931" calcext:value-type="float">
            <text:p>7.319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6082" calcext:value-type="float">
            <text:p>7.96082</text:p>
          </table:table-cell>
          <table:table-cell office:value-type="float" office:value="0.348227" calcext:value-type="float">
            <text:p>0.348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15832" calcext:value-type="float">
            <text:p>-4.15832</text:p>
          </table:table-cell>
          <table:table-cell office:value-type="float" office:value="7.97579" calcext:value-type="float">
            <text:p>7.975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0549" calcext:value-type="float">
            <text:p>2.70549</text:p>
          </table:table-cell>
          <table:table-cell office:value-type="float" office:value="-0.123702" calcext:value-type="float">
            <text:p>-0.1237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9792" calcext:value-type="float">
            <text:p>7.19792</text:p>
          </table:table-cell>
          <table:table-cell office:value-type="float" office:value="5.22076" calcext:value-type="float">
            <text:p>5.220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3054" calcext:value-type="float">
            <text:p>6.43054</text:p>
          </table:table-cell>
          <table:table-cell office:value-type="float" office:value="2.08065" calcext:value-type="float">
            <text:p>2.08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4103" calcext:value-type="float">
            <text:p>3.24103</text:p>
          </table:table-cell>
          <table:table-cell office:value-type="float" office:value="8.48404" calcext:value-type="float">
            <text:p>8.48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6713" calcext:value-type="float">
            <text:p>-1.56713</text:p>
          </table:table-cell>
          <table:table-cell office:value-type="float" office:value="-2.35451" calcext:value-type="float">
            <text:p>-2.354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3044" calcext:value-type="float">
            <text:p>6.93044</text:p>
          </table:table-cell>
          <table:table-cell office:value-type="float" office:value="8.66319" calcext:value-type="float">
            <text:p>8.66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1307" calcext:value-type="float">
            <text:p>7.21307</text:p>
          </table:table-cell>
          <table:table-cell office:value-type="float" office:value="1.99959" calcext:value-type="float">
            <text:p>1.99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7626" calcext:value-type="float">
            <text:p>1.87626</text:p>
          </table:table-cell>
          <table:table-cell office:value-type="float" office:value="9.22296" calcext:value-type="float">
            <text:p>9.222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8096" calcext:value-type="float">
            <text:p>0.858096</text:p>
          </table:table-cell>
          <table:table-cell office:value-type="float" office:value="-0.369566" calcext:value-type="float">
            <text:p>-0.3695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0259" calcext:value-type="float">
            <text:p>8.20259</text:p>
          </table:table-cell>
          <table:table-cell office:value-type="float" office:value="5.75698" calcext:value-type="float">
            <text:p>5.75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3506" calcext:value-type="float">
            <text:p>6.83506</text:p>
          </table:table-cell>
          <table:table-cell office:value-type="float" office:value="-0.391023" calcext:value-type="float">
            <text:p>-0.391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9106" calcext:value-type="float">
            <text:p>2.99106</text:p>
          </table:table-cell>
          <table:table-cell office:value-type="float" office:value="6.99333" calcext:value-type="float">
            <text:p>6.99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1465" calcext:value-type="float">
            <text:p>1.01465</text:p>
          </table:table-cell>
          <table:table-cell office:value-type="float" office:value="1.89042" calcext:value-type="float">
            <text:p>1.89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7078" calcext:value-type="float">
            <text:p>8.67078</text:p>
          </table:table-cell>
          <table:table-cell office:value-type="float" office:value="4.65239" calcext:value-type="float">
            <text:p>4.652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3403" calcext:value-type="float">
            <text:p>6.03403</text:p>
          </table:table-cell>
          <table:table-cell office:value-type="float" office:value="-0.76276" calcext:value-type="float">
            <text:p>-0.76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591" calcext:value-type="float">
            <text:p>1.92591</text:p>
          </table:table-cell>
          <table:table-cell office:value-type="float" office:value="8.3261" calcext:value-type="float">
            <text:p>8.32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4091" calcext:value-type="float">
            <text:p>0.154091</text:p>
          </table:table-cell>
          <table:table-cell office:value-type="float" office:value="-1.63405" calcext:value-type="float">
            <text:p>-1.634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353" calcext:value-type="float">
            <text:p>11.7353</text:p>
          </table:table-cell>
          <table:table-cell office:value-type="float" office:value="8.24336" calcext:value-type="float">
            <text:p>8.24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8072" calcext:value-type="float">
            <text:p>3.88072</text:p>
          </table:table-cell>
          <table:table-cell office:value-type="float" office:value="1.61472" calcext:value-type="float">
            <text:p>1.61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8957" calcext:value-type="float">
            <text:p>1.08957</text:p>
          </table:table-cell>
          <table:table-cell office:value-type="float" office:value="0.926853" calcext:value-type="float">
            <text:p>0.9268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79583" calcext:value-type="float">
            <text:p>-0.579583</text:p>
          </table:table-cell>
          <table:table-cell office:value-type="float" office:value="-1.85879" calcext:value-type="float">
            <text:p>-1.858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138" calcext:value-type="float">
            <text:p>11.0138</text:p>
          </table:table-cell>
          <table:table-cell office:value-type="float" office:value="9.13254" calcext:value-type="float">
            <text:p>9.132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4349" calcext:value-type="float">
            <text:p>11.4349</text:p>
          </table:table-cell>
          <table:table-cell office:value-type="float" office:value="-1.99909" calcext:value-type="float">
            <text:p>-1.99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8396" calcext:value-type="float">
            <text:p>-1.58396</text:p>
          </table:table-cell>
          <table:table-cell office:value-type="float" office:value="8.949" calcext:value-type="float">
            <text:p>8.9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2384" calcext:value-type="float">
            <text:p>1.32384</text:p>
          </table:table-cell>
          <table:table-cell office:value-type="float" office:value="0.815153" calcext:value-type="float">
            <text:p>0.8151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7716" calcext:value-type="float">
            <text:p>6.97716</text:p>
          </table:table-cell>
          <table:table-cell office:value-type="float" office:value="7.51295" calcext:value-type="float">
            <text:p>7.51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7968" calcext:value-type="float">
            <text:p>6.37968</text:p>
          </table:table-cell>
          <table:table-cell office:value-type="float" office:value="-2.47524" calcext:value-type="float">
            <text:p>-2.475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0444" calcext:value-type="float">
            <text:p>1.40444</text:p>
          </table:table-cell>
          <table:table-cell office:value-type="float" office:value="5.41619" calcext:value-type="float">
            <text:p>5.416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08853" calcext:value-type="float">
            <text:p>0.0808853</text:p>
          </table:table-cell>
          <table:table-cell office:value-type="float" office:value="0.189138" calcext:value-type="float">
            <text:p>0.1891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7837" calcext:value-type="float">
            <text:p>8.67837</text:p>
          </table:table-cell>
          <table:table-cell office:value-type="float" office:value="8.24979" calcext:value-type="float">
            <text:p>8.249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8426" calcext:value-type="float">
            <text:p>9.38426</text:p>
          </table:table-cell>
          <table:table-cell office:value-type="float" office:value="2.44285" calcext:value-type="float">
            <text:p>2.44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6826" calcext:value-type="float">
            <text:p>0.716826</text:p>
          </table:table-cell>
          <table:table-cell office:value-type="float" office:value="1.64089" calcext:value-type="float">
            <text:p>1.640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0189" calcext:value-type="float">
            <text:p>3.00189</text:p>
          </table:table-cell>
          <table:table-cell office:value-type="float" office:value="0.833134" calcext:value-type="float">
            <text:p>0.8331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5891" calcext:value-type="float">
            <text:p>7.75891</text:p>
          </table:table-cell>
          <table:table-cell office:value-type="float" office:value="7.86681" calcext:value-type="float">
            <text:p>7.866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0602" calcext:value-type="float">
            <text:p>4.30602</text:p>
          </table:table-cell>
          <table:table-cell office:value-type="float" office:value="2.235" calcext:value-type="float">
            <text:p>2.2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926" calcext:value-type="float">
            <text:p>-1.1926</text:p>
          </table:table-cell>
          <table:table-cell office:value-type="float" office:value="10.0926" calcext:value-type="float">
            <text:p>10.09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52299" calcext:value-type="float">
            <text:p>-0.252299</text:p>
          </table:table-cell>
          <table:table-cell office:value-type="float" office:value="-3.56732" calcext:value-type="float">
            <text:p>-3.567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5056" calcext:value-type="float">
            <text:p>4.35056</text:p>
          </table:table-cell>
          <table:table-cell office:value-type="float" office:value="6.42417" calcext:value-type="float">
            <text:p>6.42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6978" calcext:value-type="float">
            <text:p>9.46978</text:p>
          </table:table-cell>
          <table:table-cell office:value-type="float" office:value="-2.95815" calcext:value-type="float">
            <text:p>-2.958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8987" calcext:value-type="float">
            <text:p>-2.68987</text:p>
          </table:table-cell>
          <table:table-cell office:value-type="float" office:value="4.10161" calcext:value-type="float">
            <text:p>4.10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49082" calcext:value-type="float">
            <text:p>5.49082</text:p>
          </table:table-cell>
          <table:table-cell office:value-type="float" office:value="-1.4813" calcext:value-type="float">
            <text:p>-1.48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8784" calcext:value-type="float">
            <text:p>8.18784</text:p>
          </table:table-cell>
          <table:table-cell office:value-type="float" office:value="7.44429" calcext:value-type="float">
            <text:p>7.44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5001" calcext:value-type="float">
            <text:p>10.5001</text:p>
          </table:table-cell>
          <table:table-cell office:value-type="float" office:value="-1.94671" calcext:value-type="float">
            <text:p>-1.94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45668" calcext:value-type="float">
            <text:p>-0.645668</text:p>
          </table:table-cell>
          <table:table-cell office:value-type="float" office:value="6.29526" calcext:value-type="float">
            <text:p>6.29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87841" calcext:value-type="float">
            <text:p>-0.187841</text:p>
          </table:table-cell>
          <table:table-cell office:value-type="float" office:value="-0.126988" calcext:value-type="float">
            <text:p>-0.12698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2211" calcext:value-type="float">
            <text:p>5.52211</text:p>
          </table:table-cell>
          <table:table-cell office:value-type="float" office:value="7.85701" calcext:value-type="float">
            <text:p>7.857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0105" calcext:value-type="float">
            <text:p>7.20105</text:p>
          </table:table-cell>
          <table:table-cell office:value-type="float" office:value="-4.67069" calcext:value-type="float">
            <text:p>-4.670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6788" calcext:value-type="float">
            <text:p>-1.66788</text:p>
          </table:table-cell>
          <table:table-cell office:value-type="float" office:value="8.79306" calcext:value-type="float">
            <text:p>8.79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6301" calcext:value-type="float">
            <text:p>1.86301</text:p>
          </table:table-cell>
          <table:table-cell office:value-type="float" office:value="-0.693337" calcext:value-type="float">
            <text:p>-0.6933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4623" calcext:value-type="float">
            <text:p>6.24623</text:p>
          </table:table-cell>
          <table:table-cell office:value-type="float" office:value="2.47186" calcext:value-type="float">
            <text:p>2.47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05989" calcext:value-type="float">
            <text:p>5.05989</text:p>
          </table:table-cell>
          <table:table-cell office:value-type="float" office:value="1.32939" calcext:value-type="float">
            <text:p>1.32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7535" calcext:value-type="float">
            <text:p>0.167535</text:p>
          </table:table-cell>
          <table:table-cell office:value-type="float" office:value="5.98793" calcext:value-type="float">
            <text:p>5.987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2196" calcext:value-type="float">
            <text:p>0.52196</text:p>
          </table:table-cell>
          <table:table-cell office:value-type="float" office:value="0.354385" calcext:value-type="float">
            <text:p>0.3543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03" calcext:value-type="float">
            <text:p>4.7203</text:p>
          </table:table-cell>
          <table:table-cell office:value-type="float" office:value="7.16994" calcext:value-type="float">
            <text:p>7.16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7554" calcext:value-type="float">
            <text:p>3.27554</text:p>
          </table:table-cell>
          <table:table-cell office:value-type="float" office:value="-1.58322" calcext:value-type="float">
            <text:p>-1.583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8754" calcext:value-type="float">
            <text:p>-2.08754</text:p>
          </table:table-cell>
          <table:table-cell office:value-type="float" office:value="7.26778" calcext:value-type="float">
            <text:p>7.26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95254" calcext:value-type="float">
            <text:p>-0.395254</text:p>
          </table:table-cell>
          <table:table-cell office:value-type="float" office:value="-2.24758" calcext:value-type="float">
            <text:p>-2.247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4294" calcext:value-type="float">
            <text:p>9.34294</text:p>
          </table:table-cell>
          <table:table-cell office:value-type="float" office:value="4.04905" calcext:value-type="float">
            <text:p>4.049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1368" calcext:value-type="float">
            <text:p>6.21368</text:p>
          </table:table-cell>
          <table:table-cell office:value-type="float" office:value="1.87094" calcext:value-type="float">
            <text:p>1.87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296" calcext:value-type="float">
            <text:p>2.43296</text:p>
          </table:table-cell>
          <table:table-cell office:value-type="float" office:value="1.28168" calcext:value-type="float">
            <text:p>1.281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05766" calcext:value-type="float">
            <text:p>-0.605766</text:p>
          </table:table-cell>
          <table:table-cell office:value-type="float" office:value="-4.85222" calcext:value-type="float">
            <text:p>-4.852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651" calcext:value-type="float">
            <text:p>8.97651</text:p>
          </table:table-cell>
          <table:table-cell office:value-type="float" office:value="6.1169" calcext:value-type="float">
            <text:p>6.1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7984" calcext:value-type="float">
            <text:p>7.77984</text:p>
          </table:table-cell>
          <table:table-cell office:value-type="float" office:value="0.0227093" calcext:value-type="float">
            <text:p>0.02270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6396" calcext:value-type="float">
            <text:p>4.16396</text:p>
          </table:table-cell>
          <table:table-cell office:value-type="float" office:value="8.04038" calcext:value-type="float">
            <text:p>8.04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6764" calcext:value-type="float">
            <text:p>2.16764</text:p>
          </table:table-cell>
          <table:table-cell office:value-type="float" office:value="-0.311814" calcext:value-type="float">
            <text:p>-0.3118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9544" calcext:value-type="float">
            <text:p>6.89544</text:p>
          </table:table-cell>
          <table:table-cell office:value-type="float" office:value="9.57223" calcext:value-type="float">
            <text:p>9.572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2097" calcext:value-type="float">
            <text:p>6.42097</text:p>
          </table:table-cell>
          <table:table-cell office:value-type="float" office:value="0.977441" calcext:value-type="float">
            <text:p>0.977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7.77552" calcext:value-type="float">
            <text:p>7.775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94785" calcext:value-type="float">
            <text:p>-0.494785</text:p>
          </table:table-cell>
          <table:table-cell office:value-type="float" office:value="-0.640115" calcext:value-type="float">
            <text:p>-0.6401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859" calcext:value-type="float">
            <text:p>7.93859</text:p>
          </table:table-cell>
          <table:table-cell office:value-type="float" office:value="4.67109" calcext:value-type="float">
            <text:p>4.67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7193" calcext:value-type="float">
            <text:p>6.17193</text:p>
          </table:table-cell>
          <table:table-cell office:value-type="float" office:value="-4.52783" calcext:value-type="float">
            <text:p>-4.527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40038" calcext:value-type="float">
            <text:p>0.940038</text:p>
          </table:table-cell>
          <table:table-cell office:value-type="float" office:value="8.12364" calcext:value-type="float">
            <text:p>8.12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4063" calcext:value-type="float">
            <text:p>1.14063</text:p>
          </table:table-cell>
          <table:table-cell office:value-type="float" office:value="-0.909931" calcext:value-type="float">
            <text:p>-0.9099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6829" calcext:value-type="float">
            <text:p>7.76829</text:p>
          </table:table-cell>
          <table:table-cell office:value-type="float" office:value="10.6537" calcext:value-type="float">
            <text:p>10.65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3328" calcext:value-type="float">
            <text:p>5.53328</text:p>
          </table:table-cell>
          <table:table-cell office:value-type="float" office:value="-3.74741" calcext:value-type="float">
            <text:p>-3.74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119" calcext:value-type="float">
            <text:p>1.0119</text:p>
          </table:table-cell>
          <table:table-cell office:value-type="float" office:value="9.43489" calcext:value-type="float">
            <text:p>9.43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91853" calcext:value-type="float">
            <text:p>-1.91853</text:p>
          </table:table-cell>
          <table:table-cell office:value-type="float" office:value="-1.46042" calcext:value-type="float">
            <text:p>-1.46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3957" calcext:value-type="float">
            <text:p>5.43957</text:p>
          </table:table-cell>
          <table:table-cell office:value-type="float" office:value="9.49008" calcext:value-type="float">
            <text:p>9.49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0043" calcext:value-type="float">
            <text:p>8.90043</text:p>
          </table:table-cell>
          <table:table-cell office:value-type="float" office:value="-3.67393" calcext:value-type="float">
            <text:p>-3.67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1656" calcext:value-type="float">
            <text:p>0.731656</text:p>
          </table:table-cell>
          <table:table-cell office:value-type="float" office:value="8.05947" calcext:value-type="float">
            <text:p>8.059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7759" calcext:value-type="float">
            <text:p>3.67759</text:p>
          </table:table-cell>
          <table:table-cell office:value-type="float" office:value="-0.944235" calcext:value-type="float">
            <text:p>-0.9442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1567" calcext:value-type="float">
            <text:p>9.11567</text:p>
          </table:table-cell>
          <table:table-cell office:value-type="float" office:value="6.00317" calcext:value-type="float">
            <text:p>6.00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2504" calcext:value-type="float">
            <text:p>8.12504</text:p>
          </table:table-cell>
          <table:table-cell office:value-type="float" office:value="0.622096" calcext:value-type="float">
            <text:p>0.6220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8706" calcext:value-type="float">
            <text:p>-2.78706</text:p>
          </table:table-cell>
          <table:table-cell office:value-type="float" office:value="4.70314" calcext:value-type="float">
            <text:p>4.703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7825" calcext:value-type="float">
            <text:p>3.47825</text:p>
          </table:table-cell>
          <table:table-cell office:value-type="float" office:value="-2.14059" calcext:value-type="float">
            <text:p>-2.140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6814" calcext:value-type="float">
            <text:p>5.46814</text:p>
          </table:table-cell>
          <table:table-cell office:value-type="float" office:value="6.16604" calcext:value-type="float">
            <text:p>6.16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6928" calcext:value-type="float">
            <text:p>3.46928</text:p>
          </table:table-cell>
          <table:table-cell office:value-type="float" office:value="0.945053" calcext:value-type="float">
            <text:p>0.9450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6883" calcext:value-type="float">
            <text:p>-2.76883</text:p>
          </table:table-cell>
          <table:table-cell office:value-type="float" office:value="7.47619" calcext:value-type="float">
            <text:p>7.476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1078" calcext:value-type="float">
            <text:p>1.31078</text:p>
          </table:table-cell>
          <table:table-cell office:value-type="float" office:value="0.83191" calcext:value-type="float">
            <text:p>0.831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2364" calcext:value-type="float">
            <text:p>6.42364</text:p>
          </table:table-cell>
          <table:table-cell office:value-type="float" office:value="9.62331" calcext:value-type="float">
            <text:p>9.62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3088" calcext:value-type="float">
            <text:p>8.03088</text:p>
          </table:table-cell>
          <table:table-cell office:value-type="float" office:value="-2.79915" calcext:value-type="float">
            <text:p>-2.799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002" calcext:value-type="float">
            <text:p>1.72002</text:p>
          </table:table-cell>
          <table:table-cell office:value-type="float" office:value="7.53578" calcext:value-type="float">
            <text:p>7.53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7455" calcext:value-type="float">
            <text:p>3.97455</text:p>
          </table:table-cell>
          <table:table-cell office:value-type="float" office:value="-1.06131" calcext:value-type="float">
            <text:p>-1.061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083" calcext:value-type="float">
            <text:p>8.97083</text:p>
          </table:table-cell>
          <table:table-cell office:value-type="float" office:value="10.3025" calcext:value-type="float">
            <text:p>10.3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9802" calcext:value-type="float">
            <text:p>6.79802</text:p>
          </table:table-cell>
          <table:table-cell office:value-type="float" office:value="2.47212" calcext:value-type="float">
            <text:p>2.472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479" calcext:value-type="float">
            <text:p>1.91479</text:p>
          </table:table-cell>
          <table:table-cell office:value-type="float" office:value="9.10122" calcext:value-type="float">
            <text:p>9.101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48945" calcext:value-type="float">
            <text:p>0.948945</text:p>
          </table:table-cell>
          <table:table-cell office:value-type="float" office:value="1.00981" calcext:value-type="float">
            <text:p>1.009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175" calcext:value-type="float">
            <text:p>7.14175</text:p>
          </table:table-cell>
          <table:table-cell office:value-type="float" office:value="5.16177" calcext:value-type="float">
            <text:p>5.16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0892" calcext:value-type="float">
            <text:p>9.80892</text:p>
          </table:table-cell>
          <table:table-cell office:value-type="float" office:value="2.1599" calcext:value-type="float">
            <text:p>2.15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6388" calcext:value-type="float">
            <text:p>0.326388</text:p>
          </table:table-cell>
          <table:table-cell office:value-type="float" office:value="6.05087" calcext:value-type="float">
            <text:p>6.050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91234" calcext:value-type="float">
            <text:p>-3.91234</text:p>
          </table:table-cell>
          <table:table-cell office:value-type="float" office:value="-3.43795" calcext:value-type="float">
            <text:p>-3.437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9046" calcext:value-type="float">
            <text:p>7.39046</text:p>
          </table:table-cell>
          <table:table-cell office:value-type="float" office:value="8.22241" calcext:value-type="float">
            <text:p>8.22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2233" calcext:value-type="float">
            <text:p>10.2233</text:p>
          </table:table-cell>
          <table:table-cell office:value-type="float" office:value="-1.99657" calcext:value-type="float">
            <text:p>-1.99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41556" calcext:value-type="float">
            <text:p>-4.41556</text:p>
          </table:table-cell>
          <table:table-cell office:value-type="float" office:value="6.72239" calcext:value-type="float">
            <text:p>6.722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1.23129" calcext:value-type="float">
            <text:p>1.231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173" calcext:value-type="float">
            <text:p>10.1173</text:p>
          </table:table-cell>
          <table:table-cell office:value-type="float" office:value="5.33278" calcext:value-type="float">
            <text:p>5.332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746" calcext:value-type="float">
            <text:p>9.4746</text:p>
          </table:table-cell>
          <table:table-cell office:value-type="float" office:value="-0.779464" calcext:value-type="float">
            <text:p>-0.779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2918" calcext:value-type="float">
            <text:p>1.22918</text:p>
          </table:table-cell>
          <table:table-cell office:value-type="float" office:value="8.86432" calcext:value-type="float">
            <text:p>8.864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9104" calcext:value-type="float">
            <text:p>0.849104</text:p>
          </table:table-cell>
          <table:table-cell office:value-type="float" office:value="-0.210371" calcext:value-type="float">
            <text:p>-0.2103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118" calcext:value-type="float">
            <text:p>8.88118</text:p>
          </table:table-cell>
          <table:table-cell office:value-type="float" office:value="9.39147" calcext:value-type="float">
            <text:p>9.39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3614" calcext:value-type="float">
            <text:p>7.83614</text:p>
          </table:table-cell>
          <table:table-cell office:value-type="float" office:value="-2.92963" calcext:value-type="float">
            <text:p>-2.929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1319" calcext:value-type="float">
            <text:p>4.21319</text:p>
          </table:table-cell>
          <table:table-cell office:value-type="float" office:value="9.56657" calcext:value-type="float">
            <text:p>9.566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13593" calcext:value-type="float">
            <text:p>-3.13593</text:p>
          </table:table-cell>
          <table:table-cell office:value-type="float" office:value="-0.695068" calcext:value-type="float">
            <text:p>-0.6950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706" calcext:value-type="float">
            <text:p>12.5706</text:p>
          </table:table-cell>
          <table:table-cell office:value-type="float" office:value="6.2696" calcext:value-type="float">
            <text:p>6.2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121" calcext:value-type="float">
            <text:p>8.8121</text:p>
          </table:table-cell>
          <table:table-cell office:value-type="float" office:value="0.804204" calcext:value-type="float">
            <text:p>0.8042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6648" calcext:value-type="float">
            <text:p>-2.56648</text:p>
          </table:table-cell>
          <table:table-cell office:value-type="float" office:value="5.23383" calcext:value-type="float">
            <text:p>5.23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-1.28969" calcext:value-type="float">
            <text:p>-1.289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834" calcext:value-type="float">
            <text:p>8.19834</text:p>
          </table:table-cell>
          <table:table-cell office:value-type="float" office:value="4.28932" calcext:value-type="float">
            <text:p>4.289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6099" calcext:value-type="float">
            <text:p>3.36099</text:p>
          </table:table-cell>
          <table:table-cell office:value-type="float" office:value="3.38023" calcext:value-type="float">
            <text:p>3.3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7354" calcext:value-type="float">
            <text:p>-2.77354</text:p>
          </table:table-cell>
          <table:table-cell office:value-type="float" office:value="5.67139" calcext:value-type="float">
            <text:p>5.671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2361" calcext:value-type="float">
            <text:p>1.12361</text:p>
          </table:table-cell>
          <table:table-cell office:value-type="float" office:value="2.89624" calcext:value-type="float">
            <text:p>2.896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7766" calcext:value-type="float">
            <text:p>7.77766</text:p>
          </table:table-cell>
          <table:table-cell office:value-type="float" office:value="7.93866" calcext:value-type="float">
            <text:p>7.93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4484" calcext:value-type="float">
            <text:p>6.34484</text:p>
          </table:table-cell>
          <table:table-cell office:value-type="float" office:value="0.980646" calcext:value-type="float">
            <text:p>0.9806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3454" calcext:value-type="float">
            <text:p>-1.53454</text:p>
          </table:table-cell>
          <table:table-cell office:value-type="float" office:value="6.30659" calcext:value-type="float">
            <text:p>6.30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9528" calcext:value-type="float">
            <text:p>-2.09528</text:p>
          </table:table-cell>
          <table:table-cell office:value-type="float" office:value="-2.6127" calcext:value-type="float">
            <text:p>-2.61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1968" calcext:value-type="float">
            <text:p>5.61968</text:p>
          </table:table-cell>
          <table:table-cell office:value-type="float" office:value="4.05069" calcext:value-type="float">
            <text:p>4.050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575" calcext:value-type="float">
            <text:p>7.5575</text:p>
          </table:table-cell>
          <table:table-cell office:value-type="float" office:value="2.10057" calcext:value-type="float">
            <text:p>2.10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736" calcext:value-type="float">
            <text:p>-1.5736</text:p>
          </table:table-cell>
          <table:table-cell office:value-type="float" office:value="4.43722" calcext:value-type="float">
            <text:p>4.437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9018" calcext:value-type="float">
            <text:p>2.69018</text:p>
          </table:table-cell>
          <table:table-cell office:value-type="float" office:value="-0.945095" calcext:value-type="float">
            <text:p>-0.9450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348" calcext:value-type="float">
            <text:p>10.6348</text:p>
          </table:table-cell>
          <table:table-cell office:value-type="float" office:value="5.40862" calcext:value-type="float">
            <text:p>5.408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9936" calcext:value-type="float">
            <text:p>5.99936</text:p>
          </table:table-cell>
          <table:table-cell office:value-type="float" office:value="-1.92197" calcext:value-type="float">
            <text:p>-1.921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5042" calcext:value-type="float">
            <text:p>0.165042</text:p>
          </table:table-cell>
          <table:table-cell office:value-type="float" office:value="8.18479" calcext:value-type="float">
            <text:p>8.184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6497" calcext:value-type="float">
            <text:p>2.36497</text:p>
          </table:table-cell>
          <table:table-cell office:value-type="float" office:value="-1.08259" calcext:value-type="float">
            <text:p>-1.082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587" calcext:value-type="float">
            <text:p>6.84587</text:p>
          </table:table-cell>
          <table:table-cell office:value-type="float" office:value="6.02506" calcext:value-type="float">
            <text:p>6.02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5454" calcext:value-type="float">
            <text:p>8.55454</text:p>
          </table:table-cell>
          <table:table-cell office:value-type="float" office:value="3.03685" calcext:value-type="float">
            <text:p>3.036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08973" calcext:value-type="float">
            <text:p>0.608973</text:p>
          </table:table-cell>
          <table:table-cell office:value-type="float" office:value="7.3172" calcext:value-type="float">
            <text:p>7.31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27881" calcext:value-type="float">
            <text:p>-0.527881</text:p>
          </table:table-cell>
          <table:table-cell office:value-type="float" office:value="-2.53228" calcext:value-type="float">
            <text:p>-2.532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07" calcext:value-type="float">
            <text:p>8.0707</text:p>
          </table:table-cell>
          <table:table-cell office:value-type="float" office:value="9.3296" calcext:value-type="float">
            <text:p>9.32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3792" calcext:value-type="float">
            <text:p>9.33792</text:p>
          </table:table-cell>
          <table:table-cell office:value-type="float" office:value="0.241898" calcext:value-type="float">
            <text:p>0.241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495" calcext:value-type="float">
            <text:p>1.31495</text:p>
          </table:table-cell>
          <table:table-cell office:value-type="float" office:value="5.52084" calcext:value-type="float">
            <text:p>5.52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9894" calcext:value-type="float">
            <text:p>1.49894</text:p>
          </table:table-cell>
          <table:table-cell office:value-type="float" office:value="3.68816" calcext:value-type="float">
            <text:p>3.688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9622" calcext:value-type="float">
            <text:p>4.69622</text:p>
          </table:table-cell>
          <table:table-cell office:value-type="float" office:value="7.37956" calcext:value-type="float">
            <text:p>7.37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5887" calcext:value-type="float">
            <text:p>6.65887</text:p>
          </table:table-cell>
          <table:table-cell office:value-type="float" office:value="2.72007" calcext:value-type="float">
            <text:p>2.72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727" calcext:value-type="float">
            <text:p>-2.1727</text:p>
          </table:table-cell>
          <table:table-cell office:value-type="float" office:value="6.33665" calcext:value-type="float">
            <text:p>6.336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17716" calcext:value-type="float">
            <text:p>4.17716</text:p>
          </table:table-cell>
          <table:table-cell office:value-type="float" office:value="-0.395879" calcext:value-type="float">
            <text:p>-0.3958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384" calcext:value-type="float">
            <text:p>6.87384</text:p>
          </table:table-cell>
          <table:table-cell office:value-type="float" office:value="8.45982" calcext:value-type="float">
            <text:p>8.459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8596" calcext:value-type="float">
            <text:p>6.18596</text:p>
          </table:table-cell>
          <table:table-cell office:value-type="float" office:value="0.476998" calcext:value-type="float">
            <text:p>0.476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0264" calcext:value-type="float">
            <text:p>0.0990264</text:p>
          </table:table-cell>
          <table:table-cell office:value-type="float" office:value="5.36349" calcext:value-type="float">
            <text:p>5.36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3397" calcext:value-type="float">
            <text:p>-2.83397</text:p>
          </table:table-cell>
          <table:table-cell office:value-type="float" office:value="-2.89699" calcext:value-type="float">
            <text:p>-2.896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847" calcext:value-type="float">
            <text:p>6.02847</text:p>
          </table:table-cell>
          <table:table-cell office:value-type="float" office:value="8.06408" calcext:value-type="float">
            <text:p>8.064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4458" calcext:value-type="float">
            <text:p>7.74458</text:p>
          </table:table-cell>
          <table:table-cell office:value-type="float" office:value="-0.113716" calcext:value-type="float">
            <text:p>-0.113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5983" calcext:value-type="float">
            <text:p>-1.95983</text:p>
          </table:table-cell>
          <table:table-cell office:value-type="float" office:value="7.41269" calcext:value-type="float">
            <text:p>7.41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7305" calcext:value-type="float">
            <text:p>-1.57305</text:p>
          </table:table-cell>
          <table:table-cell office:value-type="float" office:value="-1.12032" calcext:value-type="float">
            <text:p>-1.120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496" calcext:value-type="float">
            <text:p>6.1496</text:p>
          </table:table-cell>
          <table:table-cell office:value-type="float" office:value="8.57138" calcext:value-type="float">
            <text:p>8.57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3467" calcext:value-type="float">
            <text:p>6.43467</text:p>
          </table:table-cell>
          <table:table-cell office:value-type="float" office:value="-0.283542" calcext:value-type="float">
            <text:p>-0.28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50222" calcext:value-type="float">
            <text:p>-0.550222</text:p>
          </table:table-cell>
          <table:table-cell office:value-type="float" office:value="9.77719" calcext:value-type="float">
            <text:p>9.777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9656" calcext:value-type="float">
            <text:p>1.19656</text:p>
          </table:table-cell>
          <table:table-cell office:value-type="float" office:value="2.54922" calcext:value-type="float">
            <text:p>2.549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627" calcext:value-type="float">
            <text:p>5.04627</text:p>
          </table:table-cell>
          <table:table-cell office:value-type="float" office:value="5.20369" calcext:value-type="float">
            <text:p>5.20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2284" calcext:value-type="float">
            <text:p>9.12284</text:p>
          </table:table-cell>
          <table:table-cell office:value-type="float" office:value="-2.12499" calcext:value-type="float">
            <text:p>-2.12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66954" calcext:value-type="float">
            <text:p>-3.66954</text:p>
          </table:table-cell>
          <table:table-cell office:value-type="float" office:value="6.2038" calcext:value-type="float">
            <text:p>6.2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9553" calcext:value-type="float">
            <text:p>2.29553</text:p>
          </table:table-cell>
          <table:table-cell office:value-type="float" office:value="2.30515" calcext:value-type="float">
            <text:p>2.305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5447" calcext:value-type="float">
            <text:p>5.45447</text:p>
          </table:table-cell>
          <table:table-cell office:value-type="float" office:value="3.33871" calcext:value-type="float">
            <text:p>3.33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9151" calcext:value-type="float">
            <text:p>3.69151</text:p>
          </table:table-cell>
          <table:table-cell office:value-type="float" office:value="-2.80354" calcext:value-type="float">
            <text:p>-2.80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62789" calcext:value-type="float">
            <text:p>-0.762789</text:p>
          </table:table-cell>
          <table:table-cell office:value-type="float" office:value="6.6016" calcext:value-type="float">
            <text:p>6.60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5437" calcext:value-type="float">
            <text:p>0.885437</text:p>
          </table:table-cell>
          <table:table-cell office:value-type="float" office:value="1.66435" calcext:value-type="float">
            <text:p>1.664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3725" calcext:value-type="float">
            <text:p>7.53725</text:p>
          </table:table-cell>
          <table:table-cell office:value-type="float" office:value="11.5629" calcext:value-type="float">
            <text:p>11.56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9399" calcext:value-type="float">
            <text:p>6.69399</text:p>
          </table:table-cell>
          <table:table-cell office:value-type="float" office:value="-3.95409" calcext:value-type="float">
            <text:p>-3.954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2157" calcext:value-type="float">
            <text:p>2.42157</text:p>
          </table:table-cell>
          <table:table-cell office:value-type="float" office:value="9.13853" calcext:value-type="float">
            <text:p>9.138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88393" calcext:value-type="float">
            <text:p>0.988393</text:p>
          </table:table-cell>
          <table:table-cell office:value-type="float" office:value="-0.756335" calcext:value-type="float">
            <text:p>-0.7563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5666" calcext:value-type="float">
            <text:p>6.35666</text:p>
          </table:table-cell>
          <table:table-cell office:value-type="float" office:value="12.2297" calcext:value-type="float">
            <text:p>12.2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9283" calcext:value-type="float">
            <text:p>11.9283</text:p>
          </table:table-cell>
          <table:table-cell office:value-type="float" office:value="1.59718" calcext:value-type="float">
            <text:p>1.59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5415" calcext:value-type="float">
            <text:p>-1.35415</text:p>
          </table:table-cell>
          <table:table-cell office:value-type="float" office:value="7.06616" calcext:value-type="float">
            <text:p>7.066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24139" calcext:value-type="float">
            <text:p>-0.724139</text:p>
          </table:table-cell>
          <table:table-cell office:value-type="float" office:value="-5.84513" calcext:value-type="float">
            <text:p>-5.845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7828" calcext:value-type="float">
            <text:p>7.07828</text:p>
          </table:table-cell>
          <table:table-cell office:value-type="float" office:value="7.00651" calcext:value-type="float">
            <text:p>7.006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6036" calcext:value-type="float">
            <text:p>8.26036</text:p>
          </table:table-cell>
          <table:table-cell office:value-type="float" office:value="-1.13167" calcext:value-type="float">
            <text:p>-1.13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97456" calcext:value-type="float">
            <text:p>-0.297456</text:p>
          </table:table-cell>
          <table:table-cell office:value-type="float" office:value="7.63312" calcext:value-type="float">
            <text:p>7.633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2523" calcext:value-type="float">
            <text:p>-2.02523</text:p>
          </table:table-cell>
          <table:table-cell office:value-type="float" office:value="-1.32316" calcext:value-type="float">
            <text:p>-1.323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6763" calcext:value-type="float">
            <text:p>7.26763</text:p>
          </table:table-cell>
          <table:table-cell office:value-type="float" office:value="7.24585" calcext:value-type="float">
            <text:p>7.245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3033" calcext:value-type="float">
            <text:p>5.93033</text:p>
          </table:table-cell>
          <table:table-cell office:value-type="float" office:value="2.16935" calcext:value-type="float">
            <text:p>2.16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19034" calcext:value-type="float">
            <text:p>-0.519034</text:p>
          </table:table-cell>
          <table:table-cell office:value-type="float" office:value="10.7277" calcext:value-type="float">
            <text:p>10.72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43719" calcext:value-type="float">
            <text:p>4.43719</text:p>
          </table:table-cell>
          <table:table-cell office:value-type="float" office:value="0.183355" calcext:value-type="float">
            <text:p>0.1833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087" calcext:value-type="float">
            <text:p>8.19087</text:p>
          </table:table-cell>
          <table:table-cell office:value-type="float" office:value="4.76906" calcext:value-type="float">
            <text:p>4.769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2699" calcext:value-type="float">
            <text:p>6.22699</text:p>
          </table:table-cell>
          <table:table-cell office:value-type="float" office:value="-3.15862" calcext:value-type="float">
            <text:p>-3.15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1007" calcext:value-type="float">
            <text:p>-2.71007</text:p>
          </table:table-cell>
          <table:table-cell office:value-type="float" office:value="3.992" calcext:value-type="float">
            <text:p>3.9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9371" calcext:value-type="float">
            <text:p>0.839371</text:p>
          </table:table-cell>
          <table:table-cell office:value-type="float" office:value="-0.647492" calcext:value-type="float">
            <text:p>-0.64749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3696" calcext:value-type="float">
            <text:p>7.43696</text:p>
          </table:table-cell>
          <table:table-cell office:value-type="float" office:value="8.33475" calcext:value-type="float">
            <text:p>8.33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7101" calcext:value-type="float">
            <text:p>1.87101</text:p>
          </table:table-cell>
          <table:table-cell office:value-type="float" office:value="0.012333" calcext:value-type="float">
            <text:p>0.012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4717" calcext:value-type="float">
            <text:p>-2.34717</text:p>
          </table:table-cell>
          <table:table-cell office:value-type="float" office:value="5.73954" calcext:value-type="float">
            <text:p>5.7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6814" calcext:value-type="float">
            <text:p>-5.6814</text:p>
          </table:table-cell>
          <table:table-cell office:value-type="float" office:value="0.702193" calcext:value-type="float">
            <text:p>0.7021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186" calcext:value-type="float">
            <text:p>7.46186</text:p>
          </table:table-cell>
          <table:table-cell office:value-type="float" office:value="7.31612" calcext:value-type="float">
            <text:p>7.31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5076" calcext:value-type="float">
            <text:p>7.95076</text:p>
          </table:table-cell>
          <table:table-cell office:value-type="float" office:value="-1.0928" calcext:value-type="float">
            <text:p>-1.0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97582" calcext:value-type="float">
            <text:p>-2.97582</text:p>
          </table:table-cell>
          <table:table-cell office:value-type="float" office:value="8.49129" calcext:value-type="float">
            <text:p>8.491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18598" calcext:value-type="float">
            <text:p>-0.218598</text:p>
          </table:table-cell>
          <table:table-cell office:value-type="float" office:value="1.57201" calcext:value-type="float">
            <text:p>1.572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777" calcext:value-type="float">
            <text:p>8.55777</text:p>
          </table:table-cell>
          <table:table-cell office:value-type="float" office:value="8.8791" calcext:value-type="float">
            <text:p>8.8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9949" calcext:value-type="float">
            <text:p>3.79949</text:p>
          </table:table-cell>
          <table:table-cell office:value-type="float" office:value="-4.56326" calcext:value-type="float">
            <text:p>-4.56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368" calcext:value-type="float">
            <text:p>1.75368</text:p>
          </table:table-cell>
          <table:table-cell office:value-type="float" office:value="6.96342" calcext:value-type="float">
            <text:p>6.96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18367" calcext:value-type="float">
            <text:p>-2.18367</text:p>
          </table:table-cell>
          <table:table-cell office:value-type="float" office:value="1.40021" calcext:value-type="float">
            <text:p>1.400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243" calcext:value-type="float">
            <text:p>9.19243</text:p>
          </table:table-cell>
          <table:table-cell office:value-type="float" office:value="5.95816" calcext:value-type="float">
            <text:p>5.958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805" calcext:value-type="float">
            <text:p>7.75805</text:p>
          </table:table-cell>
          <table:table-cell office:value-type="float" office:value="-2.88418" calcext:value-type="float">
            <text:p>-2.884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1951" calcext:value-type="float">
            <text:p>3.31951</text:p>
          </table:table-cell>
          <table:table-cell office:value-type="float" office:value="3.9207" calcext:value-type="float">
            <text:p>3.92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6454" calcext:value-type="float">
            <text:p>0.376454</text:p>
          </table:table-cell>
          <table:table-cell office:value-type="float" office:value="-1.59503" calcext:value-type="float">
            <text:p>-1.595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3695" calcext:value-type="float">
            <text:p>9.23695</text:p>
          </table:table-cell>
          <table:table-cell office:value-type="float" office:value="6.06315" calcext:value-type="float">
            <text:p>6.06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8815" calcext:value-type="float">
            <text:p>7.88815</text:p>
          </table:table-cell>
          <table:table-cell office:value-type="float" office:value="2.59233" calcext:value-type="float">
            <text:p>2.592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2378" calcext:value-type="float">
            <text:p>-1.02378</text:p>
          </table:table-cell>
          <table:table-cell office:value-type="float" office:value="4.78833" calcext:value-type="float">
            <text:p>4.78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89587" calcext:value-type="float">
            <text:p>4.89587</text:p>
          </table:table-cell>
          <table:table-cell office:value-type="float" office:value="3.06646" calcext:value-type="float">
            <text:p>3.066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548" calcext:value-type="float">
            <text:p>9.54548</text:p>
          </table:table-cell>
          <table:table-cell office:value-type="float" office:value="5.44122" calcext:value-type="float">
            <text:p>5.44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4898" calcext:value-type="float">
            <text:p>5.84898</text:p>
          </table:table-cell>
          <table:table-cell office:value-type="float" office:value="-1.22367" calcext:value-type="float">
            <text:p>-1.22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55732" calcext:value-type="float">
            <text:p>-0.255732</text:p>
          </table:table-cell>
          <table:table-cell office:value-type="float" office:value="5.06837" calcext:value-type="float">
            <text:p>5.068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0642" calcext:value-type="float">
            <text:p>0.150642</text:p>
          </table:table-cell>
          <table:table-cell office:value-type="float" office:value="-0.212132" calcext:value-type="float">
            <text:p>-0.2121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6512" calcext:value-type="float">
            <text:p>6.46512</text:p>
          </table:table-cell>
          <table:table-cell office:value-type="float" office:value="6.01636" calcext:value-type="float">
            <text:p>6.01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3844" calcext:value-type="float">
            <text:p>7.33844</text:p>
          </table:table-cell>
          <table:table-cell office:value-type="float" office:value="1.87717" calcext:value-type="float">
            <text:p>1.87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6282" calcext:value-type="float">
            <text:p>2.36282</text:p>
          </table:table-cell>
          <table:table-cell office:value-type="float" office:value="7.317" calcext:value-type="float">
            <text:p>7.3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45397" calcext:value-type="float">
            <text:p>-3.45397</text:p>
          </table:table-cell>
          <table:table-cell office:value-type="float" office:value="0.565817" calcext:value-type="float">
            <text:p>0.5658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068" calcext:value-type="float">
            <text:p>3.80068</text:p>
          </table:table-cell>
          <table:table-cell office:value-type="float" office:value="7.56432" calcext:value-type="float">
            <text:p>7.564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8685" calcext:value-type="float">
            <text:p>5.18685</text:p>
          </table:table-cell>
          <table:table-cell office:value-type="float" office:value="-1.7831" calcext:value-type="float">
            <text:p>-1.7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48999" calcext:value-type="float">
            <text:p>-1.48999</text:p>
          </table:table-cell>
          <table:table-cell office:value-type="float" office:value="5.78218" calcext:value-type="float">
            <text:p>5.782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1552" calcext:value-type="float">
            <text:p>-0.41552</text:p>
          </table:table-cell>
          <table:table-cell office:value-type="float" office:value="1.27775" calcext:value-type="float">
            <text:p>1.277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692" calcext:value-type="float">
            <text:p>8.55692</text:p>
          </table:table-cell>
          <table:table-cell office:value-type="float" office:value="7.3326" calcext:value-type="float">
            <text:p>7.33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0063" calcext:value-type="float">
            <text:p>4.60063</text:p>
          </table:table-cell>
          <table:table-cell office:value-type="float" office:value="1.63451" calcext:value-type="float">
            <text:p>1.634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65558" calcext:value-type="float">
            <text:p>-0.065558</text:p>
          </table:table-cell>
          <table:table-cell office:value-type="float" office:value="6.95612" calcext:value-type="float">
            <text:p>6.956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965" calcext:value-type="float">
            <text:p>1.46965</text:p>
          </table:table-cell>
          <table:table-cell office:value-type="float" office:value="-1.44347" calcext:value-type="float">
            <text:p>-1.443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1127" calcext:value-type="float">
            <text:p>8.21127</text:p>
          </table:table-cell>
          <table:table-cell office:value-type="float" office:value="12.1372" calcext:value-type="float">
            <text:p>12.1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4211" calcext:value-type="float">
            <text:p>5.94211</text:p>
          </table:table-cell>
          <table:table-cell office:value-type="float" office:value="-5.28946" calcext:value-type="float">
            <text:p>-5.28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80801" calcext:value-type="float">
            <text:p>-2.80801</text:p>
          </table:table-cell>
          <table:table-cell office:value-type="float" office:value="9.02408" calcext:value-type="float">
            <text:p>9.024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45954" calcext:value-type="float">
            <text:p>-3.45954</text:p>
          </table:table-cell>
          <table:table-cell office:value-type="float" office:value="0.178698" calcext:value-type="float">
            <text:p>0.1786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9866" calcext:value-type="float">
            <text:p>9.79866</text:p>
          </table:table-cell>
          <table:table-cell office:value-type="float" office:value="10.2023" calcext:value-type="float">
            <text:p>10.2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5928" calcext:value-type="float">
            <text:p>6.65928</text:p>
          </table:table-cell>
          <table:table-cell office:value-type="float" office:value="-0.75612" calcext:value-type="float">
            <text:p>-0.75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25268" calcext:value-type="float">
            <text:p>-2.25268</text:p>
          </table:table-cell>
          <table:table-cell office:value-type="float" office:value="8.8395" calcext:value-type="float">
            <text:p>8.8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5206" calcext:value-type="float">
            <text:p>-1.15206</text:p>
          </table:table-cell>
          <table:table-cell office:value-type="float" office:value="-3.95319" calcext:value-type="float">
            <text:p>-3.953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259" calcext:value-type="float">
            <text:p>8.22259</text:p>
          </table:table-cell>
          <table:table-cell office:value-type="float" office:value="6.04498" calcext:value-type="float">
            <text:p>6.044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8526" calcext:value-type="float">
            <text:p>4.38526</text:p>
          </table:table-cell>
          <table:table-cell office:value-type="float" office:value="-3.02599" calcext:value-type="float">
            <text:p>-3.025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8972" calcext:value-type="float">
            <text:p>-3.08972</text:p>
          </table:table-cell>
          <table:table-cell office:value-type="float" office:value="6.90624" calcext:value-type="float">
            <text:p>6.906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40314" calcext:value-type="float">
            <text:p>-2.40314</text:p>
          </table:table-cell>
          <table:table-cell office:value-type="float" office:value="2.79471" calcext:value-type="float">
            <text:p>2.794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0729" calcext:value-type="float">
            <text:p>7.80729</text:p>
          </table:table-cell>
          <table:table-cell office:value-type="float" office:value="5.50124" calcext:value-type="float">
            <text:p>5.50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4901" calcext:value-type="float">
            <text:p>9.44901</text:p>
          </table:table-cell>
          <table:table-cell office:value-type="float" office:value="-0.637495" calcext:value-type="float">
            <text:p>-0.637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3236" calcext:value-type="float">
            <text:p>0.173236</text:p>
          </table:table-cell>
          <table:table-cell office:value-type="float" office:value="10.3011" calcext:value-type="float">
            <text:p>10.3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7262" calcext:value-type="float">
            <text:p>-3.87262</text:p>
          </table:table-cell>
          <table:table-cell office:value-type="float" office:value="1.64272" calcext:value-type="float">
            <text:p>1.642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2831" calcext:value-type="float">
            <text:p>5.32831</text:p>
          </table:table-cell>
          <table:table-cell office:value-type="float" office:value="6.57361" calcext:value-type="float">
            <text:p>6.57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777" calcext:value-type="float">
            <text:p>8.3777</text:p>
          </table:table-cell>
          <table:table-cell office:value-type="float" office:value="-0.00804024" calcext:value-type="float">
            <text:p>-0.00804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38037" calcext:value-type="float">
            <text:p>-0.238037</text:p>
          </table:table-cell>
          <table:table-cell office:value-type="float" office:value="7.76104" calcext:value-type="float">
            <text:p>7.761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9788" calcext:value-type="float">
            <text:p>1.99788</text:p>
          </table:table-cell>
          <table:table-cell office:value-type="float" office:value="3.17003" calcext:value-type="float">
            <text:p>3.170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5944" calcext:value-type="float">
            <text:p>4.55944</text:p>
          </table:table-cell>
          <table:table-cell office:value-type="float" office:value="6.41454" calcext:value-type="float">
            <text:p>6.414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2184" calcext:value-type="float">
            <text:p>8.72184</text:p>
          </table:table-cell>
          <table:table-cell office:value-type="float" office:value="-0.609887" calcext:value-type="float">
            <text:p>-0.6098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8116" calcext:value-type="float">
            <text:p>-1.58116</text:p>
          </table:table-cell>
          <table:table-cell office:value-type="float" office:value="7.64178" calcext:value-type="float">
            <text:p>7.641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8526" calcext:value-type="float">
            <text:p>2.08526</text:p>
          </table:table-cell>
          <table:table-cell office:value-type="float" office:value="0.350504" calcext:value-type="float">
            <text:p>0.3505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556" calcext:value-type="float">
            <text:p>8.27556</text:p>
          </table:table-cell>
          <table:table-cell office:value-type="float" office:value="4.60753" calcext:value-type="float">
            <text:p>4.607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6063" calcext:value-type="float">
            <text:p>7.26063</text:p>
          </table:table-cell>
          <table:table-cell office:value-type="float" office:value="3.71083" calcext:value-type="float">
            <text:p>3.710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1992" calcext:value-type="float">
            <text:p>2.51992</text:p>
          </table:table-cell>
          <table:table-cell office:value-type="float" office:value="8.03533" calcext:value-type="float">
            <text:p>8.03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2099" calcext:value-type="float">
            <text:p>1.62099</text:p>
          </table:table-cell>
          <table:table-cell office:value-type="float" office:value="-3.64251" calcext:value-type="float">
            <text:p>-3.642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6323" calcext:value-type="float">
            <text:p>5.36323</text:p>
          </table:table-cell>
          <table:table-cell office:value-type="float" office:value="8.19849" calcext:value-type="float">
            <text:p>8.19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0215" calcext:value-type="float">
            <text:p>4.30215</text:p>
          </table:table-cell>
          <table:table-cell office:value-type="float" office:value="-4.65305" calcext:value-type="float">
            <text:p>-4.65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6588" calcext:value-type="float">
            <text:p>4.16588</text:p>
          </table:table-cell>
          <table:table-cell office:value-type="float" office:value="7.85785" calcext:value-type="float">
            <text:p>7.857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2021" calcext:value-type="float">
            <text:p>2.42021</text:p>
          </table:table-cell>
          <table:table-cell office:value-type="float" office:value="2.8181" calcext:value-type="float">
            <text:p>2.81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0625" calcext:value-type="float">
            <text:p>8.20625</text:p>
          </table:table-cell>
          <table:table-cell office:value-type="float" office:value="10.8963" calcext:value-type="float">
            <text:p>10.89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1939" calcext:value-type="float">
            <text:p>4.41939</text:p>
          </table:table-cell>
          <table:table-cell office:value-type="float" office:value="-2.84539" calcext:value-type="float">
            <text:p>-2.845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658" calcext:value-type="float">
            <text:p>-1.7658</text:p>
          </table:table-cell>
          <table:table-cell office:value-type="float" office:value="7.398" calcext:value-type="float">
            <text:p>7.3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9801" calcext:value-type="float">
            <text:p>-1.59801</text:p>
          </table:table-cell>
          <table:table-cell office:value-type="float" office:value="0.748332" calcext:value-type="float">
            <text:p>0.7483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0887" calcext:value-type="float">
            <text:p>7.70887</text:p>
          </table:table-cell>
          <table:table-cell office:value-type="float" office:value="5.4083" calcext:value-type="float">
            <text:p>5.4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058" calcext:value-type="float">
            <text:p>9.1058</text:p>
          </table:table-cell>
          <table:table-cell office:value-type="float" office:value="1.5459" calcext:value-type="float">
            <text:p>1.54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1131" calcext:value-type="float">
            <text:p>1.41131</text:p>
          </table:table-cell>
          <table:table-cell office:value-type="float" office:value="7.58873" calcext:value-type="float">
            <text:p>7.588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1576" calcext:value-type="float">
            <text:p>0.371576</text:p>
          </table:table-cell>
          <table:table-cell office:value-type="float" office:value="1.02074" calcext:value-type="float">
            <text:p>1.020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5043" calcext:value-type="float">
            <text:p>5.95043</text:p>
          </table:table-cell>
          <table:table-cell office:value-type="float" office:value="6.84081" calcext:value-type="float">
            <text:p>6.84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4686" calcext:value-type="float">
            <text:p>11.4686</text:p>
          </table:table-cell>
          <table:table-cell office:value-type="float" office:value="6.66246" calcext:value-type="float">
            <text:p>6.662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86252" calcext:value-type="float">
            <text:p>0.386252</text:p>
          </table:table-cell>
          <table:table-cell office:value-type="float" office:value="7.75404" calcext:value-type="float">
            <text:p>7.75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2788" calcext:value-type="float">
            <text:p>-1.82788</text:p>
          </table:table-cell>
          <table:table-cell office:value-type="float" office:value="3.12048" calcext:value-type="float">
            <text:p>3.120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622" calcext:value-type="float">
            <text:p>6.45622</text:p>
          </table:table-cell>
          <table:table-cell office:value-type="float" office:value="9.10313" calcext:value-type="float">
            <text:p>9.10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3537" calcext:value-type="float">
            <text:p>8.23537</text:p>
          </table:table-cell>
          <table:table-cell office:value-type="float" office:value="-0.461017" calcext:value-type="float">
            <text:p>-0.4610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942" calcext:value-type="float">
            <text:p>1.92942</text:p>
          </table:table-cell>
          <table:table-cell office:value-type="float" office:value="10.2582" calcext:value-type="float">
            <text:p>10.25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14954" calcext:value-type="float">
            <text:p>-0.714954</text:p>
          </table:table-cell>
          <table:table-cell office:value-type="float" office:value="-1.20405" calcext:value-type="float">
            <text:p>-1.204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939" calcext:value-type="float">
            <text:p>6.76939</text:p>
          </table:table-cell>
          <table:table-cell office:value-type="float" office:value="4.22319" calcext:value-type="float">
            <text:p>4.22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2504" calcext:value-type="float">
            <text:p>6.62504</text:p>
          </table:table-cell>
          <table:table-cell office:value-type="float" office:value="1.12688" calcext:value-type="float">
            <text:p>1.12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7195" calcext:value-type="float">
            <text:p>1.07195</text:p>
          </table:table-cell>
          <table:table-cell office:value-type="float" office:value="7.39937" calcext:value-type="float">
            <text:p>7.39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00985" calcext:value-type="float">
            <text:p>-1.00985</text:p>
          </table:table-cell>
          <table:table-cell office:value-type="float" office:value="-2.47824" calcext:value-type="float">
            <text:p>-2.478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2442" calcext:value-type="float">
            <text:p>4.32442</text:p>
          </table:table-cell>
          <table:table-cell office:value-type="float" office:value="5.94493" calcext:value-type="float">
            <text:p>5.944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01771" calcext:value-type="float">
            <text:p>5.01771</text:p>
          </table:table-cell>
          <table:table-cell office:value-type="float" office:value="1.89895" calcext:value-type="float">
            <text:p>1.898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34565" calcext:value-type="float">
            <text:p>-0.234565</text:p>
          </table:table-cell>
          <table:table-cell office:value-type="float" office:value="6.38178" calcext:value-type="float">
            <text:p>6.381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2599" calcext:value-type="float">
            <text:p>2.42599</text:p>
          </table:table-cell>
          <table:table-cell office:value-type="float" office:value="0.846955" calcext:value-type="float">
            <text:p>0.8469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878" calcext:value-type="float">
            <text:p>7.81878</text:p>
          </table:table-cell>
          <table:table-cell office:value-type="float" office:value="7.52316" calcext:value-type="float">
            <text:p>7.52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2104" calcext:value-type="float">
            <text:p>8.72104</text:p>
          </table:table-cell>
          <table:table-cell office:value-type="float" office:value="-0.342913" calcext:value-type="float">
            <text:p>-0.342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01485" calcext:value-type="float">
            <text:p>0.0701485</text:p>
          </table:table-cell>
          <table:table-cell office:value-type="float" office:value="10.1913" calcext:value-type="float">
            <text:p>10.19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20704" calcext:value-type="float">
            <text:p>-1.20704</text:p>
          </table:table-cell>
          <table:table-cell office:value-type="float" office:value="1.03603" calcext:value-type="float">
            <text:p>1.036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439" calcext:value-type="float">
            <text:p>6.07439</text:p>
          </table:table-cell>
          <table:table-cell office:value-type="float" office:value="5.33978" calcext:value-type="float">
            <text:p>5.339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3065" calcext:value-type="float">
            <text:p>8.93065</text:p>
          </table:table-cell>
          <table:table-cell office:value-type="float" office:value="0.249349" calcext:value-type="float">
            <text:p>0.249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5226" calcext:value-type="float">
            <text:p>-1.15226</text:p>
          </table:table-cell>
          <table:table-cell office:value-type="float" office:value="5.22655" calcext:value-type="float">
            <text:p>5.22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4921" calcext:value-type="float">
            <text:p>3.84921</text:p>
          </table:table-cell>
          <table:table-cell office:value-type="float" office:value="0.906957" calcext:value-type="float">
            <text:p>0.9069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281" calcext:value-type="float">
            <text:p>9.95281</text:p>
          </table:table-cell>
          <table:table-cell office:value-type="float" office:value="7.55791" calcext:value-type="float">
            <text:p>7.55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7897" calcext:value-type="float">
            <text:p>7.97897</text:p>
          </table:table-cell>
          <table:table-cell office:value-type="float" office:value="-1.43509" calcext:value-type="float">
            <text:p>-1.43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418" calcext:value-type="float">
            <text:p>-2.0418</text:p>
          </table:table-cell>
          <table:table-cell office:value-type="float" office:value="7.75039" calcext:value-type="float">
            <text:p>7.750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6891" calcext:value-type="float">
            <text:p>1.06891</text:p>
          </table:table-cell>
          <table:table-cell office:value-type="float" office:value="-0.745644" calcext:value-type="float">
            <text:p>-0.7456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278" calcext:value-type="float">
            <text:p>9.73278</text:p>
          </table:table-cell>
          <table:table-cell office:value-type="float" office:value="7.0697" calcext:value-type="float">
            <text:p>7.06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5608" calcext:value-type="float">
            <text:p>6.85608</text:p>
          </table:table-cell>
          <table:table-cell office:value-type="float" office:value="-2.00514" calcext:value-type="float">
            <text:p>-2.00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8608" calcext:value-type="float">
            <text:p>-1.88608</text:p>
          </table:table-cell>
          <table:table-cell office:value-type="float" office:value="4.86837" calcext:value-type="float">
            <text:p>4.868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57772" calcext:value-type="float">
            <text:p>-3.57772</text:p>
          </table:table-cell>
          <table:table-cell office:value-type="float" office:value="3.28208" calcext:value-type="float">
            <text:p>3.282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9367" calcext:value-type="float">
            <text:p>8.99367</text:p>
          </table:table-cell>
          <table:table-cell office:value-type="float" office:value="6.84183" calcext:value-type="float">
            <text:p>6.841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2783" calcext:value-type="float">
            <text:p>7.62783</text:p>
          </table:table-cell>
          <table:table-cell office:value-type="float" office:value="-0.611762" calcext:value-type="float">
            <text:p>-0.611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656" calcext:value-type="float">
            <text:p>-1.0656</text:p>
          </table:table-cell>
          <table:table-cell office:value-type="float" office:value="3.98466" calcext:value-type="float">
            <text:p>3.984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20538" calcext:value-type="float">
            <text:p>0.620538</text:p>
          </table:table-cell>
          <table:table-cell office:value-type="float" office:value="-3.88896" calcext:value-type="float">
            <text:p>-3.888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8315" calcext:value-type="float">
            <text:p>8.58315</text:p>
          </table:table-cell>
          <table:table-cell office:value-type="float" office:value="8.77967" calcext:value-type="float">
            <text:p>8.779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1819" calcext:value-type="float">
            <text:p>6.81819</text:p>
          </table:table-cell>
          <table:table-cell office:value-type="float" office:value="0.983158" calcext:value-type="float">
            <text:p>0.983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4606" calcext:value-type="float">
            <text:p>-1.94606</text:p>
          </table:table-cell>
          <table:table-cell office:value-type="float" office:value="6.91084" calcext:value-type="float">
            <text:p>6.91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0624" calcext:value-type="float">
            <text:p>-0.820624</text:p>
          </table:table-cell>
          <table:table-cell office:value-type="float" office:value="0.701993" calcext:value-type="float">
            <text:p>0.7019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456" calcext:value-type="float">
            <text:p>10.2456</text:p>
          </table:table-cell>
          <table:table-cell office:value-type="float" office:value="5.38442" calcext:value-type="float">
            <text:p>5.384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2877" calcext:value-type="float">
            <text:p>6.92877</text:p>
          </table:table-cell>
          <table:table-cell office:value-type="float" office:value="0.922596" calcext:value-type="float">
            <text:p>0.9225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7587" calcext:value-type="float">
            <text:p>4.17587</text:p>
          </table:table-cell>
          <table:table-cell office:value-type="float" office:value="5.07805" calcext:value-type="float">
            <text:p>5.07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6078" calcext:value-type="float">
            <text:p>-1.66078</text:p>
          </table:table-cell>
          <table:table-cell office:value-type="float" office:value="0.429776" calcext:value-type="float">
            <text:p>0.4297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3394" calcext:value-type="float">
            <text:p>9.13394</text:p>
          </table:table-cell>
          <table:table-cell office:value-type="float" office:value="7.04774" calcext:value-type="float">
            <text:p>7.047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01026" calcext:value-type="float">
            <text:p>9.01026</text:p>
          </table:table-cell>
          <table:table-cell office:value-type="float" office:value="-1.17834" calcext:value-type="float">
            <text:p>-1.17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1166" calcext:value-type="float">
            <text:p>-1.51166</text:p>
          </table:table-cell>
          <table:table-cell office:value-type="float" office:value="5.80485" calcext:value-type="float">
            <text:p>5.804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0204" calcext:value-type="float">
            <text:p>1.20204</text:p>
          </table:table-cell>
          <table:table-cell office:value-type="float" office:value="1.71769" calcext:value-type="float">
            <text:p>1.717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9579" calcext:value-type="float">
            <text:p>8.39579</text:p>
          </table:table-cell>
          <table:table-cell office:value-type="float" office:value="9.9623" calcext:value-type="float">
            <text:p>9.96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9734" calcext:value-type="float">
            <text:p>7.29734</text:p>
          </table:table-cell>
          <table:table-cell office:value-type="float" office:value="-0.815275" calcext:value-type="float">
            <text:p>-0.815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9131" calcext:value-type="float">
            <text:p>0.739131</text:p>
          </table:table-cell>
          <table:table-cell office:value-type="float" office:value="9.53411" calcext:value-type="float">
            <text:p>9.534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6097" calcext:value-type="float">
            <text:p>-2.06097</text:p>
          </table:table-cell>
          <table:table-cell office:value-type="float" office:value="-1.47577" calcext:value-type="float">
            <text:p>-1.475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487" calcext:value-type="float">
            <text:p>8.5487</text:p>
          </table:table-cell>
          <table:table-cell office:value-type="float" office:value="6.23836" calcext:value-type="float">
            <text:p>6.2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06076" calcext:value-type="float">
            <text:p>9.06076</text:p>
          </table:table-cell>
          <table:table-cell office:value-type="float" office:value="-0.20577" calcext:value-type="float">
            <text:p>-0.20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1507" calcext:value-type="float">
            <text:p>0.871507</text:p>
          </table:table-cell>
          <table:table-cell office:value-type="float" office:value="9.93173" calcext:value-type="float">
            <text:p>9.93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1624" calcext:value-type="float">
            <text:p>0.951624</text:p>
          </table:table-cell>
          <table:table-cell office:value-type="float" office:value="1.6315" calcext:value-type="float">
            <text:p>1.63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37" calcext:value-type="float">
            <text:p>10.5037</text:p>
          </table:table-cell>
          <table:table-cell office:value-type="float" office:value="7.32337" calcext:value-type="float">
            <text:p>7.323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2964" calcext:value-type="float">
            <text:p>7.82964</text:p>
          </table:table-cell>
          <table:table-cell office:value-type="float" office:value="-2.25649" calcext:value-type="float">
            <text:p>-2.25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94562" calcext:value-type="float">
            <text:p>0.194562</text:p>
          </table:table-cell>
          <table:table-cell office:value-type="float" office:value="7.47169" calcext:value-type="float">
            <text:p>7.471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2117" calcext:value-type="float">
            <text:p>1.42117</text:p>
          </table:table-cell>
          <table:table-cell office:value-type="float" office:value="-0.673289" calcext:value-type="float">
            <text:p>-0.6732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489" calcext:value-type="float">
            <text:p>5.14489</text:p>
          </table:table-cell>
          <table:table-cell office:value-type="float" office:value="5.00775" calcext:value-type="float">
            <text:p>5.00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0436" calcext:value-type="float">
            <text:p>7.30436</text:p>
          </table:table-cell>
          <table:table-cell office:value-type="float" office:value="-2.52951" calcext:value-type="float">
            <text:p>-2.529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71925" calcext:value-type="float">
            <text:p>0.471925</text:p>
          </table:table-cell>
          <table:table-cell office:value-type="float" office:value="4.47258" calcext:value-type="float">
            <text:p>4.472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7548" calcext:value-type="float">
            <text:p>1.47548</text:p>
          </table:table-cell>
          <table:table-cell office:value-type="float" office:value="-2.45438" calcext:value-type="float">
            <text:p>-2.454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7524" calcext:value-type="float">
            <text:p>9.17524</text:p>
          </table:table-cell>
          <table:table-cell office:value-type="float" office:value="9.03332" calcext:value-type="float">
            <text:p>9.03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1378" calcext:value-type="float">
            <text:p>5.81378</text:p>
          </table:table-cell>
          <table:table-cell office:value-type="float" office:value="0.307284" calcext:value-type="float">
            <text:p>0.307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4288" calcext:value-type="float">
            <text:p>-0.284288</text:p>
          </table:table-cell>
          <table:table-cell office:value-type="float" office:value="8.48915" calcext:value-type="float">
            <text:p>8.489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33825" calcext:value-type="float">
            <text:p>-0.633825</text:p>
          </table:table-cell>
          <table:table-cell office:value-type="float" office:value="0.591556" calcext:value-type="float">
            <text:p>0.5915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238" calcext:value-type="float">
            <text:p>7.54238</text:p>
          </table:table-cell>
          <table:table-cell office:value-type="float" office:value="9.34384" calcext:value-type="float">
            <text:p>9.34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3617" calcext:value-type="float">
            <text:p>7.83617</text:p>
          </table:table-cell>
          <table:table-cell office:value-type="float" office:value="-2.85463" calcext:value-type="float">
            <text:p>-2.85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1018" calcext:value-type="float">
            <text:p>2.11018</text:p>
          </table:table-cell>
          <table:table-cell office:value-type="float" office:value="7.19241" calcext:value-type="float">
            <text:p>7.19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04905" calcext:value-type="float">
            <text:p>-3.04905</text:p>
          </table:table-cell>
          <table:table-cell office:value-type="float" office:value="-1.76264" calcext:value-type="float">
            <text:p>-1.762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editing-duration>PT1M43S</meta:editing-duration>
    <meta:editing-cycles>2</meta:editing-cycles>
    <meta:creation-date>2022-11-29T15:47:52.347025781</meta:creation-date>
    <dc:date>2022-11-29T15:49:35.595960344</dc:date>
    <meta:document-statistic meta:table-count="1" meta:cell-count="30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732cm" svg:y="4.206cm" style:legend-expansion="high" chart:style-name="ch2"/>
        <chart:plot-area chart:style-name="ch3" table:cell-range-address="data.A25:data.C530" chart:data-source-has-labels="column" svg:x="0.085cm" svg:y="0.236cm" svg:width="13.244cm" svg:height="8.675cm">
          <chartooo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C25:data.C530" chart:class="chart:scatter">
            <chart:domain table:cell-range-address="data.B25:data.B530"/>
            <chart:data-point chart:repeated="5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6.28531">
                <text:p>6.28531</text:p>
                <draw:g>
                  <svg:desc>data.B25:data.B530</svg:desc>
                </draw:g>
              </table:table-cell>
              <table:table-cell office:value-type="float" office:value="11.5879">
                <text:p>11.5879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9775">
                <text:p>9.39775</text:p>
              </table:table-cell>
              <table:table-cell office:value-type="float" office:value="5.4489">
                <text:p>5.44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3624">
                <text:p>5.73624</text:p>
              </table:table-cell>
              <table:table-cell office:value-type="float" office:value="8.68033">
                <text:p>8.680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0197">
                <text:p>6.10197</text:p>
              </table:table-cell>
              <table:table-cell office:value-type="float" office:value="9.83266">
                <text:p>9.832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9479">
                <text:p>9.29479</text:p>
              </table:table-cell>
              <table:table-cell office:value-type="float" office:value="5.67373">
                <text:p>5.67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2703">
                <text:p>8.02703</text:p>
              </table:table-cell>
              <table:table-cell office:value-type="float" office:value="7.67945">
                <text:p>7.679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2699">
                <text:p>5.02699</text:p>
              </table:table-cell>
              <table:table-cell office:value-type="float" office:value="6.03695">
                <text:p>6.036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04861">
                <text:p>3.04861</text:p>
              </table:table-cell>
              <table:table-cell office:value-type="float" office:value="7.78055">
                <text:p>7.780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96348">
                <text:p>2.96348</text:p>
              </table:table-cell>
              <table:table-cell office:value-type="float" office:value="9.56842">
                <text:p>9.568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6468">
                <text:p>6.86468</text:p>
              </table:table-cell>
              <table:table-cell office:value-type="float" office:value="8.84118">
                <text:p>8.841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9347">
                <text:p>8.99347</text:p>
              </table:table-cell>
              <table:table-cell office:value-type="float" office:value="8.73924">
                <text:p>8.739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3873">
                <text:p>6.23873</text:p>
              </table:table-cell>
              <table:table-cell office:value-type="float" office:value="4.7269">
                <text:p>4.7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2083">
                <text:p>8.82083</text:p>
              </table:table-cell>
              <table:table-cell office:value-type="float" office:value="5.09689">
                <text:p>5.096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7566">
                <text:p>6.07566</text:p>
              </table:table-cell>
              <table:table-cell office:value-type="float" office:value="8.61258">
                <text:p>8.612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1022">
                <text:p>7.11022</text:p>
              </table:table-cell>
              <table:table-cell office:value-type="float" office:value="6.28457">
                <text:p>6.284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556">
                <text:p>8.4556</text:p>
              </table:table-cell>
              <table:table-cell office:value-type="float" office:value="9.07996">
                <text:p>9.079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1546">
                <text:p>8.21546</text:p>
              </table:table-cell>
              <table:table-cell office:value-type="float" office:value="5.65196">
                <text:p>5.651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2294">
                <text:p>8.92294</text:p>
              </table:table-cell>
              <table:table-cell office:value-type="float" office:value="7.54198">
                <text:p>7.541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0084">
                <text:p>7.10084</text:p>
              </table:table-cell>
              <table:table-cell office:value-type="float" office:value="5.02085">
                <text:p>5.020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209">
                <text:p>6.9209</text:p>
              </table:table-cell>
              <table:table-cell office:value-type="float" office:value="5.59777">
                <text:p>5.597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0957">
                <text:p>7.40957</text:p>
              </table:table-cell>
              <table:table-cell office:value-type="float" office:value="5.53336">
                <text:p>5.53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0307">
                <text:p>6.50307</text:p>
              </table:table-cell>
              <table:table-cell office:value-type="float" office:value="4.42181">
                <text:p>4.421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9751">
                <text:p>7.29751</text:p>
              </table:table-cell>
              <table:table-cell office:value-type="float" office:value="9.79439">
                <text:p>9.794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4427">
                <text:p>10.4427</text:p>
              </table:table-cell>
              <table:table-cell office:value-type="float" office:value="10.0645">
                <text:p>10.06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24522">
                <text:p>5.24522</text:p>
              </table:table-cell>
              <table:table-cell office:value-type="float" office:value="2.35108">
                <text:p>2.351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2078">
                <text:p>9.72078</text:p>
              </table:table-cell>
              <table:table-cell office:value-type="float" office:value="4.70933">
                <text:p>4.70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301">
                <text:p>8.2301</text:p>
              </table:table-cell>
              <table:table-cell office:value-type="float" office:value="6.22207">
                <text:p>6.222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93">
                <text:p>7.193</text:p>
              </table:table-cell>
              <table:table-cell office:value-type="float" office:value="4.43631">
                <text:p>4.436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4458">
                <text:p>6.44458</text:p>
              </table:table-cell>
              <table:table-cell office:value-type="float" office:value="8.99901">
                <text:p>8.99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4173">
                <text:p>6.14173</text:p>
              </table:table-cell>
              <table:table-cell office:value-type="float" office:value="6.99963">
                <text:p>6.99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3594">
                <text:p>6.33594</text:p>
              </table:table-cell>
              <table:table-cell office:value-type="float" office:value="5.96782">
                <text:p>5.967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0747">
                <text:p>9.10747</text:p>
              </table:table-cell>
              <table:table-cell office:value-type="float" office:value="5.19083">
                <text:p>5.190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7146">
                <text:p>11.7146</text:p>
              </table:table-cell>
              <table:table-cell office:value-type="float" office:value="8.79938">
                <text:p>8.799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9882">
                <text:p>8.59882</text:p>
              </table:table-cell>
              <table:table-cell office:value-type="float" office:value="6.78853">
                <text:p>6.78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3712">
                <text:p>9.73712</text:p>
              </table:table-cell>
              <table:table-cell office:value-type="float" office:value="7.19569">
                <text:p>7.195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3108">
                <text:p>6.73108</text:p>
              </table:table-cell>
              <table:table-cell office:value-type="float" office:value="7.80624">
                <text:p>7.80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493">
                <text:p>6.3493</text:p>
              </table:table-cell>
              <table:table-cell office:value-type="float" office:value="8.49292">
                <text:p>8.49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5841">
                <text:p>8.35841</text:p>
              </table:table-cell>
              <table:table-cell office:value-type="float" office:value="9.72693">
                <text:p>9.726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4875">
                <text:p>5.74875</text:p>
              </table:table-cell>
              <table:table-cell office:value-type="float" office:value="4.06392">
                <text:p>4.063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77">
                <text:p>11.277</text:p>
              </table:table-cell>
              <table:table-cell office:value-type="float" office:value="4.7331">
                <text:p>4.73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8839">
                <text:p>5.98839</text:p>
              </table:table-cell>
              <table:table-cell office:value-type="float" office:value="4.48958">
                <text:p>4.48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63999">
                <text:p>3.63999</text:p>
              </table:table-cell>
              <table:table-cell office:value-type="float" office:value="5.95249">
                <text:p>5.952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1903">
                <text:p>9.01903</text:p>
              </table:table-cell>
              <table:table-cell office:value-type="float" office:value="6.46032">
                <text:p>6.460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533">
                <text:p>11.533</text:p>
              </table:table-cell>
              <table:table-cell office:value-type="float" office:value="7.73529">
                <text:p>7.735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84702">
                <text:p>4.84702</text:p>
              </table:table-cell>
              <table:table-cell office:value-type="float" office:value="8.71259">
                <text:p>8.71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33838">
                <text:p>2.33838</text:p>
              </table:table-cell>
              <table:table-cell office:value-type="float" office:value="6.78748">
                <text:p>6.787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2712">
                <text:p>5.12712</text:p>
              </table:table-cell>
              <table:table-cell office:value-type="float" office:value="5.10559">
                <text:p>5.105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3917">
                <text:p>7.53917</text:p>
              </table:table-cell>
              <table:table-cell office:value-type="float" office:value="7.67358">
                <text:p>7.673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7425">
                <text:p>5.57425</text:p>
              </table:table-cell>
              <table:table-cell office:value-type="float" office:value="4.27815">
                <text:p>4.278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3597">
                <text:p>8.03597</text:p>
              </table:table-cell>
              <table:table-cell office:value-type="float" office:value="5.46403">
                <text:p>5.464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8285">
                <text:p>5.58285</text:p>
              </table:table-cell>
              <table:table-cell office:value-type="float" office:value="4.74504">
                <text:p>4.745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8151">
                <text:p>5.48151</text:p>
              </table:table-cell>
              <table:table-cell office:value-type="float" office:value="5.34905">
                <text:p>5.349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484">
                <text:p>10.2484</text:p>
              </table:table-cell>
              <table:table-cell office:value-type="float" office:value="8.27621">
                <text:p>8.27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8692">
                <text:p>3.8692</text:p>
              </table:table-cell>
              <table:table-cell office:value-type="float" office:value="9.11747">
                <text:p>9.117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09561">
                <text:p>3.09561</text:p>
              </table:table-cell>
              <table:table-cell office:value-type="float" office:value="13.0267">
                <text:p>13.02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2603">
                <text:p>5.52603</text:p>
              </table:table-cell>
              <table:table-cell office:value-type="float" office:value="6.87376">
                <text:p>6.873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816">
                <text:p>6.7816</text:p>
              </table:table-cell>
              <table:table-cell office:value-type="float" office:value="6.41973">
                <text:p>6.419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5791">
                <text:p>6.05791</text:p>
              </table:table-cell>
              <table:table-cell office:value-type="float" office:value="7.25993">
                <text:p>7.259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5262">
                <text:p>6.85262</text:p>
              </table:table-cell>
              <table:table-cell office:value-type="float" office:value="5.24078">
                <text:p>5.240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3471">
                <text:p>7.63471</text:p>
              </table:table-cell>
              <table:table-cell office:value-type="float" office:value="5.8983">
                <text:p>5.89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0024">
                <text:p>4.70024</text:p>
              </table:table-cell>
              <table:table-cell office:value-type="float" office:value="5.92462">
                <text:p>5.924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256">
                <text:p>10.2256</text:p>
              </table:table-cell>
              <table:table-cell office:value-type="float" office:value="7.36132">
                <text:p>7.361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905">
                <text:p>8.8905</text:p>
              </table:table-cell>
              <table:table-cell office:value-type="float" office:value="7.48874">
                <text:p>7.488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9037">
                <text:p>4.79037</text:p>
              </table:table-cell>
              <table:table-cell office:value-type="float" office:value="6.16634">
                <text:p>6.166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595">
                <text:p>6.6595</text:p>
              </table:table-cell>
              <table:table-cell office:value-type="float" office:value="5.86563">
                <text:p>5.865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6383">
                <text:p>9.06383</text:p>
              </table:table-cell>
              <table:table-cell office:value-type="float" office:value="3.88238">
                <text:p>3.882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5122">
                <text:p>7.45122</text:p>
              </table:table-cell>
              <table:table-cell office:value-type="float" office:value="10.332">
                <text:p>10.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0368">
                <text:p>7.70368</text:p>
              </table:table-cell>
              <table:table-cell office:value-type="float" office:value="7.62953">
                <text:p>7.629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7796">
                <text:p>6.67796</text:p>
              </table:table-cell>
              <table:table-cell office:value-type="float" office:value="5.36794">
                <text:p>5.367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059">
                <text:p>8.9059</text:p>
              </table:table-cell>
              <table:table-cell office:value-type="float" office:value="6.40477">
                <text:p>6.404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2556">
                <text:p>5.62556</text:p>
              </table:table-cell>
              <table:table-cell office:value-type="float" office:value="9.55139">
                <text:p>9.551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5089">
                <text:p>5.65089</text:p>
              </table:table-cell>
              <table:table-cell office:value-type="float" office:value="7.59332">
                <text:p>7.59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918">
                <text:p>10.6918</text:p>
              </table:table-cell>
              <table:table-cell office:value-type="float" office:value="9.48145">
                <text:p>9.481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46508">
                <text:p>1.46508</text:p>
              </table:table-cell>
              <table:table-cell office:value-type="float" office:value="7.30123">
                <text:p>7.301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4994">
                <text:p>5.54994</text:p>
              </table:table-cell>
              <table:table-cell office:value-type="float" office:value="8.81373">
                <text:p>8.81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0825">
                <text:p>5.10825</text:p>
              </table:table-cell>
              <table:table-cell office:value-type="float" office:value="5.25509">
                <text:p>5.255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2755">
                <text:p>8.62755</text:p>
              </table:table-cell>
              <table:table-cell office:value-type="float" office:value="6.0659">
                <text:p>6.06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93566">
                <text:p>4.93566</text:p>
              </table:table-cell>
              <table:table-cell office:value-type="float" office:value="5.93538">
                <text:p>5.935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9949">
                <text:p>9.09949</text:p>
              </table:table-cell>
              <table:table-cell office:value-type="float" office:value="1.31138">
                <text:p>1.311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7907">
                <text:p>5.87907</text:p>
              </table:table-cell>
              <table:table-cell office:value-type="float" office:value="8.05554">
                <text:p>8.055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1235">
                <text:p>6.81235</text:p>
              </table:table-cell>
              <table:table-cell office:value-type="float" office:value="6.67958">
                <text:p>6.67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0823">
                <text:p>5.50823</text:p>
              </table:table-cell>
              <table:table-cell office:value-type="float" office:value="3.88579">
                <text:p>3.885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0819">
                <text:p>9.00819</text:p>
              </table:table-cell>
              <table:table-cell office:value-type="float" office:value="6.5426">
                <text:p>6.54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436">
                <text:p>7.5436</text:p>
              </table:table-cell>
              <table:table-cell office:value-type="float" office:value="6.93228">
                <text:p>6.93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761">
                <text:p>4.7761</text:p>
              </table:table-cell>
              <table:table-cell office:value-type="float" office:value="7.63942">
                <text:p>7.63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6867">
                <text:p>8.76867</text:p>
              </table:table-cell>
              <table:table-cell office:value-type="float" office:value="5.33691">
                <text:p>5.336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426">
                <text:p>7.30426</text:p>
              </table:table-cell>
              <table:table-cell office:value-type="float" office:value="5.26709">
                <text:p>5.26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3034">
                <text:p>8.33034</text:p>
              </table:table-cell>
              <table:table-cell office:value-type="float" office:value="5.74822">
                <text:p>5.74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3593">
                <text:p>10.3593</text:p>
              </table:table-cell>
              <table:table-cell office:value-type="float" office:value="9.7495">
                <text:p>9.74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029">
                <text:p>6.5029</text:p>
              </table:table-cell>
              <table:table-cell office:value-type="float" office:value="5.89098">
                <text:p>5.890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89216">
                <text:p>3.89216</text:p>
              </table:table-cell>
              <table:table-cell office:value-type="float" office:value="5.34875">
                <text:p>5.348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1186">
                <text:p>8.61186</text:p>
              </table:table-cell>
              <table:table-cell office:value-type="float" office:value="6.80137">
                <text:p>6.801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9263">
                <text:p>9.59263</text:p>
              </table:table-cell>
              <table:table-cell office:value-type="float" office:value="3.65122">
                <text:p>3.651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0505">
                <text:p>7.80505</text:p>
              </table:table-cell>
              <table:table-cell office:value-type="float" office:value="6.71849">
                <text:p>6.718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6716">
                <text:p>6.36716</text:p>
              </table:table-cell>
              <table:table-cell office:value-type="float" office:value="6.96609">
                <text:p>6.966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3605">
                <text:p>9.83605</text:p>
              </table:table-cell>
              <table:table-cell office:value-type="float" office:value="7.83486">
                <text:p>7.834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4082">
                <text:p>9.34082</text:p>
              </table:table-cell>
              <table:table-cell office:value-type="float" office:value="7.20427">
                <text:p>7.204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5084">
                <text:p>9.75084</text:p>
              </table:table-cell>
              <table:table-cell office:value-type="float" office:value="4.3146">
                <text:p>4.31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9295">
                <text:p>5.99295</text:p>
              </table:table-cell>
              <table:table-cell office:value-type="float" office:value="3.53347">
                <text:p>3.533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4819">
                <text:p>8.14819</text:p>
              </table:table-cell>
              <table:table-cell office:value-type="float" office:value="4.50987">
                <text:p>4.509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4085">
                <text:p>7.84085</text:p>
              </table:table-cell>
              <table:table-cell office:value-type="float" office:value="8.49512">
                <text:p>8.495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862">
                <text:p>7.30862</text:p>
              </table:table-cell>
              <table:table-cell office:value-type="float" office:value="7.36246">
                <text:p>7.362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322">
                <text:p>6.1322</text:p>
              </table:table-cell>
              <table:table-cell office:value-type="float" office:value="8.57351">
                <text:p>8.573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2761">
                <text:p>7.72761</text:p>
              </table:table-cell>
              <table:table-cell office:value-type="float" office:value="8.78502">
                <text:p>8.785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0566">
                <text:p>6.30566</text:p>
              </table:table-cell>
              <table:table-cell office:value-type="float" office:value="4.542">
                <text:p>4.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8021">
                <text:p>6.98021</text:p>
              </table:table-cell>
              <table:table-cell office:value-type="float" office:value="7.3726">
                <text:p>7.37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823">
                <text:p>5.5823</text:p>
              </table:table-cell>
              <table:table-cell office:value-type="float" office:value="8.24782">
                <text:p>8.247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2857">
                <text:p>5.62857</text:p>
              </table:table-cell>
              <table:table-cell office:value-type="float" office:value="6.66298">
                <text:p>6.662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7491">
                <text:p>5.77491</text:p>
              </table:table-cell>
              <table:table-cell office:value-type="float" office:value="5.00527">
                <text:p>5.005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897">
                <text:p>7.0897</text:p>
              </table:table-cell>
              <table:table-cell office:value-type="float" office:value="7.89156">
                <text:p>7.891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1785">
                <text:p>5.01785</text:p>
              </table:table-cell>
              <table:table-cell office:value-type="float" office:value="7.55247">
                <text:p>7.55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7169">
                <text:p>6.47169</text:p>
              </table:table-cell>
              <table:table-cell office:value-type="float" office:value="10.3645">
                <text:p>10.36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8765">
                <text:p>7.68765</text:p>
              </table:table-cell>
              <table:table-cell office:value-type="float" office:value="5.90464">
                <text:p>5.904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3833">
                <text:p>7.23833</text:p>
              </table:table-cell>
              <table:table-cell office:value-type="float" office:value="6.56372">
                <text:p>6.56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656">
                <text:p>10.1656</text:p>
              </table:table-cell>
              <table:table-cell office:value-type="float" office:value="7.39682">
                <text:p>7.396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1475">
                <text:p>11.1475</text:p>
              </table:table-cell>
              <table:table-cell office:value-type="float" office:value="9.12483">
                <text:p>9.124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9824">
                <text:p>6.79824</text:p>
              </table:table-cell>
              <table:table-cell office:value-type="float" office:value="3.08769">
                <text:p>3.087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2572">
                <text:p>5.02572</text:p>
              </table:table-cell>
              <table:table-cell office:value-type="float" office:value="7.8846">
                <text:p>7.88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2797">
                <text:p>9.02797</text:p>
              </table:table-cell>
              <table:table-cell office:value-type="float" office:value="11.6536">
                <text:p>11.65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2391">
                <text:p>9.32391</text:p>
              </table:table-cell>
              <table:table-cell office:value-type="float" office:value="9.88737">
                <text:p>9.887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4651">
                <text:p>9.24651</text:p>
              </table:table-cell>
              <table:table-cell office:value-type="float" office:value="7.48935">
                <text:p>7.489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0946">
                <text:p>8.40946</text:p>
              </table:table-cell>
              <table:table-cell office:value-type="float" office:value="4.46356">
                <text:p>4.463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3978">
                <text:p>3.3978</text:p>
              </table:table-cell>
              <table:table-cell office:value-type="float" office:value="9.99126">
                <text:p>9.991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9691">
                <text:p>7.09691</text:p>
              </table:table-cell>
              <table:table-cell office:value-type="float" office:value="6.99308">
                <text:p>6.993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2474">
                <text:p>9.22474</text:p>
              </table:table-cell>
              <table:table-cell office:value-type="float" office:value="9.11237">
                <text:p>9.112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5246">
                <text:p>9.85246</text:p>
              </table:table-cell>
              <table:table-cell office:value-type="float" office:value="10.2269">
                <text:p>10.2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21638">
                <text:p>3.21638</text:p>
              </table:table-cell>
              <table:table-cell office:value-type="float" office:value="5.42039">
                <text:p>5.42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5116">
                <text:p>8.95116</text:p>
              </table:table-cell>
              <table:table-cell office:value-type="float" office:value="7.86836">
                <text:p>7.86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6975">
                <text:p>8.86975</text:p>
              </table:table-cell>
              <table:table-cell office:value-type="float" office:value="8.15925">
                <text:p>8.159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2302">
                <text:p>4.72302</text:p>
              </table:table-cell>
              <table:table-cell office:value-type="float" office:value="6.09301">
                <text:p>6.093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0566">
                <text:p>9.10566</text:p>
              </table:table-cell>
              <table:table-cell office:value-type="float" office:value="5.25801">
                <text:p>5.258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473">
                <text:p>5.5473</text:p>
              </table:table-cell>
              <table:table-cell office:value-type="float" office:value="1.07281">
                <text:p>1.072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1972">
                <text:p>5.51972</text:p>
              </table:table-cell>
              <table:table-cell office:value-type="float" office:value="6.66828">
                <text:p>6.668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2537">
                <text:p>7.52537</text:p>
              </table:table-cell>
              <table:table-cell office:value-type="float" office:value="7.8748">
                <text:p>7.87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8802">
                <text:p>10.8802</text:p>
              </table:table-cell>
              <table:table-cell office:value-type="float" office:value="4.98323">
                <text:p>4.983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5158">
                <text:p>9.65158</text:p>
              </table:table-cell>
              <table:table-cell office:value-type="float" office:value="5.84141">
                <text:p>5.841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8235">
                <text:p>8.08235</text:p>
              </table:table-cell>
              <table:table-cell office:value-type="float" office:value="1.91214">
                <text:p>1.912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7808">
                <text:p>5.77808</text:p>
              </table:table-cell>
              <table:table-cell office:value-type="float" office:value="6.15448">
                <text:p>6.154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698">
                <text:p>7.7698</text:p>
              </table:table-cell>
              <table:table-cell office:value-type="float" office:value="9.09194">
                <text:p>9.091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0078">
                <text:p>9.60078</text:p>
              </table:table-cell>
              <table:table-cell office:value-type="float" office:value="5.8102">
                <text:p>5.81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2262">
                <text:p>5.02262</text:p>
              </table:table-cell>
              <table:table-cell office:value-type="float" office:value="8.92415">
                <text:p>8.924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8875">
                <text:p>6.88875</text:p>
              </table:table-cell>
              <table:table-cell office:value-type="float" office:value="7.56865">
                <text:p>7.568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8609">
                <text:p>7.88609</text:p>
              </table:table-cell>
              <table:table-cell office:value-type="float" office:value="7.12866">
                <text:p>7.128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7966">
                <text:p>6.77966</text:p>
              </table:table-cell>
              <table:table-cell office:value-type="float" office:value="6.93818">
                <text:p>6.938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8003">
                <text:p>6.48003</text:p>
              </table:table-cell>
              <table:table-cell office:value-type="float" office:value="9.64619">
                <text:p>9.646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8403">
                <text:p>7.08403</text:p>
              </table:table-cell>
              <table:table-cell office:value-type="float" office:value="5.74642">
                <text:p>5.746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6245">
                <text:p>8.06245</text:p>
              </table:table-cell>
              <table:table-cell office:value-type="float" office:value="7.6505">
                <text:p>7.65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1949">
                <text:p>7.71949</text:p>
              </table:table-cell>
              <table:table-cell office:value-type="float" office:value="5.08855">
                <text:p>5.088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97507">
                <text:p>2.97507</text:p>
              </table:table-cell>
              <table:table-cell office:value-type="float" office:value="7.10269">
                <text:p>7.10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3804">
                <text:p>8.43804</text:p>
              </table:table-cell>
              <table:table-cell office:value-type="float" office:value="1.24336">
                <text:p>1.24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9868">
                <text:p>6.59868</text:p>
              </table:table-cell>
              <table:table-cell office:value-type="float" office:value="6.10545">
                <text:p>6.105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47802">
                <text:p>4.47802</text:p>
              </table:table-cell>
              <table:table-cell office:value-type="float" office:value="5.59164">
                <text:p>5.591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945">
                <text:p>10.2945</text:p>
              </table:table-cell>
              <table:table-cell office:value-type="float" office:value="7.80331">
                <text:p>7.803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1845">
                <text:p>8.31845</text:p>
              </table:table-cell>
              <table:table-cell office:value-type="float" office:value="7.3911">
                <text:p>7.3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5576">
                <text:p>11.5576</text:p>
              </table:table-cell>
              <table:table-cell office:value-type="float" office:value="6.50309">
                <text:p>6.503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21559">
                <text:p>5.21559</text:p>
              </table:table-cell>
              <table:table-cell office:value-type="float" office:value="3.11077">
                <text:p>3.11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1221">
                <text:p>9.61221</text:p>
              </table:table-cell>
              <table:table-cell office:value-type="float" office:value="9.7167">
                <text:p>9.71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1981">
                <text:p>7.11981</text:p>
              </table:table-cell>
              <table:table-cell office:value-type="float" office:value="10.2858">
                <text:p>10.28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429">
                <text:p>5.3429</text:p>
              </table:table-cell>
              <table:table-cell office:value-type="float" office:value="3.78901">
                <text:p>3.78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89259">
                <text:p>3.89259</text:p>
              </table:table-cell>
              <table:table-cell office:value-type="float" office:value="5.05398">
                <text:p>5.053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8104">
                <text:p>4.08104</text:p>
              </table:table-cell>
              <table:table-cell office:value-type="float" office:value="5.13574">
                <text:p>5.135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1318">
                <text:p>6.81318</text:p>
              </table:table-cell>
              <table:table-cell office:value-type="float" office:value="4.23553">
                <text:p>4.235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701">
                <text:p>6.5701</text:p>
              </table:table-cell>
              <table:table-cell office:value-type="float" office:value="7.39647">
                <text:p>7.396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1482">
                <text:p>4.31482</text:p>
              </table:table-cell>
              <table:table-cell office:value-type="float" office:value="10.028">
                <text:p>10.0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6974">
                <text:p>9.66974</text:p>
              </table:table-cell>
              <table:table-cell office:value-type="float" office:value="4.43822">
                <text:p>4.43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8645">
                <text:p>10.8645</text:p>
              </table:table-cell>
              <table:table-cell office:value-type="float" office:value="8.46709">
                <text:p>8.46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8445">
                <text:p>6.78445</text:p>
              </table:table-cell>
              <table:table-cell office:value-type="float" office:value="7.31931">
                <text:p>7.319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9792">
                <text:p>7.19792</text:p>
              </table:table-cell>
              <table:table-cell office:value-type="float" office:value="5.22076">
                <text:p>5.220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3044">
                <text:p>6.93044</text:p>
              </table:table-cell>
              <table:table-cell office:value-type="float" office:value="8.66319">
                <text:p>8.663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0259">
                <text:p>8.20259</text:p>
              </table:table-cell>
              <table:table-cell office:value-type="float" office:value="5.75698">
                <text:p>5.756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7078">
                <text:p>8.67078</text:p>
              </table:table-cell>
              <table:table-cell office:value-type="float" office:value="4.65239">
                <text:p>4.652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7353">
                <text:p>11.7353</text:p>
              </table:table-cell>
              <table:table-cell office:value-type="float" office:value="8.24336">
                <text:p>8.24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0138">
                <text:p>11.0138</text:p>
              </table:table-cell>
              <table:table-cell office:value-type="float" office:value="9.13254">
                <text:p>9.132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7716">
                <text:p>6.97716</text:p>
              </table:table-cell>
              <table:table-cell office:value-type="float" office:value="7.51295">
                <text:p>7.512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7837">
                <text:p>8.67837</text:p>
              </table:table-cell>
              <table:table-cell office:value-type="float" office:value="8.24979">
                <text:p>8.249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5891">
                <text:p>7.75891</text:p>
              </table:table-cell>
              <table:table-cell office:value-type="float" office:value="7.86681">
                <text:p>7.866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5056">
                <text:p>4.35056</text:p>
              </table:table-cell>
              <table:table-cell office:value-type="float" office:value="6.42417">
                <text:p>6.424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8784">
                <text:p>8.18784</text:p>
              </table:table-cell>
              <table:table-cell office:value-type="float" office:value="7.44429">
                <text:p>7.444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2211">
                <text:p>5.52211</text:p>
              </table:table-cell>
              <table:table-cell office:value-type="float" office:value="7.85701">
                <text:p>7.857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4623">
                <text:p>6.24623</text:p>
              </table:table-cell>
              <table:table-cell office:value-type="float" office:value="2.47186">
                <text:p>2.471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203">
                <text:p>4.7203</text:p>
              </table:table-cell>
              <table:table-cell office:value-type="float" office:value="7.16994">
                <text:p>7.169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4294">
                <text:p>9.34294</text:p>
              </table:table-cell>
              <table:table-cell office:value-type="float" office:value="4.04905">
                <text:p>4.049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7651">
                <text:p>8.97651</text:p>
              </table:table-cell>
              <table:table-cell office:value-type="float" office:value="6.1169">
                <text:p>6.11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9544">
                <text:p>6.89544</text:p>
              </table:table-cell>
              <table:table-cell office:value-type="float" office:value="9.57223">
                <text:p>9.572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3859">
                <text:p>7.93859</text:p>
              </table:table-cell>
              <table:table-cell office:value-type="float" office:value="4.67109">
                <text:p>4.671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6829">
                <text:p>7.76829</text:p>
              </table:table-cell>
              <table:table-cell office:value-type="float" office:value="10.6537">
                <text:p>10.65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3957">
                <text:p>5.43957</text:p>
              </table:table-cell>
              <table:table-cell office:value-type="float" office:value="9.49008">
                <text:p>9.490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1567">
                <text:p>9.11567</text:p>
              </table:table-cell>
              <table:table-cell office:value-type="float" office:value="6.00317">
                <text:p>6.003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6814">
                <text:p>5.46814</text:p>
              </table:table-cell>
              <table:table-cell office:value-type="float" office:value="6.16604">
                <text:p>6.166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2364">
                <text:p>6.42364</text:p>
              </table:table-cell>
              <table:table-cell office:value-type="float" office:value="9.62331">
                <text:p>9.623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7083">
                <text:p>8.97083</text:p>
              </table:table-cell>
              <table:table-cell office:value-type="float" office:value="10.3025">
                <text:p>10.30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4175">
                <text:p>7.14175</text:p>
              </table:table-cell>
              <table:table-cell office:value-type="float" office:value="5.16177">
                <text:p>5.161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9046">
                <text:p>7.39046</text:p>
              </table:table-cell>
              <table:table-cell office:value-type="float" office:value="8.22241">
                <text:p>8.222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173">
                <text:p>10.1173</text:p>
              </table:table-cell>
              <table:table-cell office:value-type="float" office:value="5.33278">
                <text:p>5.332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8118">
                <text:p>8.88118</text:p>
              </table:table-cell>
              <table:table-cell office:value-type="float" office:value="9.39147">
                <text:p>9.391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5706">
                <text:p>12.5706</text:p>
              </table:table-cell>
              <table:table-cell office:value-type="float" office:value="6.2696">
                <text:p>6.26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834">
                <text:p>8.19834</text:p>
              </table:table-cell>
              <table:table-cell office:value-type="float" office:value="4.28932">
                <text:p>4.289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7766">
                <text:p>7.77766</text:p>
              </table:table-cell>
              <table:table-cell office:value-type="float" office:value="7.93866">
                <text:p>7.938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1968">
                <text:p>5.61968</text:p>
              </table:table-cell>
              <table:table-cell office:value-type="float" office:value="4.05069">
                <text:p>4.050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348">
                <text:p>10.6348</text:p>
              </table:table-cell>
              <table:table-cell office:value-type="float" office:value="5.40862">
                <text:p>5.408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4587">
                <text:p>6.84587</text:p>
              </table:table-cell>
              <table:table-cell office:value-type="float" office:value="6.02506">
                <text:p>6.025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707">
                <text:p>8.0707</text:p>
              </table:table-cell>
              <table:table-cell office:value-type="float" office:value="9.3296">
                <text:p>9.32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69622">
                <text:p>4.69622</text:p>
              </table:table-cell>
              <table:table-cell office:value-type="float" office:value="7.37956">
                <text:p>7.379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7384">
                <text:p>6.87384</text:p>
              </table:table-cell>
              <table:table-cell office:value-type="float" office:value="8.45982">
                <text:p>8.459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2847">
                <text:p>6.02847</text:p>
              </table:table-cell>
              <table:table-cell office:value-type="float" office:value="8.06408">
                <text:p>8.064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496">
                <text:p>6.1496</text:p>
              </table:table-cell>
              <table:table-cell office:value-type="float" office:value="8.57138">
                <text:p>8.571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4627">
                <text:p>5.04627</text:p>
              </table:table-cell>
              <table:table-cell office:value-type="float" office:value="5.20369">
                <text:p>5.203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5447">
                <text:p>5.45447</text:p>
              </table:table-cell>
              <table:table-cell office:value-type="float" office:value="3.33871">
                <text:p>3.338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3725">
                <text:p>7.53725</text:p>
              </table:table-cell>
              <table:table-cell office:value-type="float" office:value="11.5629">
                <text:p>11.56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5666">
                <text:p>6.35666</text:p>
              </table:table-cell>
              <table:table-cell office:value-type="float" office:value="12.2297">
                <text:p>12.22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7828">
                <text:p>7.07828</text:p>
              </table:table-cell>
              <table:table-cell office:value-type="float" office:value="7.00651">
                <text:p>7.006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6763">
                <text:p>7.26763</text:p>
              </table:table-cell>
              <table:table-cell office:value-type="float" office:value="7.24585">
                <text:p>7.245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087">
                <text:p>8.19087</text:p>
              </table:table-cell>
              <table:table-cell office:value-type="float" office:value="4.76906">
                <text:p>4.769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3696">
                <text:p>7.43696</text:p>
              </table:table-cell>
              <table:table-cell office:value-type="float" office:value="8.33475">
                <text:p>8.33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6186">
                <text:p>7.46186</text:p>
              </table:table-cell>
              <table:table-cell office:value-type="float" office:value="7.31612">
                <text:p>7.316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5777">
                <text:p>8.55777</text:p>
              </table:table-cell>
              <table:table-cell office:value-type="float" office:value="8.8791">
                <text:p>8.8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9243">
                <text:p>9.19243</text:p>
              </table:table-cell>
              <table:table-cell office:value-type="float" office:value="5.95816">
                <text:p>5.958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3695">
                <text:p>9.23695</text:p>
              </table:table-cell>
              <table:table-cell office:value-type="float" office:value="6.06315">
                <text:p>6.063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4548">
                <text:p>9.54548</text:p>
              </table:table-cell>
              <table:table-cell office:value-type="float" office:value="5.44122">
                <text:p>5.441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6512">
                <text:p>6.46512</text:p>
              </table:table-cell>
              <table:table-cell office:value-type="float" office:value="6.01636">
                <text:p>6.016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80068">
                <text:p>3.80068</text:p>
              </table:table-cell>
              <table:table-cell office:value-type="float" office:value="7.56432">
                <text:p>7.564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5692">
                <text:p>8.55692</text:p>
              </table:table-cell>
              <table:table-cell office:value-type="float" office:value="7.3326">
                <text:p>7.33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1127">
                <text:p>8.21127</text:p>
              </table:table-cell>
              <table:table-cell office:value-type="float" office:value="12.1372">
                <text:p>12.1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9866">
                <text:p>9.79866</text:p>
              </table:table-cell>
              <table:table-cell office:value-type="float" office:value="10.2023">
                <text:p>10.20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2259">
                <text:p>8.22259</text:p>
              </table:table-cell>
              <table:table-cell office:value-type="float" office:value="6.04498">
                <text:p>6.044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0729">
                <text:p>7.80729</text:p>
              </table:table-cell>
              <table:table-cell office:value-type="float" office:value="5.50124">
                <text:p>5.501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2831">
                <text:p>5.32831</text:p>
              </table:table-cell>
              <table:table-cell office:value-type="float" office:value="6.57361">
                <text:p>6.573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5944">
                <text:p>4.55944</text:p>
              </table:table-cell>
              <table:table-cell office:value-type="float" office:value="6.41454">
                <text:p>6.414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7556">
                <text:p>8.27556</text:p>
              </table:table-cell>
              <table:table-cell office:value-type="float" office:value="4.60753">
                <text:p>4.60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6323">
                <text:p>5.36323</text:p>
              </table:table-cell>
              <table:table-cell office:value-type="float" office:value="8.19849">
                <text:p>8.198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0625">
                <text:p>8.20625</text:p>
              </table:table-cell>
              <table:table-cell office:value-type="float" office:value="10.8963">
                <text:p>10.8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0887">
                <text:p>7.70887</text:p>
              </table:table-cell>
              <table:table-cell office:value-type="float" office:value="5.4083">
                <text:p>5.40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5043">
                <text:p>5.95043</text:p>
              </table:table-cell>
              <table:table-cell office:value-type="float" office:value="6.84081">
                <text:p>6.84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5622">
                <text:p>6.45622</text:p>
              </table:table-cell>
              <table:table-cell office:value-type="float" office:value="9.10313">
                <text:p>9.10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6939">
                <text:p>6.76939</text:p>
              </table:table-cell>
              <table:table-cell office:value-type="float" office:value="4.22319">
                <text:p>4.223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2442">
                <text:p>4.32442</text:p>
              </table:table-cell>
              <table:table-cell office:value-type="float" office:value="5.94493">
                <text:p>5.944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1878">
                <text:p>7.81878</text:p>
              </table:table-cell>
              <table:table-cell office:value-type="float" office:value="7.52316">
                <text:p>7.523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7439">
                <text:p>6.07439</text:p>
              </table:table-cell>
              <table:table-cell office:value-type="float" office:value="5.33978">
                <text:p>5.339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5281">
                <text:p>9.95281</text:p>
              </table:table-cell>
              <table:table-cell office:value-type="float" office:value="7.55791">
                <text:p>7.55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3278">
                <text:p>9.73278</text:p>
              </table:table-cell>
              <table:table-cell office:value-type="float" office:value="7.0697">
                <text:p>7.06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9367">
                <text:p>8.99367</text:p>
              </table:table-cell>
              <table:table-cell office:value-type="float" office:value="6.84183">
                <text:p>6.84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8315">
                <text:p>8.58315</text:p>
              </table:table-cell>
              <table:table-cell office:value-type="float" office:value="8.77967">
                <text:p>8.779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456">
                <text:p>10.2456</text:p>
              </table:table-cell>
              <table:table-cell office:value-type="float" office:value="5.38442">
                <text:p>5.384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3394">
                <text:p>9.13394</text:p>
              </table:table-cell>
              <table:table-cell office:value-type="float" office:value="7.04774">
                <text:p>7.047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9579">
                <text:p>8.39579</text:p>
              </table:table-cell>
              <table:table-cell office:value-type="float" office:value="9.9623">
                <text:p>9.96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487">
                <text:p>8.5487</text:p>
              </table:table-cell>
              <table:table-cell office:value-type="float" office:value="6.23836">
                <text:p>6.23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037">
                <text:p>10.5037</text:p>
              </table:table-cell>
              <table:table-cell office:value-type="float" office:value="7.32337">
                <text:p>7.323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4489">
                <text:p>5.14489</text:p>
              </table:table-cell>
              <table:table-cell office:value-type="float" office:value="5.00775">
                <text:p>5.007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7524">
                <text:p>9.17524</text:p>
              </table:table-cell>
              <table:table-cell office:value-type="float" office:value="9.03332">
                <text:p>9.03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4238">
                <text:p>7.54238</text:p>
              </table:table-cell>
              <table:table-cell office:value-type="float" office:value="9.34384">
                <text:p>9.34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